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6.481cm"/>
    </style:style>
    <style:style style:name="co2" style:family="table-column">
      <style:table-column-properties fo:break-before="auto" style:column-width="6.865cm"/>
    </style:style>
    <style:style style:name="co3" style:family="table-column">
      <style:table-column-properties fo:break-before="auto" style:column-width="10.211cm"/>
    </style:style>
    <style:style style:name="co4" style:family="table-column">
      <style:table-column-properties fo:break-before="auto" style:column-width="2.566cm"/>
    </style:style>
    <style:style style:name="co5" style:family="table-column">
      <style:table-column-properties fo:break-before="auto" style:column-width="2.353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4.138cm"/>
    </style:style>
    <style:style style:name="co8" style:family="table-column">
      <style:table-column-properties fo:break-before="auto" style:column-width="4.547cm"/>
    </style:style>
    <style:style style:name="co9" style:family="table-column">
      <style:table-column-properties fo:break-before="auto" style:column-width="11.696cm"/>
    </style:style>
    <style:style style:name="co10" style:family="table-column">
      <style:table-column-properties fo:break-before="auto" style:column-width="15.658cm"/>
    </style:style>
    <style:style style:name="co11" style:family="table-column">
      <style:table-column-properties fo:break-before="auto" style:column-width="5.154cm"/>
    </style:style>
    <style:style style:name="co12" style:family="table-column">
      <style:table-column-properties fo:break-before="auto" style:column-width="2.937cm"/>
    </style:style>
    <style:style style:name="co13" style:family="table-column">
      <style:table-column-properties fo:break-before="auto" style:column-width="6.574cm"/>
    </style:style>
    <style:style style:name="co14" style:family="table-column">
      <style:table-column-properties fo:break-before="auto" style:column-width="3.87cm"/>
    </style:style>
    <style:style style:name="co15" style:family="table-column">
      <style:table-column-properties fo:break-before="auto" style:column-width="3.986cm"/>
    </style:style>
    <style:style style:name="co16" style:family="table-column">
      <style:table-column-properties fo:break-before="auto" style:column-width="1.614cm"/>
    </style:style>
    <style:style style:name="co17" style:family="table-column">
      <style:table-column-properties fo:break-before="auto" style:column-width="6.087cm"/>
    </style:style>
    <style:style style:name="co18" style:family="table-column">
      <style:table-column-properties fo:break-before="auto" style:column-width="5.329cm"/>
    </style:style>
    <style:style style:name="co19" style:family="table-column">
      <style:table-column-properties fo:break-before="auto" style:column-width="7.858cm"/>
    </style:style>
    <style:style style:name="co20" style:family="table-column">
      <style:table-column-properties fo:break-before="auto" style:column-width="5.406cm"/>
    </style:style>
    <style:style style:name="co21" style:family="table-column">
      <style:table-column-properties fo:break-before="auto" style:column-width="12.675cm"/>
    </style:style>
    <style:style style:name="co22" style:family="table-column">
      <style:table-column-properties fo:break-before="auto" style:column-width="5.135cm"/>
    </style:style>
    <style:style style:name="co23" style:family="table-column">
      <style:table-column-properties fo:break-before="auto" style:column-width="3.306cm"/>
    </style:style>
    <style:style style:name="co24" style:family="table-column">
      <style:table-column-properties fo:break-before="auto" style:column-width="9.474cm"/>
    </style:style>
    <style:style style:name="co25" style:family="table-column">
      <style:table-column-properties fo:break-before="auto" style:column-width="4.43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71cm" fo:break-before="auto" style:use-optimal-row-height="false"/>
    </style:style>
    <style:style style:name="ro3" style:family="table-row">
      <style:table-row-properties style:row-height="0.51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ackground-color="#333333" fo:border="0.74pt dotted #999999"/>
    </style:style>
    <style:style style:name="ce2" style:family="table-cell" style:parent-style-name="Default" style:data-style-name="N11">
      <style:table-cell-properties fo:background-color="#333333" fo:border="0.74pt dotted #999999"/>
    </style:style>
    <style:style style:name="ce3" style:family="table-cell" style:parent-style-name="Default">
      <style:table-cell-properties fo:background-color="#333333" fo:border="0.74pt dotted #999999"/>
      <style:text-properties style:font-weight-asian="normal"/>
    </style:style>
    <style:style style:name="ce4" style:family="table-cell" style:parent-style-name="Default" style:data-style-name="N11">
      <style:table-cell-properties fo:background-color="#333333" fo:border="0.74pt dotted #999999"/>
      <style:text-properties style:font-weight-asian="normal"/>
    </style:style>
    <style:style style:name="ce15" style:family="table-cell" style:parent-style-name="Default" style:data-style-name="N11"/>
    <style:style style:name="ce17" style:family="table-cell" style:parent-style-name="Default">
      <style:table-cell-properties fo:background-color="#333333" fo:border="0.74pt dotted #999999"/>
      <style:text-properties style:use-window-font-color="true" style:font-weight-asian="normal"/>
    </style:style>
    <style:style style:name="ce18" style:family="table-cell" style:parent-style-name="Default">
      <style:table-cell-properties fo:border-bottom="1.5pt solid #999999" fo:background-color="#333333" fo:border-left="1.5pt solid #cccccc" fo:border-right="0.74pt dotted #999999" fo:border-top="1.5pt solid #cccccc"/>
    </style:style>
    <style:style style:name="ce19" style:family="table-cell" style:parent-style-name="Default" style:data-style-name="N11">
      <style:table-cell-properties fo:border-bottom="0.74pt dotted #999999" fo:background-color="#333333" fo:border-left="1.5pt solid #cccccc" fo:border-right="0.74pt dotted #999999" fo:border-top="0.74pt dotted #999999"/>
    </style:style>
    <style:style style:name="ce20" style:family="table-cell" style:parent-style-name="Default">
      <style:table-cell-properties fo:border-bottom="0.74pt dotted #999999" fo:background-color="#333333" fo:border-left="1.5pt solid #cccccc" fo:border-right="0.74pt dotted #999999" fo:border-top="0.74pt dotted #999999"/>
    </style:style>
    <style:style style:name="ce21" style:family="table-cell" style:parent-style-name="Default">
      <style:table-cell-properties fo:border-bottom="1.5pt solid #cccccc" fo:background-color="#333333" style:text-align-source="fix" style:repeat-content="false" fo:border-left="1.5pt solid #cccccc" fo:border-right="0.74pt dotted #999999" fo:border-top="1.5pt solid #999999" style:vertical-align="middle"/>
      <style:paragraph-properties fo:text-align="end" fo:margin-left="0cm"/>
      <style:text-properties fo:font-size="14pt" style:font-size-asian="14pt" style:font-size-complex="14pt"/>
    </style:style>
    <style:style style:name="ce35" style:family="table-cell" style:parent-style-name="Default">
      <style:table-cell-properties fo:background-color="#333333" fo:border="0.74pt dotted #999999"/>
      <style:text-properties style:use-window-font-color="true"/>
    </style:style>
    <style:style style:name="ce22" style:family="table-cell" style:parent-style-name="Default">
      <style:table-cell-properties fo:border-bottom="1.5pt solid #999999" fo:background-color="#333333" fo:border-left="0.74pt dotted #999999" fo:border-right="0.74pt dotted #999999" fo:border-top="1.5pt solid #cccccc"/>
      <style:text-properties style:font-weight-asian="normal"/>
    </style:style>
    <style:style style:name="ce23" style:family="table-cell" style:parent-style-name="Default">
      <style:table-cell-properties fo:border-bottom="1.5pt solid #cccccc" fo:background-color="#333333" style:text-align-source="fix" style:repeat-content="false" fo:border-left="0.74pt dotted #999999" fo:border-right="0.74pt dotted #999999" fo:border-top="1.5pt solid #999999" style:vertical-align="middle"/>
      <style:paragraph-properties fo:text-align="end" fo:margin-left="0cm"/>
      <style:text-properties fo:font-size="14pt" style:font-size-asian="14pt" style:font-size-complex="14pt"/>
    </style:style>
    <style:style style:name="ce24" style:family="table-cell" style:parent-style-name="Default">
      <style:table-cell-properties fo:border-bottom="1.5pt solid #cccccc" fo:background-color="#333333" style:text-align-source="fix" style:repeat-content="false" fo:border-left="0.74pt dotted #999999" fo:border-right="0.74pt dotted #999999" fo:border-top="1.5pt solid #999999" style:vertical-align="middle"/>
      <style:paragraph-properties fo:text-align="end" fo:margin-left="0cm"/>
      <style:text-properties fo:font-size="14pt" style:font-size-asian="14pt" style:font-weight-asian="normal" style:font-size-complex="14pt"/>
    </style:style>
    <style:style style:name="ce25" style:family="table-cell" style:parent-style-name="Default" style:data-style-name="N49">
      <style:table-cell-properties fo:border-bottom="1.5pt solid #999999" fo:background-color="#333333" fo:border-left="0.74pt dotted #999999" fo:border-right="0.74pt dotted #999999" fo:border-top="1.5pt solid #cccccc"/>
      <style:text-properties style:font-weight-asian="normal"/>
    </style:style>
    <style:style style:name="ce9" style:family="table-cell" style:parent-style-name="Default" style:data-style-name="N49">
      <style:table-cell-properties fo:background-color="#333333" fo:border="0.74pt dotted #999999"/>
      <style:text-properties style:font-weight-asian="normal"/>
    </style:style>
    <style:style style:name="ce10" style:family="table-cell" style:parent-style-name="Default" style:data-style-name="N49">
      <style:table-cell-properties fo:background-color="#333333" fo:border="0.74pt dotted #999999"/>
    </style:style>
    <style:style style:name="ce28" style:family="table-cell" style:parent-style-name="Default" style:data-style-name="N49">
      <style:table-cell-properties fo:border-bottom="1.5pt solid #cccccc" fo:background-color="#333333" style:text-align-source="fix" style:repeat-content="false" fo:border-left="0.74pt dotted #999999" fo:border-right="0.74pt dotted #999999" fo:border-top="1.5pt solid #999999" style:vertical-align="middle"/>
      <style:paragraph-properties fo:text-align="end" fo:margin-left="0cm"/>
      <style:text-properties fo:font-size="14pt" style:font-size-asian="14pt" style:font-size-complex="14pt"/>
    </style:style>
    <style:style style:name="ce53" style:family="table-cell" style:parent-style-name="Default" style:data-style-name="N49">
      <style:table-cell-properties fo:background-color="#333333" fo:border="0.74pt dotted #999999"/>
      <style:text-properties style:use-window-font-color="true"/>
    </style:style>
    <style:style style:name="ce11" style:family="table-cell" style:parent-style-name="Default" style:data-style-name="N49"/>
    <style:style style:name="ce30" style:family="table-cell" style:parent-style-name="Default" style:data-style-name="N49">
      <style:table-cell-properties fo:border-bottom="1.5pt solid #cccccc" fo:background-color="#333333" style:text-align-source="fix" style:repeat-content="false" fo:border-left="0.74pt dotted #999999" fo:border-right="0.74pt dotted #999999" fo:border-top="1.5pt solid #999999" style:vertical-align="middle"/>
      <style:paragraph-properties fo:text-align="end" fo:margin-left="0cm"/>
      <style:text-properties fo:font-size="14pt" style:font-size-asian="14pt" style:font-weight-asian="normal" style:font-size-complex="14pt"/>
    </style:style>
    <style:style style:name="ce31" style:family="table-cell" style:parent-style-name="Default" style:data-style-name="N4">
      <style:table-cell-properties fo:border-bottom="1.5pt solid #999999" fo:background-color="#333333" fo:border-left="0.74pt dotted #999999" fo:border-right="0.74pt dotted #999999" fo:border-top="1.5pt solid #cccccc"/>
      <style:text-properties style:font-weight-asian="normal"/>
    </style:style>
    <style:style style:name="ce12" style:family="table-cell" style:parent-style-name="Default" style:data-style-name="N4">
      <style:table-cell-properties fo:background-color="#333333" fo:border="0.74pt dotted #999999"/>
      <style:text-properties style:font-weight-asian="normal"/>
    </style:style>
    <style:style style:name="ce13" style:family="table-cell" style:parent-style-name="Default" style:data-style-name="N4">
      <style:table-cell-properties fo:background-color="#333333" fo:border="0.74pt dotted #999999"/>
    </style:style>
    <style:style style:name="ce34" style:family="table-cell" style:parent-style-name="Default" style:data-style-name="N4">
      <style:table-cell-properties fo:border-bottom="1.5pt solid #cccccc" fo:background-color="#333333" style:text-align-source="fix" style:repeat-content="false" fo:border-left="0.74pt dotted #999999" fo:border-right="0.74pt dotted #999999" fo:border-top="1.5pt solid #999999" style:vertical-align="middle"/>
      <style:paragraph-properties fo:text-align="end" fo:margin-left="0cm"/>
      <style:text-properties fo:font-size="14pt" style:font-size-asian="14pt" style:font-size-complex="14pt"/>
    </style:style>
    <style:style style:name="ce60" style:family="table-cell" style:parent-style-name="Default" style:data-style-name="N4">
      <style:table-cell-properties fo:background-color="#333333" fo:border="0.74pt dotted #999999"/>
      <style:text-properties style:use-window-font-color="true"/>
    </style:style>
    <style:style style:name="ce14" style:family="table-cell" style:parent-style-name="Default" style:data-style-name="N4"/>
    <style:style style:name="ce66" style:family="table-cell" style:parent-style-name="Default" style:data-style-name="N111">
      <style:table-cell-properties fo:background-color="#333333" fo:border="0.74pt dotted #999999"/>
      <style:text-properties style:font-weight-asian="normal"/>
    </style:style>
    <style:style style:name="ce68" style:family="table-cell" style:parent-style-name="Default" style:data-style-name="N111">
      <style:table-cell-properties fo:background-color="#333333" fo:border="0.74pt dotted #999999"/>
    </style:style>
    <style:style style:name="ce36" style:family="table-cell" style:parent-style-name="Default" style:data-style-name="N4">
      <style:table-cell-properties fo:border-bottom="1.5pt solid #cccccc" fo:background-color="#333333" style:text-align-source="fix" style:repeat-content="false" fo:border-left="0.74pt dotted #999999" fo:border-right="0.74pt dotted #999999" fo:border-top="1.5pt solid #999999" style:vertical-align="middle"/>
      <style:paragraph-properties fo:text-align="end" fo:margin-left="0cm"/>
      <style:text-properties fo:font-size="14pt" fo:font-weight="bold" style:font-size-asian="14pt" style:font-weight-asian="bold" style:font-size-complex="14pt" style:font-weight-complex="bold"/>
    </style:style>
    <style:style style:name="ce37" style:family="table-cell" style:parent-style-name="Default" style:data-style-name="N4">
      <style:table-cell-properties fo:border-bottom="1.5pt solid #cccccc" fo:background-color="#333333" style:text-align-source="fix" style:repeat-content="false" fo:border-left="0.74pt dotted #999999" fo:border-right="0.74pt dotted #999999" fo:border-top="1.5pt solid #999999" style:vertical-align="middle"/>
      <style:paragraph-properties fo:text-align="end" fo:margin-left="0cm"/>
      <style:text-properties fo:color="#77bc65" fo:font-size="14pt" fo:font-weight="bold" style:font-size-asian="14pt" style:font-weight-asian="bold" style:font-size-complex="14pt" style:font-weight-complex="bold"/>
    </style:style>
    <style:style style:name="ce38" style:family="table-cell" style:parent-style-name="Default" style:data-style-name="N11">
      <style:table-cell-properties fo:border-bottom="1.5pt solid #cccccc" fo:background-color="#333333" style:text-align-source="fix" style:repeat-content="false" fo:border-left="0.74pt dotted #999999" fo:border-right="0.74pt dotted #999999" fo:border-top="1.5pt solid #999999" style:vertical-align="middle"/>
      <style:paragraph-properties fo:text-align="end" fo:margin-left="0cm"/>
      <style:text-properties fo:font-size="14pt" fo:font-weight="bold" style:font-size-asian="14pt" style:font-weight-asian="bold" style:font-size-complex="14pt" style:font-weight-complex="bold"/>
    </style:style>
    <style:style style:name="ce65" style:family="table-cell" style:parent-style-name="Default">
      <style:table-cell-properties fo:background-color="#333333" style:text-align-source="fix" style:repeat-content="false" fo:border="0.74pt dotted #999999" style:vertical-align="middle"/>
      <style:paragraph-properties fo:text-align="end" fo:margin-left="0cm"/>
      <style:text-properties style:use-window-font-color="true" fo:font-size="14pt" fo:font-weight="bold" style:font-size-asian="14pt" style:font-weight-asian="bold" style:font-size-complex="14pt" style:font-weight-complex="bold"/>
    </style:style>
    <style:style style:name="ce39" style:family="table-cell" style:parent-style-name="Default" style:data-style-name="N4">
      <style:table-cell-properties fo:border-bottom="1.5pt solid #cccccc" fo:background-color="#333333" style:text-align-source="fix" style:repeat-content="false" fo:border-left="0.74pt dotted #999999" fo:border-right="0.74pt dotted #999999" fo:border-top="1.5pt solid #999999" style:vertical-align="middle"/>
      <style:paragraph-properties fo:text-align="end" fo:margin-left="0cm"/>
      <style:text-properties style:use-window-font-color="true" fo:font-size="14pt" fo:font-weight="bold" style:font-size-asian="14pt" style:font-weight-asian="bold" style:font-size-complex="14pt" style:font-weight-complex="bold"/>
    </style:style>
    <style:style style:name="ce67" style:family="table-cell" style:parent-style-name="Default" style:data-style-name="N4">
      <style:table-cell-properties fo:background-color="#333333" style:text-align-source="fix" style:repeat-content="false" fo:border="0.74pt dotted #999999" style:vertical-align="middle"/>
      <style:paragraph-properties fo:text-align="end" fo:margin-left="0cm"/>
      <style:text-properties style:use-window-font-color="true" fo:font-size="14pt" fo:font-weight="bold" style:font-size-asian="14pt" style:font-weight-asian="bold" style:font-size-complex="14pt" style:font-weight-complex="bold"/>
    </style:style>
    <style:style style:name="ce40" style:family="table-cell" style:parent-style-name="Default" style:data-style-name="N4">
      <style:table-cell-properties fo:border-bottom="1.5pt solid #cccccc" fo:background-color="#333333" style:text-align-source="fix" style:repeat-content="false" fo:border-left="0.74pt dotted #999999" fo:border-right="0.74pt dotted #999999" fo:border-top="1.5pt solid #999999" style:vertical-align="middle"/>
      <style:paragraph-properties fo:text-align="end" fo:margin-left="0cm"/>
      <style:text-properties fo:color="#ff6d6d" fo:font-size="14pt" fo:font-weight="bold" style:font-size-asian="14pt" style:font-weight-asian="bold" style:font-size-complex="14pt" style:font-weight-complex="bold"/>
    </style:style>
    <style:style style:name="ce69" style:family="table-cell" style:parent-style-name="Default" style:data-style-name="N4">
      <style:table-cell-properties fo:background-color="#333333" fo:border="0.74pt dotted #999999" style:vertical-align="middle"/>
      <style:text-properties style:use-window-font-color="true" fo:font-size="14pt" fo:font-weight="bold" style:font-size-asian="14pt" style:font-weight-asian="bold" style:font-size-complex="14pt" style:font-weight-complex="bold"/>
    </style:style>
    <style:style style:name="ce41" style:family="table-cell" style:parent-style-name="Default" style:data-style-name="N4">
      <style:table-cell-properties fo:border-bottom="1.5pt solid #999999" fo:background-color="#333333" fo:border-left="0.74pt dotted #999999" fo:border-right="1.5pt solid #cccccc" fo:border-top="1.5pt solid #cccccc"/>
      <style:text-properties style:font-weight-asian="normal"/>
    </style:style>
    <style:style style:name="ce42" style:family="table-cell" style:parent-style-name="Default" style:data-style-name="N4">
      <style:table-cell-properties fo:border-bottom="0.74pt dotted #999999" fo:background-color="#333333" fo:border-left="0.74pt dotted #999999" fo:border-right="1.5pt solid #cccccc" fo:border-top="0.74pt dotted #999999"/>
      <style:text-properties style:font-weight-asian="normal"/>
    </style:style>
    <style:style style:name="ce43" style:family="table-cell" style:parent-style-name="Default" style:data-style-name="N4">
      <style:table-cell-properties fo:border-bottom="1.5pt solid #cccccc" fo:background-color="#333333" style:text-align-source="fix" style:repeat-content="false" fo:border-left="0.74pt dotted #999999" fo:border-right="1.5pt solid #cccccc" fo:border-top="1.5pt solid #999999" style:vertical-align="middle"/>
      <style:paragraph-properties fo:text-align="end" fo:margin-left="0cm"/>
      <style:text-properties fo:color="#ff6d6d" fo:font-size="14pt" fo:font-weight="bold" style:font-size-asian="14pt" style:font-weight-asian="bold" style:font-size-complex="14pt" style:font-weight-complex="bold"/>
    </style:style>
    <style:style style:name="ce44" style:family="table-cell" style:parent-style-name="Default">
      <style:table-cell-properties fo:background-color="#333333" style:text-align-source="fix" style:repeat-content="false" fo:border="0.74pt dotted #999999" style:vertical-align="middle"/>
      <style:paragraph-properties fo:text-align="end" fo:margin-left="0cm"/>
      <style:text-properties fo:font-size="14pt" style:font-size-asian="14pt" style:font-size-complex="14pt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fo:font-size="14pt" style:font-size-asian="14pt" style:font-size-complex="14pt"/>
    </style:style>
    <style:style style:name="ce75" style:family="table-cell" style:parent-style-name="Default">
      <style:text-properties style:use-window-font-color="true"/>
    </style:style>
  </office:automatic-styles>
  <office:body>
    <office:spreadsheet>
      <table:calculation-settings table:automatic-find-labels="false" table:use-regular-expressions="false" table:use-wildcards="true"/>
      <table:table table:name="Tax_Rates" table:style-name="ta1">
        <table:table-column table:style-name="co1" table:default-cell-style-name="ce1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14" table:default-cell-style-name="ce3"/>
        <table:table-column table:style-name="co6" table:number-columns-repeated="5" table:default-cell-style-name="ce1"/>
        <table:table-row table:style-name="ro1">
          <table:table-cell office:value-type="string" calcext:value-type="string">
            <text:p>Wysokość podatku dochodowego</text:p>
          </table:table-cell>
          <table:table-cell office:value-type="string" calcext:value-type="string">
            <text:p>Wysokość podatku od dywidend</text:p>
          </table:table-cell>
          <table:table-cell office:value-type="string" calcext:value-type="string">
            <text:p>Wysokość podatku od sprzedaży papierów wartościowych</text:p>
          </table:table-cell>
          <table:table-cell table:number-columns-repeated="21"/>
        </table:table-row>
        <table:table-row table:style-name="ro1">
          <table:table-cell table:style-name="ce2" office:value-type="percentage" office:value="0.19" calcext:value-type="percentage">
            <text:p>19.00%</text:p>
          </table:table-cell>
          <table:table-cell table:style-name="ce4" table:formula="of:=[.A2]" office:value-type="percentage" office:value="0.19" calcext:value-type="percentage">
            <text:p>19.00%</text:p>
          </table:table-cell>
          <table:table-cell table:style-name="ce4" table:formula="of:=[.A2]" office:value-type="percentage" office:value="0.19" calcext:value-type="percentage">
            <text:p>19.00%</text:p>
          </table:table-cell>
          <table:table-cell table:number-columns-repeated="21"/>
        </table:table-row>
        <table:table-row table:style-name="ro1">
          <table:table-cell table:number-columns-repeated="2"/>
          <table:table-cell table:style-name="ce4"/>
          <table:table-cell table:number-columns-repeated="21"/>
        </table:table-row>
        <table:table-row table:style-name="ro1" table:number-rows-repeated="51">
          <table:table-cell table:number-columns-repeated="24"/>
        </table:table-row>
        <table:table-row table:style-name="ro1" table:number-rows-repeated="13">
          <table:table-cell/>
          <table:table-cell table:style-name="ce1" table:number-columns-repeated="18"/>
          <table:table-cell table:number-columns-repeated="5"/>
        </table:table-row>
        <table:table-row table:style-name="ro1">
          <table:table-cell/>
          <table:table-cell table:style-name="ce1" table:number-columns-repeated="18"/>
          <table:table-cell table:number-columns-repeated="5"/>
        </table:table-row>
      </table:table>
      <table:table table:name="Dividend_WHT" table:style-name="ta1">
        <table:table-column table:style-name="co1" table:default-cell-style-name="Default"/>
        <table:table-column table:style-name="co7" table:default-cell-style-name="Default"/>
        <table:table-column table:style-name="co8" table:default-cell-style-name="ce15"/>
        <table:table-column table:style-name="co9" table:default-cell-style-name="Default"/>
        <table:table-column table:style-name="co10" table:default-cell-style-name="Default"/>
        <table:table-column table:style-name="co6" table:number-columns-repeated="19" table:default-cell-style-name="Default"/>
        <table:table-row table:style-name="ro1">
          <table:table-cell table:style-name="ce1" office:value-type="string" calcext:value-type="string">
            <text:p>Symbol kraju (2 pierwsze litery ISIN)</text:p>
          </table:table-cell>
          <table:table-cell table:style-name="ce3" office:value-type="string" calcext:value-type="string">
            <text:p>Nazwa kraju</text:p>
          </table:table-cell>
          <table:table-cell table:style-name="ce4" office:value-type="string" calcext:value-type="string">
            <text:p>WHT</text:p>
          </table:table-cell>
          <table:table-cell table:style-name="ce3" office:value-type="string" calcext:value-type="string">
            <text:p>Link</text:p>
          </table:table-cell>
          <table:table-cell table:style-name="ce3" office:value-type="string" calcext:value-type="string">
            <text:p>Komentarz</text:p>
          </table:table-cell>
          <table:table-cell table:style-name="ce3" table:number-columns-repeated="14"/>
          <table:table-cell table:style-name="ce1" table:number-columns-repeated="5"/>
        </table:table-row>
        <table:table-row table:style-name="ro1">
          <table:table-cell table:style-name="ce1" office:value-type="string" calcext:value-type="string">
            <text:p>PL</text:p>
          </table:table-cell>
          <table:table-cell table:style-name="ce3" office:value-type="string" calcext:value-type="string">
            <text:p>Poland</text:p>
          </table:table-cell>
          <table:table-cell table:style-name="ce4" office:value-type="percentage" office:value="0.19" calcext:value-type="percentage">
            <text:p>19.00%</text:p>
          </table:table-cell>
          <table:table-cell table:style-name="ce3" office:value-type="string" calcext:value-type="string">
            <text:p>https://taxsummaries.pwc.com/poland</text:p>
          </table:table-cell>
          <table:table-cell table:style-name="ce3" office:value-type="string" calcext:value-type="string">
            <text:p>Podatek dochodowy jest w całości odprowadzany przy wypłacie dywidendy z polskiej spółki</text:p>
          </table:table-cell>
          <table:table-cell table:style-name="ce3" table:number-columns-repeated="14"/>
          <table:table-cell table:style-name="ce1" table:number-columns-repeated="5"/>
        </table:table-row>
        <table:table-row table:style-name="ro1">
          <table:table-cell table:style-name="ce1" office:value-type="string" calcext:value-type="string">
            <text:p>LU</text:p>
          </table:table-cell>
          <table:table-cell table:style-name="ce3" office:value-type="string" calcext:value-type="string">
            <text:p>Luxembourg</text:p>
          </table:table-cell>
          <table:table-cell table:style-name="ce4" office:value-type="percentage" office:value="0.15" calcext:value-type="percentage">
            <text:p>15.00%</text:p>
          </table:table-cell>
          <table:table-cell table:style-name="ce17" office:value-type="string" calcext:value-type="string">
            <text:p>https://taxsummaries.pwc.com/luxembourg/corporate/withholding-taxes</text:p>
          </table:table-cell>
          <table:table-cell table:style-name="ce3" table:number-columns-repeated="15"/>
          <table:table-cell table:style-name="ce1" table:number-columns-repeated="5"/>
        </table:table-row>
        <table:table-row table:style-name="ro1">
          <table:table-cell table:style-name="ce1" office:value-type="string" calcext:value-type="string">
            <text:p>US</text:p>
          </table:table-cell>
          <table:table-cell table:style-name="ce3" office:value-type="string" calcext:value-type="string">
            <text:p>United States</text:p>
          </table:table-cell>
          <table:table-cell table:style-name="ce4" office:value-type="percentage" office:value="0.15" calcext:value-type="percentage">
            <text:p>15.00%</text:p>
          </table:table-cell>
          <table:table-cell table:style-name="ce3" office:value-type="string" calcext:value-type="string">
            <text:p>https://taxsummaries.pwc.com/united-states/corporate/withholding-taxes</text:p>
          </table:table-cell>
          <table:table-cell table:style-name="ce3" office:value-type="string" calcext:value-type="string">
            <text:p>Jeśli inwestor jest rozpoznany jako polski, WHT=15%</text:p>
          </table:table-cell>
          <table:table-cell table:style-name="ce3" table:number-columns-repeated="14"/>
          <table:table-cell table:style-name="ce1" table:number-columns-repeated="5"/>
        </table:table-row>
        <table:table-row table:style-name="ro1">
          <table:table-cell table:style-name="ce1" office:value-type="string" calcext:value-type="string">
            <text:p>IE</text:p>
          </table:table-cell>
          <table:table-cell table:style-name="ce3" office:value-type="string" calcext:value-type="string">
            <text:p>Ireland</text:p>
          </table:table-cell>
          <table:table-cell table:style-name="ce4" office:value-type="percentage" office:value="0" calcext:value-type="percentage">
            <text:p>0.00%</text:p>
          </table:table-cell>
          <table:table-cell table:style-name="ce17" office:value-type="string" calcext:value-type="string">
            <text:p>https://taxsummaries.pwc.com/ireland/corporate/withholding-taxes</text:p>
          </table:table-cell>
          <table:table-cell table:style-name="ce3" office:value-type="string" calcext:value-type="string">
            <text:p>Jeśli inwestor jest rozpoznany jako polski, WHT=0%</text:p>
          </table:table-cell>
          <table:table-cell table:style-name="ce3" table:number-columns-repeated="14"/>
          <table:table-cell table:style-name="ce1" table:number-columns-repeated="5"/>
        </table:table-row>
        <table:table-row table:style-name="ro1" table:number-rows-repeated="49">
          <table:table-cell table:style-name="ce1"/>
          <table:table-cell table:style-name="ce3"/>
          <table:table-cell table:style-name="ce4"/>
          <table:table-cell table:style-name="ce3" table:number-columns-repeated="16"/>
          <table:table-cell table:style-name="ce1" table:number-columns-repeated="5"/>
        </table:table-row>
        <table:table-row table:style-name="ro1" table:number-rows-repeated="14">
          <table:table-cell table:style-name="ce1" table:number-columns-repeated="2"/>
          <table:table-cell table:style-name="ce2"/>
          <table:table-cell table:style-name="ce1" table:number-columns-repeated="21"/>
        </table:table-row>
        <table:table-row table:style-name="ro1" table:number-rows-repeated="1048507">
          <table:table-cell table:number-columns-repeated="24"/>
        </table:table-row>
        <table:table-row table:style-name="ro1">
          <table:table-cell table:number-columns-repeated="24"/>
        </table:table-row>
      </table:table>
      <table:table table:name="Dividends_Earned" table:style-name="ta1"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" table:default-cell-style-name="ce11"/>
        <table:table-column table:style-name="co14" table:default-cell-style-name="ce11"/>
        <table:table-column table:style-name="co15" table:default-cell-style-name="ce14"/>
        <table:table-column table:style-name="co16" table:default-cell-style-name="Default"/>
        <table:table-column table:style-name="co17" table:default-cell-style-name="ce14"/>
        <table:table-column table:style-name="co18" table:default-cell-style-name="ce14"/>
        <table:table-column table:style-name="co19" table:default-cell-style-name="Default"/>
        <table:table-column table:style-name="co20" table:default-cell-style-name="ce14"/>
        <table:table-column table:style-name="co21" table:default-cell-style-name="ce14"/>
        <table:table-column table:style-name="co22" table:default-cell-style-name="ce14"/>
        <table:table-column table:style-name="co21" table:default-cell-style-name="Default"/>
        <table:table-column table:style-name="co23" table:default-cell-style-name="ce14"/>
        <table:table-column table:style-name="co24" table:default-cell-style-name="ce14"/>
        <table:table-column table:style-name="co25" table:default-cell-style-name="ce14"/>
        <table:table-column table:style-name="co6" table:number-columns-repeated="1006" table:default-cell-style-name="Default"/>
        <table:table-row table:style-name="ro1">
          <table:table-cell table:style-name="ce18" office:value-type="string" calcext:value-type="string">
            <text:p>Nazwa instrumentu</text:p>
          </table:table-cell>
          <table:table-cell table:style-name="ce22" office:value-type="string" calcext:value-type="string">
            <text:p>Symbol</text:p>
          </table:table-cell>
          <table:table-cell table:style-name="ce22" office:value-type="string" calcext:value-type="string">
            <text:p>ISIN</text:p>
          </table:table-cell>
          <table:table-cell table:style-name="ce22" office:value-type="string" calcext:value-type="string">
            <text:p>Kraj pochodzenia</text:p>
          </table:table-cell>
          <table:table-cell table:style-name="ce25" office:value-type="string" calcext:value-type="string">
            <text:p>Data wpłynięcia środków na konto (d)</text:p>
          </table:table-cell>
          <table:table-cell table:style-name="ce25" office:value-type="string" calcext:value-type="string">
            <text:p>d-1</text:p>
          </table:table-cell>
          <table:table-cell table:style-name="ce31" office:value-type="string" calcext:value-type="string">
            <text:p>Wysokość dywidendy</text:p>
          </table:table-cell>
          <table:table-cell table:style-name="ce22" office:value-type="string" calcext:value-type="string">
            <text:p>Waluta</text:p>
          </table:table-cell>
          <table:table-cell table:style-name="ce31" office:value-type="string" calcext:value-type="string">
            <text:p>Średni kurs NBP Waluta/PLN (d-1)</text:p>
          </table:table-cell>
          <table:table-cell table:style-name="ce31" office:value-type="string" calcext:value-type="string">
            <text:p>Wysokość dywidendy w PLN</text:p>
          </table:table-cell>
          <table:table-cell table:style-name="ce22" office:value-type="string" calcext:value-type="string">
            <text:p>Podatek odprowadzony u źródła (WHT, %)</text:p>
          </table:table-cell>
          <table:table-cell table:style-name="ce31" office:value-type="string" calcext:value-type="string">
            <text:p>Kwota przed podatkami (PLN)</text:p>
          </table:table-cell>
          <table:table-cell table:style-name="ce31" office:value-type="string" calcext:value-type="string">
            <text:p>---</text:p>
          </table:table-cell>
          <table:table-cell table:style-name="ce31" office:value-type="string" calcext:value-type="string">
            <text:p>Sumaryczny podatek (PLN)</text:p>
          </table:table-cell>
          <table:table-cell table:style-name="ce22" office:value-type="string" calcext:value-type="string">
            <text:p>Zaległy podatek (%)</text:p>
          </table:table-cell>
          <table:table-cell table:style-name="ce31" office:value-type="string" calcext:value-type="string">
            <text:p>WHT (PLN)</text:p>
          </table:table-cell>
          <table:table-cell table:style-name="ce31" office:value-type="string" calcext:value-type="string">
            <text:p>---</text:p>
          </table:table-cell>
          <table:table-cell table:style-name="ce41" office:value-type="string" calcext:value-type="string">
            <text:p>Zaległy podatek (PLN)</text:p>
          </table:table-cell>
          <table:table-cell table:style-name="ce3" table:number-columns-repeated="5"/>
          <table:table-cell table:style-name="ce1" table:number-columns-repeated="5"/>
          <table:table-cell table:number-columns-repeated="996"/>
        </table:table-row>
        <table:table-row table:style-name="ro1">
          <table:table-cell table:style-name="ce19" office:value-type="string" calcext:value-type="string">
            <text:p>Polska Spółka</text:p>
          </table:table-cell>
          <table:table-cell table:style-name="ce4" office:value-type="string" calcext:value-type="string">
            <text:p>XXX</text:p>
          </table:table-cell>
          <table:table-cell table:style-name="ce4" office:value-type="string" calcext:value-type="string">
            <text:p>PL0000000000</text:p>
          </table:table-cell>
          <table:table-cell table:style-name="ce3" table:formula="of:=IF(ISBLANK([.C2]); &quot;&quot;; LEFT([.C2];2))" office:value-type="string" office:string-value="PL" calcext:value-type="string">
            <text:p>PL</text:p>
          </table:table-cell>
          <table:table-cell table:style-name="ce9" office:value-type="date" office:date-value="2021-01-01" calcext:value-type="date">
            <text:p>2021-01-01</text:p>
          </table:table-cell>
          <table:table-cell table:style-name="ce9" table:formula="of:=IF(ISBLANK([.E2]);&quot;&quot;;[.E2]-1)" office:value-type="date" office:date-value="2020-12-31" calcext:value-type="date">
            <text:p>2020-12-31</text:p>
          </table:table-cell>
          <table:table-cell table:style-name="ce12" office:value-type="float" office:value="10" calcext:value-type="float">
            <text:p>10.00</text:p>
          </table:table-cell>
          <table:table-cell table:style-name="ce3" office:value-type="string" calcext:value-type="string">
            <text:p>PLN</text:p>
          </table:table-cell>
          <table:table-cell table:style-name="ce66" office:value-type="float" office:value="1" calcext:value-type="float">
            <text:p>1.0000</text:p>
          </table:table-cell>
          <table:table-cell table:style-name="ce12" table:formula="of:=IF(ISBLANK([.G2]);&quot;&quot;;[.G2]*[.I2])" office:value-type="float" office:value="10" calcext:value-type="float">
            <text:p>10.00</text:p>
          </table:table-cell>
          <table:table-cell table:style-name="ce4" table:formula="of:=IF(ISBLANK([.C2]); &quot;&quot;; COM.MICROSOFT.SWITCH([.D2]; [Dividend_WHT.$A$2]; [Dividend_WHT.$C$2];[Dividend_WHT.$A$3];[Dividend_WHT.$C$3];[Dividend_WHT.$A$4];[Dividend_WHT.$C$4];[Dividend_WHT.$A$5];[Dividend_WHT.$C$5];[Dividend_WHT.$A$6];[Dividend_WHT.$C$6];[Dividend_WHT.$A$7];[Dividend_WHT.$C$7];[Dividend_WHT.$A$8];[Dividend_WHT.$C$8];[Dividend_WHT.$A$9];[Dividend_WHT.$C$9];[Dividend_WHT.$A$10];[Dividend_WHT.$C$10];[Dividend_WHT.$A$11];[Dividend_WHT.$C$11];[Dividend_WHT.$A$12];[Dividend_WHT.$C$12];[Dividend_WHT.$A$13];[Dividend_WHT.$C$13];[Dividend_WHT.$A$14];[Dividend_WHT.$C$14];[Dividend_WHT.$A$15];[Dividend_WHT.$C$15];[Dividend_WHT.$A$16];[Dividend_WHT.$C$16];[Dividend_WHT.$A$17];[Dividend_WHT.$C$17];[Dividend_WHT.$A$18];[Dividend_WHT.$C$18];[Dividend_WHT.$A$19];[Dividend_WHT.$C$19];[Dividend_WHT.$A$20];[Dividend_WHT.$C$20];[Dividend_WHT.$A$21];[Dividend_WHT.$C$21];[Dividend_WHT.$A$22];[Dividend_WHT.$C$22]))" office:value-type="percentage" office:value="0.19" calcext:value-type="percentage">
            <text:p>19.00%</text:p>
          </table:table-cell>
          <table:table-cell table:style-name="ce12" table:formula="of:=IF(ISBLANK([.C2]);&quot;&quot;;[.J2]/(100%-[.K2]))" office:value-type="float" office:value="12.3456790123457" calcext:value-type="float">
            <text:p>12.35</text:p>
          </table:table-cell>
          <table:table-cell table:style-name="ce12"/>
          <table:table-cell table:style-name="ce12" table:formula="of:=IF(ISBLANK([.C2]);&quot;&quot;;[Tax_Rates.$B$2]*[.L2])" office:value-type="float" office:value="2.34567901234568" calcext:value-type="float">
            <text:p>2.35</text:p>
          </table:table-cell>
          <table:table-cell table:style-name="ce4" table:formula="of:=IF(ISBLANK([.C2]);&quot;&quot;;[Tax_Rates.$B$2]-[.K2])" office:value-type="percentage" office:value="0" calcext:value-type="percentage">
            <text:p>0.00%</text:p>
          </table:table-cell>
          <table:table-cell table:style-name="ce12" table:formula="of:=IF(ISBLANK([.C2]);&quot;&quot;;[.L2]*[.K2])" office:value-type="float" office:value="2.34567901234568" calcext:value-type="float">
            <text:p>2.35</text:p>
          </table:table-cell>
          <table:table-cell table:style-name="ce12"/>
          <table:table-cell table:style-name="ce42" table:formula="of:=IF(ISBLANK([.C2]);&quot;&quot;;[.L2]*[.O2])" office:value-type="float" office:value="0" calcext:value-type="float">
            <text:p>0.00</text:p>
          </table:table-cell>
          <table:table-cell table:style-name="ce3" table:number-columns-repeated="5"/>
          <table:table-cell table:style-name="ce1" table:number-columns-repeated="5"/>
          <table:table-cell table:number-columns-repeated="996"/>
        </table:table-row>
        <table:table-row table:style-name="ro1">
          <table:table-cell table:style-name="ce20" office:value-type="string" calcext:value-type="string">
            <text:p>Amerykańska Spółka</text:p>
          </table:table-cell>
          <table:table-cell table:style-name="ce3" office:value-type="string" calcext:value-type="string">
            <text:p>YYY</text:p>
          </table:table-cell>
          <table:table-cell table:style-name="ce4" office:value-type="string" calcext:value-type="string">
            <text:p>US0000000000</text:p>
          </table:table-cell>
          <table:table-cell table:style-name="ce3" table:formula="of:=IF(ISBLANK([.C3]); &quot;&quot;; LEFT([.C3];2))" office:value-type="string" office:string-value="US" calcext:value-type="string">
            <text:p>US</text:p>
          </table:table-cell>
          <table:table-cell table:style-name="ce9" office:value-type="date" office:date-value="2021-01-02" calcext:value-type="date">
            <text:p>2021-01-02</text:p>
          </table:table-cell>
          <table:table-cell table:style-name="ce9" table:formula="of:=IF(ISBLANK([.E3]);&quot;&quot;;[.E3]-1)" office:value-type="date" office:date-value="2021-01-01" calcext:value-type="date">
            <text:p>2021-01-01</text:p>
          </table:table-cell>
          <table:table-cell table:style-name="ce12" office:value-type="float" office:value="20" calcext:value-type="float">
            <text:p>20.00</text:p>
          </table:table-cell>
          <table:table-cell table:style-name="ce3" office:value-type="string" calcext:value-type="string">
            <text:p>USD</text:p>
          </table:table-cell>
          <table:table-cell table:style-name="ce66" office:value-type="float" office:value="3.3333" calcext:value-type="float">
            <text:p>3.3333</text:p>
          </table:table-cell>
          <table:table-cell table:style-name="ce12" table:formula="of:=IF(ISBLANK([.G3]);&quot;&quot;;[.G3]*[.I3])" office:value-type="float" office:value="66.666" calcext:value-type="float">
            <text:p>66.67</text:p>
          </table:table-cell>
          <table:table-cell table:style-name="ce4" table:formula="of:=IF(ISBLANK([.C3]); &quot;&quot;; COM.MICROSOFT.SWITCH([.D3]; [Dividend_WHT.$A$2]; [Dividend_WHT.$C$2];[Dividend_WHT.$A$3];[Dividend_WHT.$C$3];[Dividend_WHT.$A$4];[Dividend_WHT.$C$4];[Dividend_WHT.$A$5];[Dividend_WHT.$C$5];[Dividend_WHT.$A$6];[Dividend_WHT.$C$6];[Dividend_WHT.$A$7];[Dividend_WHT.$C$7];[Dividend_WHT.$A$8];[Dividend_WHT.$C$8];[Dividend_WHT.$A$9];[Dividend_WHT.$C$9];[Dividend_WHT.$A$10];[Dividend_WHT.$C$10];[Dividend_WHT.$A$11];[Dividend_WHT.$C$11];[Dividend_WHT.$A$12];[Dividend_WHT.$C$12];[Dividend_WHT.$A$13];[Dividend_WHT.$C$13];[Dividend_WHT.$A$14];[Dividend_WHT.$C$14];[Dividend_WHT.$A$15];[Dividend_WHT.$C$15];[Dividend_WHT.$A$16];[Dividend_WHT.$C$16];[Dividend_WHT.$A$17];[Dividend_WHT.$C$17];[Dividend_WHT.$A$18];[Dividend_WHT.$C$18];[Dividend_WHT.$A$19];[Dividend_WHT.$C$19];[Dividend_WHT.$A$20];[Dividend_WHT.$C$20];[Dividend_WHT.$A$21];[Dividend_WHT.$C$21];[Dividend_WHT.$A$22];[Dividend_WHT.$C$22]))" office:value-type="percentage" office:value="0.15" calcext:value-type="percentage">
            <text:p>15.00%</text:p>
          </table:table-cell>
          <table:table-cell table:style-name="ce12" table:formula="of:=IF(ISBLANK([.C3]);&quot;&quot;;[.J3]/(100%-[.K3]))" office:value-type="float" office:value="78.4305882352941" calcext:value-type="float">
            <text:p>78.43</text:p>
          </table:table-cell>
          <table:table-cell table:style-name="ce12"/>
          <table:table-cell table:style-name="ce12" table:formula="of:=IF(ISBLANK([.C3]);&quot;&quot;;[Tax_Rates.$B$2]*[.L3])" office:value-type="float" office:value="14.9018117647059" calcext:value-type="float">
            <text:p>14.90</text:p>
          </table:table-cell>
          <table:table-cell table:style-name="ce4" table:formula="of:=IF(ISBLANK([.C3]);&quot;&quot;;[Tax_Rates.$B$2]-[.K3])" office:value-type="percentage" office:value="0.04" calcext:value-type="percentage">
            <text:p>4.00%</text:p>
          </table:table-cell>
          <table:table-cell table:style-name="ce12" table:formula="of:=IF(ISBLANK([.C3]);&quot;&quot;;[.L3]*[.K3])" office:value-type="float" office:value="11.7645882352941" calcext:value-type="float">
            <text:p>11.76</text:p>
          </table:table-cell>
          <table:table-cell table:style-name="ce12"/>
          <table:table-cell table:style-name="ce42" table:formula="of:=IF(ISBLANK([.C3]);&quot;&quot;;[.L3]*[.O3])" office:value-type="float" office:value="3.13722352941177" calcext:value-type="float">
            <text:p>3.14</text:p>
          </table:table-cell>
          <table:table-cell table:style-name="ce3" table:number-columns-repeated="5"/>
          <table:table-cell table:style-name="ce1" table:number-columns-repeated="5"/>
          <table:table-cell table:number-columns-repeated="996"/>
        </table:table-row>
        <table:table-row table:style-name="ro1">
          <table:table-cell table:style-name="ce20"/>
          <table:table-cell table:style-name="ce3" table:number-columns-repeated="2"/>
          <table:table-cell table:style-name="ce3" table:formula="of:=IF(ISBLANK([.C4]); &quot;&quot;; LEFT([.C4];2))">
            <text:p/>
          </table:table-cell>
          <table:table-cell table:style-name="ce9"/>
          <table:table-cell table:style-name="ce9" table:formula="of:=IF(ISBLANK([.E4]);&quot;&quot;;[.E4]-1)">
            <text:p/>
          </table:table-cell>
          <table:table-cell table:style-name="ce12"/>
          <table:table-cell table:style-name="ce3"/>
          <table:table-cell table:style-name="ce66"/>
          <table:table-cell table:style-name="ce12" table:formula="of:=IF(ISBLANK([.G4]);&quot;&quot;;[.G4]*[.I4])">
            <text:p/>
          </table:table-cell>
          <table:table-cell table:style-name="ce4" table:formula="of:=IF(ISBLANK([.C4]); &quot;&quot;; COM.MICROSOFT.SWITCH([.D4]; [Dividend_WHT.$A$2]; [Dividend_WHT.$C$2];[Dividend_WHT.$A$3];[Dividend_WHT.$C$3];[Dividend_WHT.$A$4];[Dividend_WHT.$C$4];[Dividend_WHT.$A$5];[Dividend_WHT.$C$5];[Dividend_WHT.$A$6];[Dividend_WHT.$C$6];[Dividend_WHT.$A$7];[Dividend_WHT.$C$7];[Dividend_WHT.$A$8];[Dividend_WHT.$C$8];[Dividend_WHT.$A$9];[Dividend_WHT.$C$9];[Dividend_WHT.$A$10];[Dividend_WHT.$C$10];[Dividend_WHT.$A$11];[Dividend_WHT.$C$11];[Dividend_WHT.$A$12];[Dividend_WHT.$C$12];[Dividend_WHT.$A$13];[Dividend_WHT.$C$13];[Dividend_WHT.$A$14];[Dividend_WHT.$C$14];[Dividend_WHT.$A$15];[Dividend_WHT.$C$15];[Dividend_WHT.$A$16];[Dividend_WHT.$C$16];[Dividend_WHT.$A$17];[Dividend_WHT.$C$17];[Dividend_WHT.$A$18];[Dividend_WHT.$C$18];[Dividend_WHT.$A$19];[Dividend_WHT.$C$19];[Dividend_WHT.$A$20];[Dividend_WHT.$C$20];[Dividend_WHT.$A$21];[Dividend_WHT.$C$21];[Dividend_WHT.$A$22];[Dividend_WHT.$C$22]))">
            <text:p/>
          </table:table-cell>
          <table:table-cell table:style-name="ce12" table:formula="of:=IF(ISBLANK([.C4]);&quot;&quot;;[.J4]/(100%-[.K4]))">
            <text:p/>
          </table:table-cell>
          <table:table-cell table:style-name="ce12"/>
          <table:table-cell table:style-name="ce12" table:formula="of:=IF(ISBLANK([.C4]);&quot;&quot;;[Tax_Rates.$B$2]*[.L4])">
            <text:p/>
          </table:table-cell>
          <table:table-cell table:style-name="ce4" table:formula="of:=IF(ISBLANK([.C4]);&quot;&quot;;[Tax_Rates.$B$2]-[.K4])">
            <text:p/>
          </table:table-cell>
          <table:table-cell table:style-name="ce12" table:formula="of:=IF(ISBLANK([.C4]);&quot;&quot;;[.L4]*[.K4])">
            <text:p/>
          </table:table-cell>
          <table:table-cell table:style-name="ce12"/>
          <table:table-cell table:style-name="ce42" table:formula="of:=IF(ISBLANK([.C4]);&quot;&quot;;[.L4]*[.O4])">
            <text:p/>
          </table:table-cell>
          <table:table-cell table:style-name="ce3" table:number-columns-repeated="5"/>
          <table:table-cell table:style-name="ce1" table:number-columns-repeated="5"/>
          <table:table-cell table:number-columns-repeated="996"/>
        </table:table-row>
        <table:table-row table:style-name="ro1">
          <table:table-cell table:style-name="ce20"/>
          <table:table-cell table:style-name="ce3" table:number-columns-repeated="2"/>
          <table:table-cell table:style-name="ce3" table:formula="of:=IF(ISBLANK([.C5]); &quot;&quot;; LEFT([.C5];2))">
            <text:p/>
          </table:table-cell>
          <table:table-cell table:style-name="ce9"/>
          <table:table-cell table:style-name="ce9" table:formula="of:=IF(ISBLANK([.E5]);&quot;&quot;;[.E5]-1)">
            <text:p/>
          </table:table-cell>
          <table:table-cell table:style-name="ce12"/>
          <table:table-cell table:style-name="ce3"/>
          <table:table-cell table:style-name="ce66"/>
          <table:table-cell table:style-name="ce12" table:formula="of:=IF(ISBLANK([.G5]);&quot;&quot;;[.G5]*[.I5])">
            <text:p/>
          </table:table-cell>
          <table:table-cell table:style-name="ce4" table:formula="of:=IF(ISBLANK([.C5]); &quot;&quot;; COM.MICROSOFT.SWITCH([.D5]; [Dividend_WHT.$A$2]; [Dividend_WHT.$C$2];[Dividend_WHT.$A$3];[Dividend_WHT.$C$3];[Dividend_WHT.$A$4];[Dividend_WHT.$C$4];[Dividend_WHT.$A$5];[Dividend_WHT.$C$5];[Dividend_WHT.$A$6];[Dividend_WHT.$C$6];[Dividend_WHT.$A$7];[Dividend_WHT.$C$7];[Dividend_WHT.$A$8];[Dividend_WHT.$C$8];[Dividend_WHT.$A$9];[Dividend_WHT.$C$9];[Dividend_WHT.$A$10];[Dividend_WHT.$C$10];[Dividend_WHT.$A$11];[Dividend_WHT.$C$11];[Dividend_WHT.$A$12];[Dividend_WHT.$C$12];[Dividend_WHT.$A$13];[Dividend_WHT.$C$13];[Dividend_WHT.$A$14];[Dividend_WHT.$C$14];[Dividend_WHT.$A$15];[Dividend_WHT.$C$15];[Dividend_WHT.$A$16];[Dividend_WHT.$C$16];[Dividend_WHT.$A$17];[Dividend_WHT.$C$17];[Dividend_WHT.$A$18];[Dividend_WHT.$C$18];[Dividend_WHT.$A$19];[Dividend_WHT.$C$19];[Dividend_WHT.$A$20];[Dividend_WHT.$C$20];[Dividend_WHT.$A$21];[Dividend_WHT.$C$21];[Dividend_WHT.$A$22];[Dividend_WHT.$C$22]))">
            <text:p/>
          </table:table-cell>
          <table:table-cell table:style-name="ce12" table:formula="of:=IF(ISBLANK([.C5]);&quot;&quot;;[.J5]/(100%-[.K5]))">
            <text:p/>
          </table:table-cell>
          <table:table-cell table:style-name="ce12"/>
          <table:table-cell table:style-name="ce12" table:formula="of:=IF(ISBLANK([.C5]);&quot;&quot;;[Tax_Rates.$B$2]*[.L5])">
            <text:p/>
          </table:table-cell>
          <table:table-cell table:style-name="ce4" table:formula="of:=IF(ISBLANK([.C5]);&quot;&quot;;[Tax_Rates.$B$2]-[.K5])">
            <text:p/>
          </table:table-cell>
          <table:table-cell table:style-name="ce12" table:formula="of:=IF(ISBLANK([.C5]);&quot;&quot;;[.L5]*[.K5])">
            <text:p/>
          </table:table-cell>
          <table:table-cell table:style-name="ce12"/>
          <table:table-cell table:style-name="ce42" table:formula="of:=IF(ISBLANK([.C5]);&quot;&quot;;[.L5]*[.O5])">
            <text:p/>
          </table:table-cell>
          <table:table-cell table:style-name="ce3" table:number-columns-repeated="5"/>
          <table:table-cell table:style-name="ce1" table:number-columns-repeated="5"/>
          <table:table-cell table:number-columns-repeated="996"/>
        </table:table-row>
        <table:table-row table:style-name="ro1">
          <table:table-cell table:style-name="ce20"/>
          <table:table-cell table:style-name="ce3" table:number-columns-repeated="2"/>
          <table:table-cell table:style-name="ce3" table:formula="of:=IF(ISBLANK([.C6]); &quot;&quot;; LEFT([.C6];2))">
            <text:p/>
          </table:table-cell>
          <table:table-cell table:style-name="ce9"/>
          <table:table-cell table:style-name="ce9" table:formula="of:=IF(ISBLANK([.E6]);&quot;&quot;;[.E6]-1)">
            <text:p/>
          </table:table-cell>
          <table:table-cell table:style-name="ce12"/>
          <table:table-cell table:style-name="ce3"/>
          <table:table-cell table:style-name="ce66"/>
          <table:table-cell table:style-name="ce12" table:formula="of:=IF(ISBLANK([.G6]);&quot;&quot;;[.G6]*[.I6])">
            <text:p/>
          </table:table-cell>
          <table:table-cell table:style-name="ce4" table:formula="of:=IF(ISBLANK([.C6]); &quot;&quot;; COM.MICROSOFT.SWITCH([.D6]; [Dividend_WHT.$A$2]; [Dividend_WHT.$C$2];[Dividend_WHT.$A$3];[Dividend_WHT.$C$3];[Dividend_WHT.$A$4];[Dividend_WHT.$C$4];[Dividend_WHT.$A$5];[Dividend_WHT.$C$5];[Dividend_WHT.$A$6];[Dividend_WHT.$C$6];[Dividend_WHT.$A$7];[Dividend_WHT.$C$7];[Dividend_WHT.$A$8];[Dividend_WHT.$C$8];[Dividend_WHT.$A$9];[Dividend_WHT.$C$9];[Dividend_WHT.$A$10];[Dividend_WHT.$C$10];[Dividend_WHT.$A$11];[Dividend_WHT.$C$11];[Dividend_WHT.$A$12];[Dividend_WHT.$C$12];[Dividend_WHT.$A$13];[Dividend_WHT.$C$13];[Dividend_WHT.$A$14];[Dividend_WHT.$C$14];[Dividend_WHT.$A$15];[Dividend_WHT.$C$15];[Dividend_WHT.$A$16];[Dividend_WHT.$C$16];[Dividend_WHT.$A$17];[Dividend_WHT.$C$17];[Dividend_WHT.$A$18];[Dividend_WHT.$C$18];[Dividend_WHT.$A$19];[Dividend_WHT.$C$19];[Dividend_WHT.$A$20];[Dividend_WHT.$C$20];[Dividend_WHT.$A$21];[Dividend_WHT.$C$21];[Dividend_WHT.$A$22];[Dividend_WHT.$C$22]))">
            <text:p/>
          </table:table-cell>
          <table:table-cell table:style-name="ce12" table:formula="of:=IF(ISBLANK([.C6]);&quot;&quot;;[.J6]/(100%-[.K6]))">
            <text:p/>
          </table:table-cell>
          <table:table-cell table:style-name="ce12"/>
          <table:table-cell table:style-name="ce12" table:formula="of:=IF(ISBLANK([.C6]);&quot;&quot;;[Tax_Rates.$B$2]*[.L6])">
            <text:p/>
          </table:table-cell>
          <table:table-cell table:style-name="ce4" table:formula="of:=IF(ISBLANK([.C6]);&quot;&quot;;[Tax_Rates.$B$2]-[.K6])">
            <text:p/>
          </table:table-cell>
          <table:table-cell table:style-name="ce12" table:formula="of:=IF(ISBLANK([.C6]);&quot;&quot;;[.L6]*[.K6])">
            <text:p/>
          </table:table-cell>
          <table:table-cell table:style-name="ce12"/>
          <table:table-cell table:style-name="ce42" table:formula="of:=IF(ISBLANK([.C6]);&quot;&quot;;[.L6]*[.O6])">
            <text:p/>
          </table:table-cell>
          <table:table-cell table:style-name="ce3" table:number-columns-repeated="5"/>
          <table:table-cell table:style-name="ce1" table:number-columns-repeated="5"/>
          <table:table-cell table:number-columns-repeated="996"/>
        </table:table-row>
        <table:table-row table:style-name="ro1">
          <table:table-cell table:style-name="ce20"/>
          <table:table-cell table:style-name="ce3" table:number-columns-repeated="2"/>
          <table:table-cell table:style-name="ce3" table:formula="of:=IF(ISBLANK([.C7]); &quot;&quot;; LEFT([.C7];2))">
            <text:p/>
          </table:table-cell>
          <table:table-cell table:style-name="ce9"/>
          <table:table-cell table:style-name="ce9" table:formula="of:=IF(ISBLANK([.E7]);&quot;&quot;;[.E7]-1)">
            <text:p/>
          </table:table-cell>
          <table:table-cell table:style-name="ce12"/>
          <table:table-cell table:style-name="ce3"/>
          <table:table-cell table:style-name="ce66"/>
          <table:table-cell table:style-name="ce12" table:formula="of:=IF(ISBLANK([.G7]);&quot;&quot;;[.G7]*[.I7])">
            <text:p/>
          </table:table-cell>
          <table:table-cell table:style-name="ce4" table:formula="of:=IF(ISBLANK([.C7]); &quot;&quot;; COM.MICROSOFT.SWITCH([.D7]; [Dividend_WHT.$A$2]; [Dividend_WHT.$C$2];[Dividend_WHT.$A$3];[Dividend_WHT.$C$3];[Dividend_WHT.$A$4];[Dividend_WHT.$C$4];[Dividend_WHT.$A$5];[Dividend_WHT.$C$5];[Dividend_WHT.$A$6];[Dividend_WHT.$C$6];[Dividend_WHT.$A$7];[Dividend_WHT.$C$7];[Dividend_WHT.$A$8];[Dividend_WHT.$C$8];[Dividend_WHT.$A$9];[Dividend_WHT.$C$9];[Dividend_WHT.$A$10];[Dividend_WHT.$C$10];[Dividend_WHT.$A$11];[Dividend_WHT.$C$11];[Dividend_WHT.$A$12];[Dividend_WHT.$C$12];[Dividend_WHT.$A$13];[Dividend_WHT.$C$13];[Dividend_WHT.$A$14];[Dividend_WHT.$C$14];[Dividend_WHT.$A$15];[Dividend_WHT.$C$15];[Dividend_WHT.$A$16];[Dividend_WHT.$C$16];[Dividend_WHT.$A$17];[Dividend_WHT.$C$17];[Dividend_WHT.$A$18];[Dividend_WHT.$C$18];[Dividend_WHT.$A$19];[Dividend_WHT.$C$19];[Dividend_WHT.$A$20];[Dividend_WHT.$C$20];[Dividend_WHT.$A$21];[Dividend_WHT.$C$21];[Dividend_WHT.$A$22];[Dividend_WHT.$C$22]))">
            <text:p/>
          </table:table-cell>
          <table:table-cell table:style-name="ce12" table:formula="of:=IF(ISBLANK([.C7]);&quot;&quot;;[.J7]/(100%-[.K7]))">
            <text:p/>
          </table:table-cell>
          <table:table-cell table:style-name="ce12"/>
          <table:table-cell table:style-name="ce12" table:formula="of:=IF(ISBLANK([.C7]);&quot;&quot;;[Tax_Rates.$B$2]*[.L7])">
            <text:p/>
          </table:table-cell>
          <table:table-cell table:style-name="ce4" table:formula="of:=IF(ISBLANK([.C7]);&quot;&quot;;[Tax_Rates.$B$2]-[.K7])">
            <text:p/>
          </table:table-cell>
          <table:table-cell table:style-name="ce12" table:formula="of:=IF(ISBLANK([.C7]);&quot;&quot;;[.L7]*[.K7])">
            <text:p/>
          </table:table-cell>
          <table:table-cell table:style-name="ce12"/>
          <table:table-cell table:style-name="ce42" table:formula="of:=IF(ISBLANK([.C7]);&quot;&quot;;[.L7]*[.O7])">
            <text:p/>
          </table:table-cell>
          <table:table-cell table:style-name="ce3" table:number-columns-repeated="5"/>
          <table:table-cell table:style-name="ce1" table:number-columns-repeated="5"/>
          <table:table-cell table:number-columns-repeated="996"/>
        </table:table-row>
        <table:table-row table:style-name="ro1">
          <table:table-cell table:style-name="ce20"/>
          <table:table-cell table:style-name="ce3" table:number-columns-repeated="2"/>
          <table:table-cell table:style-name="ce3" table:formula="of:=IF(ISBLANK([.C8]); &quot;&quot;; LEFT([.C8];2))">
            <text:p/>
          </table:table-cell>
          <table:table-cell table:style-name="ce9"/>
          <table:table-cell table:style-name="ce9" table:formula="of:=IF(ISBLANK([.E8]);&quot;&quot;;[.E8]-1)">
            <text:p/>
          </table:table-cell>
          <table:table-cell table:style-name="ce12"/>
          <table:table-cell table:style-name="ce3"/>
          <table:table-cell table:style-name="ce66"/>
          <table:table-cell table:style-name="ce12" table:formula="of:=IF(ISBLANK([.G8]);&quot;&quot;;[.G8]*[.I8])">
            <text:p/>
          </table:table-cell>
          <table:table-cell table:style-name="ce4" table:formula="of:=IF(ISBLANK([.C8]); &quot;&quot;; COM.MICROSOFT.SWITCH([.D8]; [Dividend_WHT.$A$2]; [Dividend_WHT.$C$2];[Dividend_WHT.$A$3];[Dividend_WHT.$C$3];[Dividend_WHT.$A$4];[Dividend_WHT.$C$4];[Dividend_WHT.$A$5];[Dividend_WHT.$C$5];[Dividend_WHT.$A$6];[Dividend_WHT.$C$6];[Dividend_WHT.$A$7];[Dividend_WHT.$C$7];[Dividend_WHT.$A$8];[Dividend_WHT.$C$8];[Dividend_WHT.$A$9];[Dividend_WHT.$C$9];[Dividend_WHT.$A$10];[Dividend_WHT.$C$10];[Dividend_WHT.$A$11];[Dividend_WHT.$C$11];[Dividend_WHT.$A$12];[Dividend_WHT.$C$12];[Dividend_WHT.$A$13];[Dividend_WHT.$C$13];[Dividend_WHT.$A$14];[Dividend_WHT.$C$14];[Dividend_WHT.$A$15];[Dividend_WHT.$C$15];[Dividend_WHT.$A$16];[Dividend_WHT.$C$16];[Dividend_WHT.$A$17];[Dividend_WHT.$C$17];[Dividend_WHT.$A$18];[Dividend_WHT.$C$18];[Dividend_WHT.$A$19];[Dividend_WHT.$C$19];[Dividend_WHT.$A$20];[Dividend_WHT.$C$20];[Dividend_WHT.$A$21];[Dividend_WHT.$C$21];[Dividend_WHT.$A$22];[Dividend_WHT.$C$22]))">
            <text:p/>
          </table:table-cell>
          <table:table-cell table:style-name="ce12" table:formula="of:=IF(ISBLANK([.C8]);&quot;&quot;;[.J8]/(100%-[.K8]))">
            <text:p/>
          </table:table-cell>
          <table:table-cell table:style-name="ce12"/>
          <table:table-cell table:style-name="ce12" table:formula="of:=IF(ISBLANK([.C8]);&quot;&quot;;[Tax_Rates.$B$2]*[.L8])">
            <text:p/>
          </table:table-cell>
          <table:table-cell table:style-name="ce4" table:formula="of:=IF(ISBLANK([.C8]);&quot;&quot;;[Tax_Rates.$B$2]-[.K8])">
            <text:p/>
          </table:table-cell>
          <table:table-cell table:style-name="ce12" table:formula="of:=IF(ISBLANK([.C8]);&quot;&quot;;[.L8]*[.K8])">
            <text:p/>
          </table:table-cell>
          <table:table-cell table:style-name="ce12"/>
          <table:table-cell table:style-name="ce42" table:formula="of:=IF(ISBLANK([.C8]);&quot;&quot;;[.L8]*[.O8])">
            <text:p/>
          </table:table-cell>
          <table:table-cell table:style-name="ce3" table:number-columns-repeated="5"/>
          <table:table-cell table:style-name="ce1" table:number-columns-repeated="5"/>
          <table:table-cell table:number-columns-repeated="996"/>
        </table:table-row>
        <table:table-row table:style-name="ro1">
          <table:table-cell table:style-name="ce20"/>
          <table:table-cell table:style-name="ce3" table:number-columns-repeated="2"/>
          <table:table-cell table:style-name="ce3" table:formula="of:=IF(ISBLANK([.C9]); &quot;&quot;; LEFT([.C9];2))">
            <text:p/>
          </table:table-cell>
          <table:table-cell table:style-name="ce9"/>
          <table:table-cell table:style-name="ce9" table:formula="of:=IF(ISBLANK([.E9]);&quot;&quot;;[.E9]-1)">
            <text:p/>
          </table:table-cell>
          <table:table-cell table:style-name="ce12"/>
          <table:table-cell table:style-name="ce3"/>
          <table:table-cell table:style-name="ce66"/>
          <table:table-cell table:style-name="ce12" table:formula="of:=IF(ISBLANK([.G9]);&quot;&quot;;[.G9]*[.I9])">
            <text:p/>
          </table:table-cell>
          <table:table-cell table:style-name="ce4" table:formula="of:=IF(ISBLANK([.C9]); &quot;&quot;; COM.MICROSOFT.SWITCH([.D9]; [Dividend_WHT.$A$2]; [Dividend_WHT.$C$2];[Dividend_WHT.$A$3];[Dividend_WHT.$C$3];[Dividend_WHT.$A$4];[Dividend_WHT.$C$4];[Dividend_WHT.$A$5];[Dividend_WHT.$C$5];[Dividend_WHT.$A$6];[Dividend_WHT.$C$6];[Dividend_WHT.$A$7];[Dividend_WHT.$C$7];[Dividend_WHT.$A$8];[Dividend_WHT.$C$8];[Dividend_WHT.$A$9];[Dividend_WHT.$C$9];[Dividend_WHT.$A$10];[Dividend_WHT.$C$10];[Dividend_WHT.$A$11];[Dividend_WHT.$C$11];[Dividend_WHT.$A$12];[Dividend_WHT.$C$12];[Dividend_WHT.$A$13];[Dividend_WHT.$C$13];[Dividend_WHT.$A$14];[Dividend_WHT.$C$14];[Dividend_WHT.$A$15];[Dividend_WHT.$C$15];[Dividend_WHT.$A$16];[Dividend_WHT.$C$16];[Dividend_WHT.$A$17];[Dividend_WHT.$C$17];[Dividend_WHT.$A$18];[Dividend_WHT.$C$18];[Dividend_WHT.$A$19];[Dividend_WHT.$C$19];[Dividend_WHT.$A$20];[Dividend_WHT.$C$20];[Dividend_WHT.$A$21];[Dividend_WHT.$C$21];[Dividend_WHT.$A$22];[Dividend_WHT.$C$22]))">
            <text:p/>
          </table:table-cell>
          <table:table-cell table:style-name="ce12" table:formula="of:=IF(ISBLANK([.C9]);&quot;&quot;;[.J9]/(100%-[.K9]))">
            <text:p/>
          </table:table-cell>
          <table:table-cell table:style-name="ce12"/>
          <table:table-cell table:style-name="ce12" table:formula="of:=IF(ISBLANK([.C9]);&quot;&quot;;[Tax_Rates.$B$2]*[.L9])">
            <text:p/>
          </table:table-cell>
          <table:table-cell table:style-name="ce4" table:formula="of:=IF(ISBLANK([.C9]);&quot;&quot;;[Tax_Rates.$B$2]-[.K9])">
            <text:p/>
          </table:table-cell>
          <table:table-cell table:style-name="ce12" table:formula="of:=IF(ISBLANK([.C9]);&quot;&quot;;[.L9]*[.K9])">
            <text:p/>
          </table:table-cell>
          <table:table-cell table:style-name="ce12"/>
          <table:table-cell table:style-name="ce42" table:formula="of:=IF(ISBLANK([.C9]);&quot;&quot;;[.L9]*[.O9])">
            <text:p/>
          </table:table-cell>
          <table:table-cell table:style-name="ce3" table:number-columns-repeated="5"/>
          <table:table-cell table:style-name="ce1" table:number-columns-repeated="5"/>
          <table:table-cell table:number-columns-repeated="996"/>
        </table:table-row>
        <table:table-row table:style-name="ro1">
          <table:table-cell table:style-name="ce20"/>
          <table:table-cell table:style-name="ce3" table:number-columns-repeated="2"/>
          <table:table-cell table:style-name="ce3" table:formula="of:=IF(ISBLANK([.C10]); &quot;&quot;; LEFT([.C10];2))">
            <text:p/>
          </table:table-cell>
          <table:table-cell table:style-name="ce9"/>
          <table:table-cell table:style-name="ce9" table:formula="of:=IF(ISBLANK([.E10]);&quot;&quot;;[.E10]-1)">
            <text:p/>
          </table:table-cell>
          <table:table-cell table:style-name="ce12"/>
          <table:table-cell table:style-name="ce3"/>
          <table:table-cell table:style-name="ce66"/>
          <table:table-cell table:style-name="ce12" table:formula="of:=IF(ISBLANK([.G10]);&quot;&quot;;[.G10]*[.I10])">
            <text:p/>
          </table:table-cell>
          <table:table-cell table:style-name="ce4" table:formula="of:=IF(ISBLANK([.C10]); &quot;&quot;; COM.MICROSOFT.SWITCH([.D10]; [Dividend_WHT.$A$2]; [Dividend_WHT.$C$2];[Dividend_WHT.$A$3];[Dividend_WHT.$C$3];[Dividend_WHT.$A$4];[Dividend_WHT.$C$4];[Dividend_WHT.$A$5];[Dividend_WHT.$C$5];[Dividend_WHT.$A$6];[Dividend_WHT.$C$6];[Dividend_WHT.$A$7];[Dividend_WHT.$C$7];[Dividend_WHT.$A$8];[Dividend_WHT.$C$8];[Dividend_WHT.$A$9];[Dividend_WHT.$C$9];[Dividend_WHT.$A$10];[Dividend_WHT.$C$10];[Dividend_WHT.$A$11];[Dividend_WHT.$C$11];[Dividend_WHT.$A$12];[Dividend_WHT.$C$12];[Dividend_WHT.$A$13];[Dividend_WHT.$C$13];[Dividend_WHT.$A$14];[Dividend_WHT.$C$14];[Dividend_WHT.$A$15];[Dividend_WHT.$C$15];[Dividend_WHT.$A$16];[Dividend_WHT.$C$16];[Dividend_WHT.$A$17];[Dividend_WHT.$C$17];[Dividend_WHT.$A$18];[Dividend_WHT.$C$18];[Dividend_WHT.$A$19];[Dividend_WHT.$C$19];[Dividend_WHT.$A$20];[Dividend_WHT.$C$20];[Dividend_WHT.$A$21];[Dividend_WHT.$C$21];[Dividend_WHT.$A$22];[Dividend_WHT.$C$22]))">
            <text:p/>
          </table:table-cell>
          <table:table-cell table:style-name="ce12" table:formula="of:=IF(ISBLANK([.C10]);&quot;&quot;;[.J10]/(100%-[.K10]))">
            <text:p/>
          </table:table-cell>
          <table:table-cell table:style-name="ce12"/>
          <table:table-cell table:style-name="ce12" table:formula="of:=IF(ISBLANK([.C10]);&quot;&quot;;[Tax_Rates.$B$2]*[.L10])">
            <text:p/>
          </table:table-cell>
          <table:table-cell table:style-name="ce4" table:formula="of:=IF(ISBLANK([.C10]);&quot;&quot;;[Tax_Rates.$B$2]-[.K10])">
            <text:p/>
          </table:table-cell>
          <table:table-cell table:style-name="ce12" table:formula="of:=IF(ISBLANK([.C10]);&quot;&quot;;[.L10]*[.K10])">
            <text:p/>
          </table:table-cell>
          <table:table-cell table:style-name="ce12"/>
          <table:table-cell table:style-name="ce42" table:formula="of:=IF(ISBLANK([.C10]);&quot;&quot;;[.L10]*[.O10])">
            <text:p/>
          </table:table-cell>
          <table:table-cell table:style-name="ce3" table:number-columns-repeated="5"/>
          <table:table-cell table:style-name="ce1" table:number-columns-repeated="5"/>
          <table:table-cell table:number-columns-repeated="996"/>
        </table:table-row>
        <table:table-row table:style-name="ro1">
          <table:table-cell table:style-name="ce20"/>
          <table:table-cell table:style-name="ce3" table:number-columns-repeated="2"/>
          <table:table-cell table:style-name="ce3" table:formula="of:=IF(ISBLANK([.C11]); &quot;&quot;; LEFT([.C11];2))">
            <text:p/>
          </table:table-cell>
          <table:table-cell table:style-name="ce9"/>
          <table:table-cell table:style-name="ce9" table:formula="of:=IF(ISBLANK([.E11]);&quot;&quot;;[.E11]-1)">
            <text:p/>
          </table:table-cell>
          <table:table-cell table:style-name="ce12"/>
          <table:table-cell table:style-name="ce3"/>
          <table:table-cell table:style-name="ce66"/>
          <table:table-cell table:style-name="ce12" table:formula="of:=IF(ISBLANK([.G11]);&quot;&quot;;[.G11]*[.I11])">
            <text:p/>
          </table:table-cell>
          <table:table-cell table:style-name="ce4" table:formula="of:=IF(ISBLANK([.C11]); &quot;&quot;; COM.MICROSOFT.SWITCH([.D11]; [Dividend_WHT.$A$2]; [Dividend_WHT.$C$2];[Dividend_WHT.$A$3];[Dividend_WHT.$C$3];[Dividend_WHT.$A$4];[Dividend_WHT.$C$4];[Dividend_WHT.$A$5];[Dividend_WHT.$C$5];[Dividend_WHT.$A$6];[Dividend_WHT.$C$6];[Dividend_WHT.$A$7];[Dividend_WHT.$C$7];[Dividend_WHT.$A$8];[Dividend_WHT.$C$8];[Dividend_WHT.$A$9];[Dividend_WHT.$C$9];[Dividend_WHT.$A$10];[Dividend_WHT.$C$10];[Dividend_WHT.$A$11];[Dividend_WHT.$C$11];[Dividend_WHT.$A$12];[Dividend_WHT.$C$12];[Dividend_WHT.$A$13];[Dividend_WHT.$C$13];[Dividend_WHT.$A$14];[Dividend_WHT.$C$14];[Dividend_WHT.$A$15];[Dividend_WHT.$C$15];[Dividend_WHT.$A$16];[Dividend_WHT.$C$16];[Dividend_WHT.$A$17];[Dividend_WHT.$C$17];[Dividend_WHT.$A$18];[Dividend_WHT.$C$18];[Dividend_WHT.$A$19];[Dividend_WHT.$C$19];[Dividend_WHT.$A$20];[Dividend_WHT.$C$20];[Dividend_WHT.$A$21];[Dividend_WHT.$C$21];[Dividend_WHT.$A$22];[Dividend_WHT.$C$22]))">
            <text:p/>
          </table:table-cell>
          <table:table-cell table:style-name="ce12" table:formula="of:=IF(ISBLANK([.C11]);&quot;&quot;;[.J11]/(100%-[.K11]))">
            <text:p/>
          </table:table-cell>
          <table:table-cell table:style-name="ce12"/>
          <table:table-cell table:style-name="ce12" table:formula="of:=IF(ISBLANK([.C11]);&quot;&quot;;[Tax_Rates.$B$2]*[.L11])">
            <text:p/>
          </table:table-cell>
          <table:table-cell table:style-name="ce4" table:formula="of:=IF(ISBLANK([.C11]);&quot;&quot;;[Tax_Rates.$B$2]-[.K11])">
            <text:p/>
          </table:table-cell>
          <table:table-cell table:style-name="ce12" table:formula="of:=IF(ISBLANK([.C11]);&quot;&quot;;[.L11]*[.K11])">
            <text:p/>
          </table:table-cell>
          <table:table-cell table:style-name="ce12"/>
          <table:table-cell table:style-name="ce42" table:formula="of:=IF(ISBLANK([.C11]);&quot;&quot;;[.L11]*[.O11])">
            <text:p/>
          </table:table-cell>
          <table:table-cell table:style-name="ce3" table:number-columns-repeated="5"/>
          <table:table-cell table:style-name="ce1" table:number-columns-repeated="5"/>
          <table:table-cell table:number-columns-repeated="996"/>
        </table:table-row>
        <table:table-row table:style-name="ro1">
          <table:table-cell table:style-name="ce20"/>
          <table:table-cell table:style-name="ce3" table:number-columns-repeated="2"/>
          <table:table-cell table:style-name="ce3" table:formula="of:=IF(ISBLANK([.C12]); &quot;&quot;; LEFT([.C12];2))">
            <text:p/>
          </table:table-cell>
          <table:table-cell table:style-name="ce9"/>
          <table:table-cell table:style-name="ce9" table:formula="of:=IF(ISBLANK([.E12]);&quot;&quot;;[.E12]-1)">
            <text:p/>
          </table:table-cell>
          <table:table-cell table:style-name="ce12"/>
          <table:table-cell table:style-name="ce3"/>
          <table:table-cell table:style-name="ce66"/>
          <table:table-cell table:style-name="ce12" table:formula="of:=IF(ISBLANK([.G12]);&quot;&quot;;[.G12]*[.I12])">
            <text:p/>
          </table:table-cell>
          <table:table-cell table:style-name="ce4" table:formula="of:=IF(ISBLANK([.C12]); &quot;&quot;; COM.MICROSOFT.SWITCH([.D12]; [Dividend_WHT.$A$2]; [Dividend_WHT.$C$2];[Dividend_WHT.$A$3];[Dividend_WHT.$C$3];[Dividend_WHT.$A$4];[Dividend_WHT.$C$4];[Dividend_WHT.$A$5];[Dividend_WHT.$C$5];[Dividend_WHT.$A$6];[Dividend_WHT.$C$6];[Dividend_WHT.$A$7];[Dividend_WHT.$C$7];[Dividend_WHT.$A$8];[Dividend_WHT.$C$8];[Dividend_WHT.$A$9];[Dividend_WHT.$C$9];[Dividend_WHT.$A$10];[Dividend_WHT.$C$10];[Dividend_WHT.$A$11];[Dividend_WHT.$C$11];[Dividend_WHT.$A$12];[Dividend_WHT.$C$12];[Dividend_WHT.$A$13];[Dividend_WHT.$C$13];[Dividend_WHT.$A$14];[Dividend_WHT.$C$14];[Dividend_WHT.$A$15];[Dividend_WHT.$C$15];[Dividend_WHT.$A$16];[Dividend_WHT.$C$16];[Dividend_WHT.$A$17];[Dividend_WHT.$C$17];[Dividend_WHT.$A$18];[Dividend_WHT.$C$18];[Dividend_WHT.$A$19];[Dividend_WHT.$C$19];[Dividend_WHT.$A$20];[Dividend_WHT.$C$20];[Dividend_WHT.$A$21];[Dividend_WHT.$C$21];[Dividend_WHT.$A$22];[Dividend_WHT.$C$22]))">
            <text:p/>
          </table:table-cell>
          <table:table-cell table:style-name="ce12" table:formula="of:=IF(ISBLANK([.C12]);&quot;&quot;;[.J12]/(100%-[.K12]))">
            <text:p/>
          </table:table-cell>
          <table:table-cell table:style-name="ce12"/>
          <table:table-cell table:style-name="ce12" table:formula="of:=IF(ISBLANK([.C12]);&quot;&quot;;[Tax_Rates.$B$2]*[.L12])">
            <text:p/>
          </table:table-cell>
          <table:table-cell table:style-name="ce4" table:formula="of:=IF(ISBLANK([.C12]);&quot;&quot;;[Tax_Rates.$B$2]-[.K12])">
            <text:p/>
          </table:table-cell>
          <table:table-cell table:style-name="ce12" table:formula="of:=IF(ISBLANK([.C12]);&quot;&quot;;[.L12]*[.K12])">
            <text:p/>
          </table:table-cell>
          <table:table-cell table:style-name="ce12"/>
          <table:table-cell table:style-name="ce42" table:formula="of:=IF(ISBLANK([.C12]);&quot;&quot;;[.L12]*[.O12])">
            <text:p/>
          </table:table-cell>
          <table:table-cell table:style-name="ce3" table:number-columns-repeated="5"/>
          <table:table-cell table:style-name="ce1" table:number-columns-repeated="5"/>
          <table:table-cell table:number-columns-repeated="996"/>
        </table:table-row>
        <table:table-row table:style-name="ro1">
          <table:table-cell table:style-name="ce20"/>
          <table:table-cell table:style-name="ce3" table:number-columns-repeated="2"/>
          <table:table-cell table:style-name="ce3" table:formula="of:=IF(ISBLANK([.C13]); &quot;&quot;; LEFT([.C13];2))">
            <text:p/>
          </table:table-cell>
          <table:table-cell table:style-name="ce9"/>
          <table:table-cell table:style-name="ce9" table:formula="of:=IF(ISBLANK([.E13]);&quot;&quot;;[.E13]-1)">
            <text:p/>
          </table:table-cell>
          <table:table-cell table:style-name="ce12"/>
          <table:table-cell table:style-name="ce3"/>
          <table:table-cell table:style-name="ce66"/>
          <table:table-cell table:style-name="ce12" table:formula="of:=IF(ISBLANK([.G13]);&quot;&quot;;[.G13]*[.I13])">
            <text:p/>
          </table:table-cell>
          <table:table-cell table:style-name="ce4" table:formula="of:=IF(ISBLANK([.C13]); &quot;&quot;; COM.MICROSOFT.SWITCH([.D13]; [Dividend_WHT.$A$2]; [Dividend_WHT.$C$2];[Dividend_WHT.$A$3];[Dividend_WHT.$C$3];[Dividend_WHT.$A$4];[Dividend_WHT.$C$4];[Dividend_WHT.$A$5];[Dividend_WHT.$C$5];[Dividend_WHT.$A$6];[Dividend_WHT.$C$6];[Dividend_WHT.$A$7];[Dividend_WHT.$C$7];[Dividend_WHT.$A$8];[Dividend_WHT.$C$8];[Dividend_WHT.$A$9];[Dividend_WHT.$C$9];[Dividend_WHT.$A$10];[Dividend_WHT.$C$10];[Dividend_WHT.$A$11];[Dividend_WHT.$C$11];[Dividend_WHT.$A$12];[Dividend_WHT.$C$12];[Dividend_WHT.$A$13];[Dividend_WHT.$C$13];[Dividend_WHT.$A$14];[Dividend_WHT.$C$14];[Dividend_WHT.$A$15];[Dividend_WHT.$C$15];[Dividend_WHT.$A$16];[Dividend_WHT.$C$16];[Dividend_WHT.$A$17];[Dividend_WHT.$C$17];[Dividend_WHT.$A$18];[Dividend_WHT.$C$18];[Dividend_WHT.$A$19];[Dividend_WHT.$C$19];[Dividend_WHT.$A$20];[Dividend_WHT.$C$20];[Dividend_WHT.$A$21];[Dividend_WHT.$C$21];[Dividend_WHT.$A$22];[Dividend_WHT.$C$22]))">
            <text:p/>
          </table:table-cell>
          <table:table-cell table:style-name="ce12" table:formula="of:=IF(ISBLANK([.C13]);&quot;&quot;;[.J13]/(100%-[.K13]))">
            <text:p/>
          </table:table-cell>
          <table:table-cell table:style-name="ce12"/>
          <table:table-cell table:style-name="ce12" table:formula="of:=IF(ISBLANK([.C13]);&quot;&quot;;[Tax_Rates.$B$2]*[.L13])">
            <text:p/>
          </table:table-cell>
          <table:table-cell table:style-name="ce4" table:formula="of:=IF(ISBLANK([.C13]);&quot;&quot;;[Tax_Rates.$B$2]-[.K13])">
            <text:p/>
          </table:table-cell>
          <table:table-cell table:style-name="ce12" table:formula="of:=IF(ISBLANK([.C13]);&quot;&quot;;[.L13]*[.K13])">
            <text:p/>
          </table:table-cell>
          <table:table-cell table:style-name="ce12"/>
          <table:table-cell table:style-name="ce42" table:formula="of:=IF(ISBLANK([.C13]);&quot;&quot;;[.L13]*[.O13])">
            <text:p/>
          </table:table-cell>
          <table:table-cell table:style-name="ce3" table:number-columns-repeated="5"/>
          <table:table-cell table:style-name="ce1" table:number-columns-repeated="5"/>
          <table:table-cell table:number-columns-repeated="996"/>
        </table:table-row>
        <table:table-row table:style-name="ro1">
          <table:table-cell table:style-name="ce20"/>
          <table:table-cell table:style-name="ce3" table:number-columns-repeated="2"/>
          <table:table-cell table:style-name="ce3" table:formula="of:=IF(ISBLANK([.C14]); &quot;&quot;; LEFT([.C14];2))">
            <text:p/>
          </table:table-cell>
          <table:table-cell table:style-name="ce9"/>
          <table:table-cell table:style-name="ce9" table:formula="of:=IF(ISBLANK([.E14]);&quot;&quot;;[.E14]-1)">
            <text:p/>
          </table:table-cell>
          <table:table-cell table:style-name="ce12"/>
          <table:table-cell table:style-name="ce3"/>
          <table:table-cell table:style-name="ce66"/>
          <table:table-cell table:style-name="ce12" table:formula="of:=IF(ISBLANK([.G14]);&quot;&quot;;[.G14]*[.I14])">
            <text:p/>
          </table:table-cell>
          <table:table-cell table:style-name="ce4" table:formula="of:=IF(ISBLANK([.C14]); &quot;&quot;; COM.MICROSOFT.SWITCH([.D14]; [Dividend_WHT.$A$2]; [Dividend_WHT.$C$2];[Dividend_WHT.$A$3];[Dividend_WHT.$C$3];[Dividend_WHT.$A$4];[Dividend_WHT.$C$4];[Dividend_WHT.$A$5];[Dividend_WHT.$C$5];[Dividend_WHT.$A$6];[Dividend_WHT.$C$6];[Dividend_WHT.$A$7];[Dividend_WHT.$C$7];[Dividend_WHT.$A$8];[Dividend_WHT.$C$8];[Dividend_WHT.$A$9];[Dividend_WHT.$C$9];[Dividend_WHT.$A$10];[Dividend_WHT.$C$10];[Dividend_WHT.$A$11];[Dividend_WHT.$C$11];[Dividend_WHT.$A$12];[Dividend_WHT.$C$12];[Dividend_WHT.$A$13];[Dividend_WHT.$C$13];[Dividend_WHT.$A$14];[Dividend_WHT.$C$14];[Dividend_WHT.$A$15];[Dividend_WHT.$C$15];[Dividend_WHT.$A$16];[Dividend_WHT.$C$16];[Dividend_WHT.$A$17];[Dividend_WHT.$C$17];[Dividend_WHT.$A$18];[Dividend_WHT.$C$18];[Dividend_WHT.$A$19];[Dividend_WHT.$C$19];[Dividend_WHT.$A$20];[Dividend_WHT.$C$20];[Dividend_WHT.$A$21];[Dividend_WHT.$C$21];[Dividend_WHT.$A$22];[Dividend_WHT.$C$22]))">
            <text:p/>
          </table:table-cell>
          <table:table-cell table:style-name="ce12" table:formula="of:=IF(ISBLANK([.C14]);&quot;&quot;;[.J14]/(100%-[.K14]))">
            <text:p/>
          </table:table-cell>
          <table:table-cell table:style-name="ce12"/>
          <table:table-cell table:style-name="ce12" table:formula="of:=IF(ISBLANK([.C14]);&quot;&quot;;[Tax_Rates.$B$2]*[.L14])">
            <text:p/>
          </table:table-cell>
          <table:table-cell table:style-name="ce4" table:formula="of:=IF(ISBLANK([.C14]);&quot;&quot;;[Tax_Rates.$B$2]-[.K14])">
            <text:p/>
          </table:table-cell>
          <table:table-cell table:style-name="ce12" table:formula="of:=IF(ISBLANK([.C14]);&quot;&quot;;[.L14]*[.K14])">
            <text:p/>
          </table:table-cell>
          <table:table-cell table:style-name="ce12"/>
          <table:table-cell table:style-name="ce42" table:formula="of:=IF(ISBLANK([.C14]);&quot;&quot;;[.L14]*[.O14])">
            <text:p/>
          </table:table-cell>
          <table:table-cell table:style-name="ce3" table:number-columns-repeated="5"/>
          <table:table-cell table:style-name="ce1" table:number-columns-repeated="5"/>
          <table:table-cell table:number-columns-repeated="996"/>
        </table:table-row>
        <table:table-row table:style-name="ro1">
          <table:table-cell table:style-name="ce20"/>
          <table:table-cell table:style-name="ce3" table:number-columns-repeated="2"/>
          <table:table-cell table:style-name="ce3" table:formula="of:=IF(ISBLANK([.C15]); &quot;&quot;; LEFT([.C15];2))">
            <text:p/>
          </table:table-cell>
          <table:table-cell table:style-name="ce9"/>
          <table:table-cell table:style-name="ce9" table:formula="of:=IF(ISBLANK([.E15]);&quot;&quot;;[.E15]-1)">
            <text:p/>
          </table:table-cell>
          <table:table-cell table:style-name="ce12"/>
          <table:table-cell table:style-name="ce3"/>
          <table:table-cell table:style-name="ce66"/>
          <table:table-cell table:style-name="ce12" table:formula="of:=IF(ISBLANK([.G15]);&quot;&quot;;[.G15]*[.I15])">
            <text:p/>
          </table:table-cell>
          <table:table-cell table:style-name="ce4" table:formula="of:=IF(ISBLANK([.C15]); &quot;&quot;; COM.MICROSOFT.SWITCH([.D15]; [Dividend_WHT.$A$2]; [Dividend_WHT.$C$2];[Dividend_WHT.$A$3];[Dividend_WHT.$C$3];[Dividend_WHT.$A$4];[Dividend_WHT.$C$4];[Dividend_WHT.$A$5];[Dividend_WHT.$C$5];[Dividend_WHT.$A$6];[Dividend_WHT.$C$6];[Dividend_WHT.$A$7];[Dividend_WHT.$C$7];[Dividend_WHT.$A$8];[Dividend_WHT.$C$8];[Dividend_WHT.$A$9];[Dividend_WHT.$C$9];[Dividend_WHT.$A$10];[Dividend_WHT.$C$10];[Dividend_WHT.$A$11];[Dividend_WHT.$C$11];[Dividend_WHT.$A$12];[Dividend_WHT.$C$12];[Dividend_WHT.$A$13];[Dividend_WHT.$C$13];[Dividend_WHT.$A$14];[Dividend_WHT.$C$14];[Dividend_WHT.$A$15];[Dividend_WHT.$C$15];[Dividend_WHT.$A$16];[Dividend_WHT.$C$16];[Dividend_WHT.$A$17];[Dividend_WHT.$C$17];[Dividend_WHT.$A$18];[Dividend_WHT.$C$18];[Dividend_WHT.$A$19];[Dividend_WHT.$C$19];[Dividend_WHT.$A$20];[Dividend_WHT.$C$20];[Dividend_WHT.$A$21];[Dividend_WHT.$C$21];[Dividend_WHT.$A$22];[Dividend_WHT.$C$22]))">
            <text:p/>
          </table:table-cell>
          <table:table-cell table:style-name="ce12" table:formula="of:=IF(ISBLANK([.C15]);&quot;&quot;;[.J15]/(100%-[.K15]))">
            <text:p/>
          </table:table-cell>
          <table:table-cell table:style-name="ce12"/>
          <table:table-cell table:style-name="ce12" table:formula="of:=IF(ISBLANK([.C15]);&quot;&quot;;[Tax_Rates.$B$2]*[.L15])">
            <text:p/>
          </table:table-cell>
          <table:table-cell table:style-name="ce4" table:formula="of:=IF(ISBLANK([.C15]);&quot;&quot;;[Tax_Rates.$B$2]-[.K15])">
            <text:p/>
          </table:table-cell>
          <table:table-cell table:style-name="ce12" table:formula="of:=IF(ISBLANK([.C15]);&quot;&quot;;[.L15]*[.K15])">
            <text:p/>
          </table:table-cell>
          <table:table-cell table:style-name="ce12"/>
          <table:table-cell table:style-name="ce42" table:formula="of:=IF(ISBLANK([.C15]);&quot;&quot;;[.L15]*[.O15])">
            <text:p/>
          </table:table-cell>
          <table:table-cell table:style-name="ce3" table:number-columns-repeated="5"/>
          <table:table-cell table:style-name="ce1" table:number-columns-repeated="5"/>
          <table:table-cell table:number-columns-repeated="996"/>
        </table:table-row>
        <table:table-row table:style-name="ro1">
          <table:table-cell table:style-name="ce20"/>
          <table:table-cell table:style-name="ce3" table:number-columns-repeated="2"/>
          <table:table-cell table:style-name="ce3" table:formula="of:=IF(ISBLANK([.C16]); &quot;&quot;; LEFT([.C16];2))">
            <text:p/>
          </table:table-cell>
          <table:table-cell table:style-name="ce9"/>
          <table:table-cell table:style-name="ce9" table:formula="of:=IF(ISBLANK([.E16]);&quot;&quot;;[.E16]-1)">
            <text:p/>
          </table:table-cell>
          <table:table-cell table:style-name="ce12"/>
          <table:table-cell table:style-name="ce3"/>
          <table:table-cell table:style-name="ce66"/>
          <table:table-cell table:style-name="ce12" table:formula="of:=IF(ISBLANK([.G16]);&quot;&quot;;[.G16]*[.I16])">
            <text:p/>
          </table:table-cell>
          <table:table-cell table:style-name="ce4" table:formula="of:=IF(ISBLANK([.C16]); &quot;&quot;; COM.MICROSOFT.SWITCH([.D16]; [Dividend_WHT.$A$2]; [Dividend_WHT.$C$2];[Dividend_WHT.$A$3];[Dividend_WHT.$C$3];[Dividend_WHT.$A$4];[Dividend_WHT.$C$4];[Dividend_WHT.$A$5];[Dividend_WHT.$C$5];[Dividend_WHT.$A$6];[Dividend_WHT.$C$6];[Dividend_WHT.$A$7];[Dividend_WHT.$C$7];[Dividend_WHT.$A$8];[Dividend_WHT.$C$8];[Dividend_WHT.$A$9];[Dividend_WHT.$C$9];[Dividend_WHT.$A$10];[Dividend_WHT.$C$10];[Dividend_WHT.$A$11];[Dividend_WHT.$C$11];[Dividend_WHT.$A$12];[Dividend_WHT.$C$12];[Dividend_WHT.$A$13];[Dividend_WHT.$C$13];[Dividend_WHT.$A$14];[Dividend_WHT.$C$14];[Dividend_WHT.$A$15];[Dividend_WHT.$C$15];[Dividend_WHT.$A$16];[Dividend_WHT.$C$16];[Dividend_WHT.$A$17];[Dividend_WHT.$C$17];[Dividend_WHT.$A$18];[Dividend_WHT.$C$18];[Dividend_WHT.$A$19];[Dividend_WHT.$C$19];[Dividend_WHT.$A$20];[Dividend_WHT.$C$20];[Dividend_WHT.$A$21];[Dividend_WHT.$C$21];[Dividend_WHT.$A$22];[Dividend_WHT.$C$22]))">
            <text:p/>
          </table:table-cell>
          <table:table-cell table:style-name="ce12" table:formula="of:=IF(ISBLANK([.C16]);&quot;&quot;;[.J16]/(100%-[.K16]))">
            <text:p/>
          </table:table-cell>
          <table:table-cell table:style-name="ce12"/>
          <table:table-cell table:style-name="ce12" table:formula="of:=IF(ISBLANK([.C16]);&quot;&quot;;[Tax_Rates.$B$2]*[.L16])">
            <text:p/>
          </table:table-cell>
          <table:table-cell table:style-name="ce4" table:formula="of:=IF(ISBLANK([.C16]);&quot;&quot;;[Tax_Rates.$B$2]-[.K16])">
            <text:p/>
          </table:table-cell>
          <table:table-cell table:style-name="ce12" table:formula="of:=IF(ISBLANK([.C16]);&quot;&quot;;[.L16]*[.K16])">
            <text:p/>
          </table:table-cell>
          <table:table-cell table:style-name="ce12"/>
          <table:table-cell table:style-name="ce42" table:formula="of:=IF(ISBLANK([.C16]);&quot;&quot;;[.L16]*[.O16])">
            <text:p/>
          </table:table-cell>
          <table:table-cell table:style-name="ce3" table:number-columns-repeated="5"/>
          <table:table-cell table:style-name="ce1" table:number-columns-repeated="5"/>
          <table:table-cell table:number-columns-repeated="996"/>
        </table:table-row>
        <table:table-row table:style-name="ro1">
          <table:table-cell table:style-name="ce20"/>
          <table:table-cell table:style-name="ce3" table:number-columns-repeated="2"/>
          <table:table-cell table:style-name="ce3" table:formula="of:=IF(ISBLANK([.C17]); &quot;&quot;; LEFT([.C17];2))">
            <text:p/>
          </table:table-cell>
          <table:table-cell table:style-name="ce9"/>
          <table:table-cell table:style-name="ce9" table:formula="of:=IF(ISBLANK([.E17]);&quot;&quot;;[.E17]-1)">
            <text:p/>
          </table:table-cell>
          <table:table-cell table:style-name="ce12"/>
          <table:table-cell table:style-name="ce3"/>
          <table:table-cell table:style-name="ce66"/>
          <table:table-cell table:style-name="ce12" table:formula="of:=IF(ISBLANK([.G17]);&quot;&quot;;[.G17]*[.I17])">
            <text:p/>
          </table:table-cell>
          <table:table-cell table:style-name="ce4" table:formula="of:=IF(ISBLANK([.C17]); &quot;&quot;; COM.MICROSOFT.SWITCH([.D17]; [Dividend_WHT.$A$2]; [Dividend_WHT.$C$2];[Dividend_WHT.$A$3];[Dividend_WHT.$C$3];[Dividend_WHT.$A$4];[Dividend_WHT.$C$4];[Dividend_WHT.$A$5];[Dividend_WHT.$C$5];[Dividend_WHT.$A$6];[Dividend_WHT.$C$6];[Dividend_WHT.$A$7];[Dividend_WHT.$C$7];[Dividend_WHT.$A$8];[Dividend_WHT.$C$8];[Dividend_WHT.$A$9];[Dividend_WHT.$C$9];[Dividend_WHT.$A$10];[Dividend_WHT.$C$10];[Dividend_WHT.$A$11];[Dividend_WHT.$C$11];[Dividend_WHT.$A$12];[Dividend_WHT.$C$12];[Dividend_WHT.$A$13];[Dividend_WHT.$C$13];[Dividend_WHT.$A$14];[Dividend_WHT.$C$14];[Dividend_WHT.$A$15];[Dividend_WHT.$C$15];[Dividend_WHT.$A$16];[Dividend_WHT.$C$16];[Dividend_WHT.$A$17];[Dividend_WHT.$C$17];[Dividend_WHT.$A$18];[Dividend_WHT.$C$18];[Dividend_WHT.$A$19];[Dividend_WHT.$C$19];[Dividend_WHT.$A$20];[Dividend_WHT.$C$20];[Dividend_WHT.$A$21];[Dividend_WHT.$C$21];[Dividend_WHT.$A$22];[Dividend_WHT.$C$22]))">
            <text:p/>
          </table:table-cell>
          <table:table-cell table:style-name="ce12" table:formula="of:=IF(ISBLANK([.C17]);&quot;&quot;;[.J17]/(100%-[.K17]))">
            <text:p/>
          </table:table-cell>
          <table:table-cell table:style-name="ce12"/>
          <table:table-cell table:style-name="ce12" table:formula="of:=IF(ISBLANK([.C17]);&quot;&quot;;[Tax_Rates.$B$2]*[.L17])">
            <text:p/>
          </table:table-cell>
          <table:table-cell table:style-name="ce4" table:formula="of:=IF(ISBLANK([.C17]);&quot;&quot;;[Tax_Rates.$B$2]-[.K17])">
            <text:p/>
          </table:table-cell>
          <table:table-cell table:style-name="ce12" table:formula="of:=IF(ISBLANK([.C17]);&quot;&quot;;[.L17]*[.K17])">
            <text:p/>
          </table:table-cell>
          <table:table-cell table:style-name="ce12"/>
          <table:table-cell table:style-name="ce42" table:formula="of:=IF(ISBLANK([.C17]);&quot;&quot;;[.L17]*[.O17])">
            <text:p/>
          </table:table-cell>
          <table:table-cell table:style-name="ce3" table:number-columns-repeated="5"/>
          <table:table-cell table:style-name="ce1" table:number-columns-repeated="5"/>
          <table:table-cell table:number-columns-repeated="996"/>
        </table:table-row>
        <table:table-row table:style-name="ro1">
          <table:table-cell table:style-name="ce20"/>
          <table:table-cell table:style-name="ce3" table:number-columns-repeated="2"/>
          <table:table-cell table:style-name="ce3" table:formula="of:=IF(ISBLANK([.C18]); &quot;&quot;; LEFT([.C18];2))">
            <text:p/>
          </table:table-cell>
          <table:table-cell table:style-name="ce9"/>
          <table:table-cell table:style-name="ce9" table:formula="of:=IF(ISBLANK([.E18]);&quot;&quot;;[.E18]-1)">
            <text:p/>
          </table:table-cell>
          <table:table-cell table:style-name="ce12"/>
          <table:table-cell table:style-name="ce3"/>
          <table:table-cell table:style-name="ce66"/>
          <table:table-cell table:style-name="ce12" table:formula="of:=IF(ISBLANK([.G18]);&quot;&quot;;[.G18]*[.I18])">
            <text:p/>
          </table:table-cell>
          <table:table-cell table:style-name="ce4" table:formula="of:=IF(ISBLANK([.C18]); &quot;&quot;; COM.MICROSOFT.SWITCH([.D18]; [Dividend_WHT.$A$2]; [Dividend_WHT.$C$2];[Dividend_WHT.$A$3];[Dividend_WHT.$C$3];[Dividend_WHT.$A$4];[Dividend_WHT.$C$4];[Dividend_WHT.$A$5];[Dividend_WHT.$C$5];[Dividend_WHT.$A$6];[Dividend_WHT.$C$6];[Dividend_WHT.$A$7];[Dividend_WHT.$C$7];[Dividend_WHT.$A$8];[Dividend_WHT.$C$8];[Dividend_WHT.$A$9];[Dividend_WHT.$C$9];[Dividend_WHT.$A$10];[Dividend_WHT.$C$10];[Dividend_WHT.$A$11];[Dividend_WHT.$C$11];[Dividend_WHT.$A$12];[Dividend_WHT.$C$12];[Dividend_WHT.$A$13];[Dividend_WHT.$C$13];[Dividend_WHT.$A$14];[Dividend_WHT.$C$14];[Dividend_WHT.$A$15];[Dividend_WHT.$C$15];[Dividend_WHT.$A$16];[Dividend_WHT.$C$16];[Dividend_WHT.$A$17];[Dividend_WHT.$C$17];[Dividend_WHT.$A$18];[Dividend_WHT.$C$18];[Dividend_WHT.$A$19];[Dividend_WHT.$C$19];[Dividend_WHT.$A$20];[Dividend_WHT.$C$20];[Dividend_WHT.$A$21];[Dividend_WHT.$C$21];[Dividend_WHT.$A$22];[Dividend_WHT.$C$22]))">
            <text:p/>
          </table:table-cell>
          <table:table-cell table:style-name="ce12" table:formula="of:=IF(ISBLANK([.C18]);&quot;&quot;;[.J18]/(100%-[.K18]))">
            <text:p/>
          </table:table-cell>
          <table:table-cell table:style-name="ce12"/>
          <table:table-cell table:style-name="ce12" table:formula="of:=IF(ISBLANK([.C18]);&quot;&quot;;[Tax_Rates.$B$2]*[.L18])">
            <text:p/>
          </table:table-cell>
          <table:table-cell table:style-name="ce4" table:formula="of:=IF(ISBLANK([.C18]);&quot;&quot;;[Tax_Rates.$B$2]-[.K18])">
            <text:p/>
          </table:table-cell>
          <table:table-cell table:style-name="ce12" table:formula="of:=IF(ISBLANK([.C18]);&quot;&quot;;[.L18]*[.K18])">
            <text:p/>
          </table:table-cell>
          <table:table-cell table:style-name="ce12"/>
          <table:table-cell table:style-name="ce42" table:formula="of:=IF(ISBLANK([.C18]);&quot;&quot;;[.L18]*[.O18])">
            <text:p/>
          </table:table-cell>
          <table:table-cell table:style-name="ce3" table:number-columns-repeated="5"/>
          <table:table-cell table:style-name="ce1" table:number-columns-repeated="5"/>
          <table:table-cell table:number-columns-repeated="996"/>
        </table:table-row>
        <table:table-row table:style-name="ro1">
          <table:table-cell table:style-name="ce20"/>
          <table:table-cell table:style-name="ce3" table:number-columns-repeated="2"/>
          <table:table-cell table:style-name="ce3" table:formula="of:=IF(ISBLANK([.C19]); &quot;&quot;; LEFT([.C19];2))">
            <text:p/>
          </table:table-cell>
          <table:table-cell table:style-name="ce9"/>
          <table:table-cell table:style-name="ce9" table:formula="of:=IF(ISBLANK([.E19]);&quot;&quot;;[.E19]-1)">
            <text:p/>
          </table:table-cell>
          <table:table-cell table:style-name="ce12"/>
          <table:table-cell table:style-name="ce3"/>
          <table:table-cell table:style-name="ce66"/>
          <table:table-cell table:style-name="ce12" table:formula="of:=IF(ISBLANK([.G19]);&quot;&quot;;[.G19]*[.I19])">
            <text:p/>
          </table:table-cell>
          <table:table-cell table:style-name="ce4" table:formula="of:=IF(ISBLANK([.C19]); &quot;&quot;; COM.MICROSOFT.SWITCH([.D19]; [Dividend_WHT.$A$2]; [Dividend_WHT.$C$2];[Dividend_WHT.$A$3];[Dividend_WHT.$C$3];[Dividend_WHT.$A$4];[Dividend_WHT.$C$4];[Dividend_WHT.$A$5];[Dividend_WHT.$C$5];[Dividend_WHT.$A$6];[Dividend_WHT.$C$6];[Dividend_WHT.$A$7];[Dividend_WHT.$C$7];[Dividend_WHT.$A$8];[Dividend_WHT.$C$8];[Dividend_WHT.$A$9];[Dividend_WHT.$C$9];[Dividend_WHT.$A$10];[Dividend_WHT.$C$10];[Dividend_WHT.$A$11];[Dividend_WHT.$C$11];[Dividend_WHT.$A$12];[Dividend_WHT.$C$12];[Dividend_WHT.$A$13];[Dividend_WHT.$C$13];[Dividend_WHT.$A$14];[Dividend_WHT.$C$14];[Dividend_WHT.$A$15];[Dividend_WHT.$C$15];[Dividend_WHT.$A$16];[Dividend_WHT.$C$16];[Dividend_WHT.$A$17];[Dividend_WHT.$C$17];[Dividend_WHT.$A$18];[Dividend_WHT.$C$18];[Dividend_WHT.$A$19];[Dividend_WHT.$C$19];[Dividend_WHT.$A$20];[Dividend_WHT.$C$20];[Dividend_WHT.$A$21];[Dividend_WHT.$C$21];[Dividend_WHT.$A$22];[Dividend_WHT.$C$22]))">
            <text:p/>
          </table:table-cell>
          <table:table-cell table:style-name="ce12" table:formula="of:=IF(ISBLANK([.C19]);&quot;&quot;;[.J19]/(100%-[.K19]))">
            <text:p/>
          </table:table-cell>
          <table:table-cell table:style-name="ce12"/>
          <table:table-cell table:style-name="ce12" table:formula="of:=IF(ISBLANK([.C19]);&quot;&quot;;[Tax_Rates.$B$2]*[.L19])">
            <text:p/>
          </table:table-cell>
          <table:table-cell table:style-name="ce4" table:formula="of:=IF(ISBLANK([.C19]);&quot;&quot;;[Tax_Rates.$B$2]-[.K19])">
            <text:p/>
          </table:table-cell>
          <table:table-cell table:style-name="ce12" table:formula="of:=IF(ISBLANK([.C19]);&quot;&quot;;[.L19]*[.K19])">
            <text:p/>
          </table:table-cell>
          <table:table-cell table:style-name="ce12"/>
          <table:table-cell table:style-name="ce42" table:formula="of:=IF(ISBLANK([.C19]);&quot;&quot;;[.L19]*[.O19])">
            <text:p/>
          </table:table-cell>
          <table:table-cell table:style-name="ce3" table:number-columns-repeated="5"/>
          <table:table-cell table:style-name="ce1" table:number-columns-repeated="5"/>
          <table:table-cell table:number-columns-repeated="996"/>
        </table:table-row>
        <table:table-row table:style-name="ro1">
          <table:table-cell table:style-name="ce20"/>
          <table:table-cell table:style-name="ce3" table:number-columns-repeated="2"/>
          <table:table-cell table:style-name="ce3" table:formula="of:=IF(ISBLANK([.C20]); &quot;&quot;; LEFT([.C20];2))">
            <text:p/>
          </table:table-cell>
          <table:table-cell table:style-name="ce9"/>
          <table:table-cell table:style-name="ce9" table:formula="of:=IF(ISBLANK([.E20]);&quot;&quot;;[.E20]-1)">
            <text:p/>
          </table:table-cell>
          <table:table-cell table:style-name="ce12"/>
          <table:table-cell table:style-name="ce3"/>
          <table:table-cell table:style-name="ce66"/>
          <table:table-cell table:style-name="ce12" table:formula="of:=IF(ISBLANK([.G20]);&quot;&quot;;[.G20]*[.I20])">
            <text:p/>
          </table:table-cell>
          <table:table-cell table:style-name="ce4" table:formula="of:=IF(ISBLANK([.C20]); &quot;&quot;; COM.MICROSOFT.SWITCH([.D20]; [Dividend_WHT.$A$2]; [Dividend_WHT.$C$2];[Dividend_WHT.$A$3];[Dividend_WHT.$C$3];[Dividend_WHT.$A$4];[Dividend_WHT.$C$4];[Dividend_WHT.$A$5];[Dividend_WHT.$C$5];[Dividend_WHT.$A$6];[Dividend_WHT.$C$6];[Dividend_WHT.$A$7];[Dividend_WHT.$C$7];[Dividend_WHT.$A$8];[Dividend_WHT.$C$8];[Dividend_WHT.$A$9];[Dividend_WHT.$C$9];[Dividend_WHT.$A$10];[Dividend_WHT.$C$10];[Dividend_WHT.$A$11];[Dividend_WHT.$C$11];[Dividend_WHT.$A$12];[Dividend_WHT.$C$12];[Dividend_WHT.$A$13];[Dividend_WHT.$C$13];[Dividend_WHT.$A$14];[Dividend_WHT.$C$14];[Dividend_WHT.$A$15];[Dividend_WHT.$C$15];[Dividend_WHT.$A$16];[Dividend_WHT.$C$16];[Dividend_WHT.$A$17];[Dividend_WHT.$C$17];[Dividend_WHT.$A$18];[Dividend_WHT.$C$18];[Dividend_WHT.$A$19];[Dividend_WHT.$C$19];[Dividend_WHT.$A$20];[Dividend_WHT.$C$20];[Dividend_WHT.$A$21];[Dividend_WHT.$C$21];[Dividend_WHT.$A$22];[Dividend_WHT.$C$22]))">
            <text:p/>
          </table:table-cell>
          <table:table-cell table:style-name="ce12" table:formula="of:=IF(ISBLANK([.C20]);&quot;&quot;;[.J20]/(100%-[.K20]))">
            <text:p/>
          </table:table-cell>
          <table:table-cell table:style-name="ce12"/>
          <table:table-cell table:style-name="ce12" table:formula="of:=IF(ISBLANK([.C20]);&quot;&quot;;[Tax_Rates.$B$2]*[.L20])">
            <text:p/>
          </table:table-cell>
          <table:table-cell table:style-name="ce4" table:formula="of:=IF(ISBLANK([.C20]);&quot;&quot;;[Tax_Rates.$B$2]-[.K20])">
            <text:p/>
          </table:table-cell>
          <table:table-cell table:style-name="ce12" table:formula="of:=IF(ISBLANK([.C20]);&quot;&quot;;[.L20]*[.K20])">
            <text:p/>
          </table:table-cell>
          <table:table-cell table:style-name="ce12"/>
          <table:table-cell table:style-name="ce42" table:formula="of:=IF(ISBLANK([.C20]);&quot;&quot;;[.L20]*[.O20])">
            <text:p/>
          </table:table-cell>
          <table:table-cell table:style-name="ce3" table:number-columns-repeated="5"/>
          <table:table-cell table:style-name="ce1" table:number-columns-repeated="5"/>
          <table:table-cell table:number-columns-repeated="996"/>
        </table:table-row>
        <table:table-row table:style-name="ro1">
          <table:table-cell table:style-name="ce20"/>
          <table:table-cell table:style-name="ce3" table:number-columns-repeated="2"/>
          <table:table-cell table:style-name="ce3" table:formula="of:=IF(ISBLANK([.C21]); &quot;&quot;; LEFT([.C21];2))">
            <text:p/>
          </table:table-cell>
          <table:table-cell table:style-name="ce9"/>
          <table:table-cell table:style-name="ce9" table:formula="of:=IF(ISBLANK([.E21]);&quot;&quot;;[.E21]-1)">
            <text:p/>
          </table:table-cell>
          <table:table-cell table:style-name="ce12"/>
          <table:table-cell table:style-name="ce3"/>
          <table:table-cell table:style-name="ce66"/>
          <table:table-cell table:style-name="ce12" table:formula="of:=IF(ISBLANK([.G21]);&quot;&quot;;[.G21]*[.I21])">
            <text:p/>
          </table:table-cell>
          <table:table-cell table:style-name="ce4" table:formula="of:=IF(ISBLANK([.C21]); &quot;&quot;; COM.MICROSOFT.SWITCH([.D21]; [Dividend_WHT.$A$2]; [Dividend_WHT.$C$2];[Dividend_WHT.$A$3];[Dividend_WHT.$C$3];[Dividend_WHT.$A$4];[Dividend_WHT.$C$4];[Dividend_WHT.$A$5];[Dividend_WHT.$C$5];[Dividend_WHT.$A$6];[Dividend_WHT.$C$6];[Dividend_WHT.$A$7];[Dividend_WHT.$C$7];[Dividend_WHT.$A$8];[Dividend_WHT.$C$8];[Dividend_WHT.$A$9];[Dividend_WHT.$C$9];[Dividend_WHT.$A$10];[Dividend_WHT.$C$10];[Dividend_WHT.$A$11];[Dividend_WHT.$C$11];[Dividend_WHT.$A$12];[Dividend_WHT.$C$12];[Dividend_WHT.$A$13];[Dividend_WHT.$C$13];[Dividend_WHT.$A$14];[Dividend_WHT.$C$14];[Dividend_WHT.$A$15];[Dividend_WHT.$C$15];[Dividend_WHT.$A$16];[Dividend_WHT.$C$16];[Dividend_WHT.$A$17];[Dividend_WHT.$C$17];[Dividend_WHT.$A$18];[Dividend_WHT.$C$18];[Dividend_WHT.$A$19];[Dividend_WHT.$C$19];[Dividend_WHT.$A$20];[Dividend_WHT.$C$20];[Dividend_WHT.$A$21];[Dividend_WHT.$C$21];[Dividend_WHT.$A$22];[Dividend_WHT.$C$22]))">
            <text:p/>
          </table:table-cell>
          <table:table-cell table:style-name="ce12" table:formula="of:=IF(ISBLANK([.C21]);&quot;&quot;;[.J21]/(100%-[.K21]))">
            <text:p/>
          </table:table-cell>
          <table:table-cell table:style-name="ce12"/>
          <table:table-cell table:style-name="ce12" table:formula="of:=IF(ISBLANK([.C21]);&quot;&quot;;[Tax_Rates.$B$2]*[.L21])">
            <text:p/>
          </table:table-cell>
          <table:table-cell table:style-name="ce4" table:formula="of:=IF(ISBLANK([.C21]);&quot;&quot;;[Tax_Rates.$B$2]-[.K21])">
            <text:p/>
          </table:table-cell>
          <table:table-cell table:style-name="ce12" table:formula="of:=IF(ISBLANK([.C21]);&quot;&quot;;[.L21]*[.K21])">
            <text:p/>
          </table:table-cell>
          <table:table-cell table:style-name="ce12"/>
          <table:table-cell table:style-name="ce42" table:formula="of:=IF(ISBLANK([.C21]);&quot;&quot;;[.L21]*[.O21])">
            <text:p/>
          </table:table-cell>
          <table:table-cell table:style-name="ce3" table:number-columns-repeated="5"/>
          <table:table-cell table:style-name="ce1" table:number-columns-repeated="5"/>
          <table:table-cell table:number-columns-repeated="996"/>
        </table:table-row>
        <table:table-row table:style-name="ro1">
          <table:table-cell table:style-name="ce20"/>
          <table:table-cell table:style-name="ce3" table:number-columns-repeated="2"/>
          <table:table-cell table:style-name="ce3" table:formula="of:=IF(ISBLANK([.C22]); &quot;&quot;; LEFT([.C22];2))">
            <text:p/>
          </table:table-cell>
          <table:table-cell table:style-name="ce9"/>
          <table:table-cell table:style-name="ce9" table:formula="of:=IF(ISBLANK([.E22]);&quot;&quot;;[.E22]-1)">
            <text:p/>
          </table:table-cell>
          <table:table-cell table:style-name="ce12"/>
          <table:table-cell table:style-name="ce3"/>
          <table:table-cell table:style-name="ce66"/>
          <table:table-cell table:style-name="ce12" table:formula="of:=IF(ISBLANK([.G22]);&quot;&quot;;[.G22]*[.I22])">
            <text:p/>
          </table:table-cell>
          <table:table-cell table:style-name="ce4" table:formula="of:=IF(ISBLANK([.C22]); &quot;&quot;; COM.MICROSOFT.SWITCH([.D22]; [Dividend_WHT.$A$2]; [Dividend_WHT.$C$2];[Dividend_WHT.$A$3];[Dividend_WHT.$C$3];[Dividend_WHT.$A$4];[Dividend_WHT.$C$4];[Dividend_WHT.$A$5];[Dividend_WHT.$C$5];[Dividend_WHT.$A$6];[Dividend_WHT.$C$6];[Dividend_WHT.$A$7];[Dividend_WHT.$C$7];[Dividend_WHT.$A$8];[Dividend_WHT.$C$8];[Dividend_WHT.$A$9];[Dividend_WHT.$C$9];[Dividend_WHT.$A$10];[Dividend_WHT.$C$10];[Dividend_WHT.$A$11];[Dividend_WHT.$C$11];[Dividend_WHT.$A$12];[Dividend_WHT.$C$12];[Dividend_WHT.$A$13];[Dividend_WHT.$C$13];[Dividend_WHT.$A$14];[Dividend_WHT.$C$14];[Dividend_WHT.$A$15];[Dividend_WHT.$C$15];[Dividend_WHT.$A$16];[Dividend_WHT.$C$16];[Dividend_WHT.$A$17];[Dividend_WHT.$C$17];[Dividend_WHT.$A$18];[Dividend_WHT.$C$18];[Dividend_WHT.$A$19];[Dividend_WHT.$C$19];[Dividend_WHT.$A$20];[Dividend_WHT.$C$20];[Dividend_WHT.$A$21];[Dividend_WHT.$C$21];[Dividend_WHT.$A$22];[Dividend_WHT.$C$22]))">
            <text:p/>
          </table:table-cell>
          <table:table-cell table:style-name="ce12" table:formula="of:=IF(ISBLANK([.C22]);&quot;&quot;;[.J22]/(100%-[.K22]))">
            <text:p/>
          </table:table-cell>
          <table:table-cell table:style-name="ce12"/>
          <table:table-cell table:style-name="ce12" table:formula="of:=IF(ISBLANK([.C22]);&quot;&quot;;[Tax_Rates.$B$2]*[.L22])">
            <text:p/>
          </table:table-cell>
          <table:table-cell table:style-name="ce4" table:formula="of:=IF(ISBLANK([.C22]);&quot;&quot;;[Tax_Rates.$B$2]-[.K22])">
            <text:p/>
          </table:table-cell>
          <table:table-cell table:style-name="ce12" table:formula="of:=IF(ISBLANK([.C22]);&quot;&quot;;[.L22]*[.K22])">
            <text:p/>
          </table:table-cell>
          <table:table-cell table:style-name="ce12"/>
          <table:table-cell table:style-name="ce42" table:formula="of:=IF(ISBLANK([.C22]);&quot;&quot;;[.L22]*[.O22])">
            <text:p/>
          </table:table-cell>
          <table:table-cell table:style-name="ce3" table:number-columns-repeated="5"/>
          <table:table-cell table:style-name="ce1" table:number-columns-repeated="5"/>
          <table:table-cell table:number-columns-repeated="996"/>
        </table:table-row>
        <table:table-row table:style-name="ro1">
          <table:table-cell table:style-name="ce20"/>
          <table:table-cell table:style-name="ce3" table:number-columns-repeated="2"/>
          <table:table-cell table:style-name="ce3" table:formula="of:=IF(ISBLANK([.C23]); &quot;&quot;; LEFT([.C23];2))">
            <text:p/>
          </table:table-cell>
          <table:table-cell table:style-name="ce9"/>
          <table:table-cell table:style-name="ce9" table:formula="of:=IF(ISBLANK([.E23]);&quot;&quot;;[.E23]-1)">
            <text:p/>
          </table:table-cell>
          <table:table-cell table:style-name="ce12"/>
          <table:table-cell table:style-name="ce3"/>
          <table:table-cell table:style-name="ce66"/>
          <table:table-cell table:style-name="ce12" table:formula="of:=IF(ISBLANK([.G23]);&quot;&quot;;[.G23]*[.I23])">
            <text:p/>
          </table:table-cell>
          <table:table-cell table:style-name="ce4" table:formula="of:=IF(ISBLANK([.C23]); &quot;&quot;; COM.MICROSOFT.SWITCH([.D23]; [Dividend_WHT.$A$2]; [Dividend_WHT.$C$2];[Dividend_WHT.$A$3];[Dividend_WHT.$C$3];[Dividend_WHT.$A$4];[Dividend_WHT.$C$4];[Dividend_WHT.$A$5];[Dividend_WHT.$C$5];[Dividend_WHT.$A$6];[Dividend_WHT.$C$6];[Dividend_WHT.$A$7];[Dividend_WHT.$C$7];[Dividend_WHT.$A$8];[Dividend_WHT.$C$8];[Dividend_WHT.$A$9];[Dividend_WHT.$C$9];[Dividend_WHT.$A$10];[Dividend_WHT.$C$10];[Dividend_WHT.$A$11];[Dividend_WHT.$C$11];[Dividend_WHT.$A$12];[Dividend_WHT.$C$12];[Dividend_WHT.$A$13];[Dividend_WHT.$C$13];[Dividend_WHT.$A$14];[Dividend_WHT.$C$14];[Dividend_WHT.$A$15];[Dividend_WHT.$C$15];[Dividend_WHT.$A$16];[Dividend_WHT.$C$16];[Dividend_WHT.$A$17];[Dividend_WHT.$C$17];[Dividend_WHT.$A$18];[Dividend_WHT.$C$18];[Dividend_WHT.$A$19];[Dividend_WHT.$C$19];[Dividend_WHT.$A$20];[Dividend_WHT.$C$20];[Dividend_WHT.$A$21];[Dividend_WHT.$C$21];[Dividend_WHT.$A$22];[Dividend_WHT.$C$22]))">
            <text:p/>
          </table:table-cell>
          <table:table-cell table:style-name="ce12" table:formula="of:=IF(ISBLANK([.C23]);&quot;&quot;;[.J23]/(100%-[.K23]))">
            <text:p/>
          </table:table-cell>
          <table:table-cell table:style-name="ce12"/>
          <table:table-cell table:style-name="ce12" table:formula="of:=IF(ISBLANK([.C23]);&quot;&quot;;[Tax_Rates.$B$2]*[.L23])">
            <text:p/>
          </table:table-cell>
          <table:table-cell table:style-name="ce4" table:formula="of:=IF(ISBLANK([.C23]);&quot;&quot;;[Tax_Rates.$B$2]-[.K23])">
            <text:p/>
          </table:table-cell>
          <table:table-cell table:style-name="ce12" table:formula="of:=IF(ISBLANK([.C23]);&quot;&quot;;[.L23]*[.K23])">
            <text:p/>
          </table:table-cell>
          <table:table-cell table:style-name="ce12"/>
          <table:table-cell table:style-name="ce42" table:formula="of:=IF(ISBLANK([.C23]);&quot;&quot;;[.L23]*[.O23])">
            <text:p/>
          </table:table-cell>
          <table:table-cell table:style-name="ce3" table:number-columns-repeated="5"/>
          <table:table-cell table:style-name="ce1" table:number-columns-repeated="5"/>
          <table:table-cell table:number-columns-repeated="996"/>
        </table:table-row>
        <table:table-row table:style-name="ro1">
          <table:table-cell table:style-name="ce20"/>
          <table:table-cell table:style-name="ce3" table:number-columns-repeated="2"/>
          <table:table-cell table:style-name="ce3" table:formula="of:=IF(ISBLANK([.C24]); &quot;&quot;; LEFT([.C24];2))">
            <text:p/>
          </table:table-cell>
          <table:table-cell table:style-name="ce9"/>
          <table:table-cell table:style-name="ce9" table:formula="of:=IF(ISBLANK([.E24]);&quot;&quot;;[.E24]-1)">
            <text:p/>
          </table:table-cell>
          <table:table-cell table:style-name="ce12"/>
          <table:table-cell table:style-name="ce3"/>
          <table:table-cell table:style-name="ce66"/>
          <table:table-cell table:style-name="ce12" table:formula="of:=IF(ISBLANK([.G24]);&quot;&quot;;[.G24]*[.I24])">
            <text:p/>
          </table:table-cell>
          <table:table-cell table:style-name="ce4" table:formula="of:=IF(ISBLANK([.C24]); &quot;&quot;; COM.MICROSOFT.SWITCH([.D24]; [Dividend_WHT.$A$2]; [Dividend_WHT.$C$2];[Dividend_WHT.$A$3];[Dividend_WHT.$C$3];[Dividend_WHT.$A$4];[Dividend_WHT.$C$4];[Dividend_WHT.$A$5];[Dividend_WHT.$C$5];[Dividend_WHT.$A$6];[Dividend_WHT.$C$6];[Dividend_WHT.$A$7];[Dividend_WHT.$C$7];[Dividend_WHT.$A$8];[Dividend_WHT.$C$8];[Dividend_WHT.$A$9];[Dividend_WHT.$C$9];[Dividend_WHT.$A$10];[Dividend_WHT.$C$10];[Dividend_WHT.$A$11];[Dividend_WHT.$C$11];[Dividend_WHT.$A$12];[Dividend_WHT.$C$12];[Dividend_WHT.$A$13];[Dividend_WHT.$C$13];[Dividend_WHT.$A$14];[Dividend_WHT.$C$14];[Dividend_WHT.$A$15];[Dividend_WHT.$C$15];[Dividend_WHT.$A$16];[Dividend_WHT.$C$16];[Dividend_WHT.$A$17];[Dividend_WHT.$C$17];[Dividend_WHT.$A$18];[Dividend_WHT.$C$18];[Dividend_WHT.$A$19];[Dividend_WHT.$C$19];[Dividend_WHT.$A$20];[Dividend_WHT.$C$20];[Dividend_WHT.$A$21];[Dividend_WHT.$C$21];[Dividend_WHT.$A$22];[Dividend_WHT.$C$22]))">
            <text:p/>
          </table:table-cell>
          <table:table-cell table:style-name="ce12" table:formula="of:=IF(ISBLANK([.C24]);&quot;&quot;;[.J24]/(100%-[.K24]))">
            <text:p/>
          </table:table-cell>
          <table:table-cell table:style-name="ce12"/>
          <table:table-cell table:style-name="ce12" table:formula="of:=IF(ISBLANK([.C24]);&quot;&quot;;[Tax_Rates.$B$2]*[.L24])">
            <text:p/>
          </table:table-cell>
          <table:table-cell table:style-name="ce4" table:formula="of:=IF(ISBLANK([.C24]);&quot;&quot;;[Tax_Rates.$B$2]-[.K24])">
            <text:p/>
          </table:table-cell>
          <table:table-cell table:style-name="ce12" table:formula="of:=IF(ISBLANK([.C24]);&quot;&quot;;[.L24]*[.K24])">
            <text:p/>
          </table:table-cell>
          <table:table-cell table:style-name="ce12"/>
          <table:table-cell table:style-name="ce42" table:formula="of:=IF(ISBLANK([.C24]);&quot;&quot;;[.L24]*[.O24])">
            <text:p/>
          </table:table-cell>
          <table:table-cell table:style-name="ce3" table:number-columns-repeated="5"/>
          <table:table-cell table:style-name="ce1" table:number-columns-repeated="5"/>
          <table:table-cell table:number-columns-repeated="996"/>
        </table:table-row>
        <table:table-row table:style-name="ro1">
          <table:table-cell table:style-name="ce20"/>
          <table:table-cell table:style-name="ce3" table:number-columns-repeated="2"/>
          <table:table-cell table:style-name="ce3" table:formula="of:=IF(ISBLANK([.C25]); &quot;&quot;; LEFT([.C25];2))">
            <text:p/>
          </table:table-cell>
          <table:table-cell table:style-name="ce9"/>
          <table:table-cell table:style-name="ce9" table:formula="of:=IF(ISBLANK([.E25]);&quot;&quot;;[.E25]-1)">
            <text:p/>
          </table:table-cell>
          <table:table-cell table:style-name="ce12"/>
          <table:table-cell table:style-name="ce3"/>
          <table:table-cell table:style-name="ce66"/>
          <table:table-cell table:style-name="ce12" table:formula="of:=IF(ISBLANK([.G25]);&quot;&quot;;[.G25]*[.I25])">
            <text:p/>
          </table:table-cell>
          <table:table-cell table:style-name="ce4" table:formula="of:=IF(ISBLANK([.C25]); &quot;&quot;; COM.MICROSOFT.SWITCH([.D25]; [Dividend_WHT.$A$2]; [Dividend_WHT.$C$2];[Dividend_WHT.$A$3];[Dividend_WHT.$C$3];[Dividend_WHT.$A$4];[Dividend_WHT.$C$4];[Dividend_WHT.$A$5];[Dividend_WHT.$C$5];[Dividend_WHT.$A$6];[Dividend_WHT.$C$6];[Dividend_WHT.$A$7];[Dividend_WHT.$C$7];[Dividend_WHT.$A$8];[Dividend_WHT.$C$8];[Dividend_WHT.$A$9];[Dividend_WHT.$C$9];[Dividend_WHT.$A$10];[Dividend_WHT.$C$10];[Dividend_WHT.$A$11];[Dividend_WHT.$C$11];[Dividend_WHT.$A$12];[Dividend_WHT.$C$12];[Dividend_WHT.$A$13];[Dividend_WHT.$C$13];[Dividend_WHT.$A$14];[Dividend_WHT.$C$14];[Dividend_WHT.$A$15];[Dividend_WHT.$C$15];[Dividend_WHT.$A$16];[Dividend_WHT.$C$16];[Dividend_WHT.$A$17];[Dividend_WHT.$C$17];[Dividend_WHT.$A$18];[Dividend_WHT.$C$18];[Dividend_WHT.$A$19];[Dividend_WHT.$C$19];[Dividend_WHT.$A$20];[Dividend_WHT.$C$20];[Dividend_WHT.$A$21];[Dividend_WHT.$C$21];[Dividend_WHT.$A$22];[Dividend_WHT.$C$22]))">
            <text:p/>
          </table:table-cell>
          <table:table-cell table:style-name="ce12" table:formula="of:=IF(ISBLANK([.C25]);&quot;&quot;;[.J25]/(100%-[.K25]))">
            <text:p/>
          </table:table-cell>
          <table:table-cell table:style-name="ce12"/>
          <table:table-cell table:style-name="ce12" table:formula="of:=IF(ISBLANK([.C25]);&quot;&quot;;[Tax_Rates.$B$2]*[.L25])">
            <text:p/>
          </table:table-cell>
          <table:table-cell table:style-name="ce4" table:formula="of:=IF(ISBLANK([.C25]);&quot;&quot;;[Tax_Rates.$B$2]-[.K25])">
            <text:p/>
          </table:table-cell>
          <table:table-cell table:style-name="ce12" table:formula="of:=IF(ISBLANK([.C25]);&quot;&quot;;[.L25]*[.K25])">
            <text:p/>
          </table:table-cell>
          <table:table-cell table:style-name="ce12"/>
          <table:table-cell table:style-name="ce42" table:formula="of:=IF(ISBLANK([.C25]);&quot;&quot;;[.L25]*[.O25])">
            <text:p/>
          </table:table-cell>
          <table:table-cell table:style-name="ce3" table:number-columns-repeated="5"/>
          <table:table-cell table:style-name="ce1" table:number-columns-repeated="5"/>
          <table:table-cell table:number-columns-repeated="996"/>
        </table:table-row>
        <table:table-row table:style-name="ro1">
          <table:table-cell table:style-name="ce20"/>
          <table:table-cell table:style-name="ce3" table:number-columns-repeated="2"/>
          <table:table-cell table:style-name="ce3" table:formula="of:=IF(ISBLANK([.C26]); &quot;&quot;; LEFT([.C26];2))">
            <text:p/>
          </table:table-cell>
          <table:table-cell table:style-name="ce9"/>
          <table:table-cell table:style-name="ce9" table:formula="of:=IF(ISBLANK([.E26]);&quot;&quot;;[.E26]-1)">
            <text:p/>
          </table:table-cell>
          <table:table-cell table:style-name="ce12"/>
          <table:table-cell table:style-name="ce3"/>
          <table:table-cell table:style-name="ce66"/>
          <table:table-cell table:style-name="ce12" table:formula="of:=IF(ISBLANK([.G26]);&quot;&quot;;[.G26]*[.I26])">
            <text:p/>
          </table:table-cell>
          <table:table-cell table:style-name="ce4" table:formula="of:=IF(ISBLANK([.C26]); &quot;&quot;; COM.MICROSOFT.SWITCH([.D26]; [Dividend_WHT.$A$2]; [Dividend_WHT.$C$2];[Dividend_WHT.$A$3];[Dividend_WHT.$C$3];[Dividend_WHT.$A$4];[Dividend_WHT.$C$4];[Dividend_WHT.$A$5];[Dividend_WHT.$C$5];[Dividend_WHT.$A$6];[Dividend_WHT.$C$6];[Dividend_WHT.$A$7];[Dividend_WHT.$C$7];[Dividend_WHT.$A$8];[Dividend_WHT.$C$8];[Dividend_WHT.$A$9];[Dividend_WHT.$C$9];[Dividend_WHT.$A$10];[Dividend_WHT.$C$10];[Dividend_WHT.$A$11];[Dividend_WHT.$C$11];[Dividend_WHT.$A$12];[Dividend_WHT.$C$12];[Dividend_WHT.$A$13];[Dividend_WHT.$C$13];[Dividend_WHT.$A$14];[Dividend_WHT.$C$14];[Dividend_WHT.$A$15];[Dividend_WHT.$C$15];[Dividend_WHT.$A$16];[Dividend_WHT.$C$16];[Dividend_WHT.$A$17];[Dividend_WHT.$C$17];[Dividend_WHT.$A$18];[Dividend_WHT.$C$18];[Dividend_WHT.$A$19];[Dividend_WHT.$C$19];[Dividend_WHT.$A$20];[Dividend_WHT.$C$20];[Dividend_WHT.$A$21];[Dividend_WHT.$C$21];[Dividend_WHT.$A$22];[Dividend_WHT.$C$22]))">
            <text:p/>
          </table:table-cell>
          <table:table-cell table:style-name="ce12" table:formula="of:=IF(ISBLANK([.C26]);&quot;&quot;;[.J26]/(100%-[.K26]))">
            <text:p/>
          </table:table-cell>
          <table:table-cell table:style-name="ce12"/>
          <table:table-cell table:style-name="ce12" table:formula="of:=IF(ISBLANK([.C26]);&quot;&quot;;[Tax_Rates.$B$2]*[.L26])">
            <text:p/>
          </table:table-cell>
          <table:table-cell table:style-name="ce4" table:formula="of:=IF(ISBLANK([.C26]);&quot;&quot;;[Tax_Rates.$B$2]-[.K26])">
            <text:p/>
          </table:table-cell>
          <table:table-cell table:style-name="ce12" table:formula="of:=IF(ISBLANK([.C26]);&quot;&quot;;[.L26]*[.K26])">
            <text:p/>
          </table:table-cell>
          <table:table-cell table:style-name="ce12"/>
          <table:table-cell table:style-name="ce42" table:formula="of:=IF(ISBLANK([.C26]);&quot;&quot;;[.L26]*[.O26])">
            <text:p/>
          </table:table-cell>
          <table:table-cell table:style-name="ce3" table:number-columns-repeated="5"/>
          <table:table-cell table:style-name="ce1" table:number-columns-repeated="5"/>
          <table:table-cell table:number-columns-repeated="996"/>
        </table:table-row>
        <table:table-row table:style-name="ro1">
          <table:table-cell table:style-name="ce20"/>
          <table:table-cell table:style-name="ce3" table:number-columns-repeated="2"/>
          <table:table-cell table:style-name="ce3" table:formula="of:=IF(ISBLANK([.C27]); &quot;&quot;; LEFT([.C27];2))">
            <text:p/>
          </table:table-cell>
          <table:table-cell table:style-name="ce9"/>
          <table:table-cell table:style-name="ce9" table:formula="of:=IF(ISBLANK([.E27]);&quot;&quot;;[.E27]-1)">
            <text:p/>
          </table:table-cell>
          <table:table-cell table:style-name="ce12"/>
          <table:table-cell table:style-name="ce3"/>
          <table:table-cell table:style-name="ce66"/>
          <table:table-cell table:style-name="ce12" table:formula="of:=IF(ISBLANK([.G27]);&quot;&quot;;[.G27]*[.I27])">
            <text:p/>
          </table:table-cell>
          <table:table-cell table:style-name="ce4" table:formula="of:=IF(ISBLANK([.C27]); &quot;&quot;; COM.MICROSOFT.SWITCH([.D27]; [Dividend_WHT.$A$2]; [Dividend_WHT.$C$2];[Dividend_WHT.$A$3];[Dividend_WHT.$C$3];[Dividend_WHT.$A$4];[Dividend_WHT.$C$4];[Dividend_WHT.$A$5];[Dividend_WHT.$C$5];[Dividend_WHT.$A$6];[Dividend_WHT.$C$6];[Dividend_WHT.$A$7];[Dividend_WHT.$C$7];[Dividend_WHT.$A$8];[Dividend_WHT.$C$8];[Dividend_WHT.$A$9];[Dividend_WHT.$C$9];[Dividend_WHT.$A$10];[Dividend_WHT.$C$10];[Dividend_WHT.$A$11];[Dividend_WHT.$C$11];[Dividend_WHT.$A$12];[Dividend_WHT.$C$12];[Dividend_WHT.$A$13];[Dividend_WHT.$C$13];[Dividend_WHT.$A$14];[Dividend_WHT.$C$14];[Dividend_WHT.$A$15];[Dividend_WHT.$C$15];[Dividend_WHT.$A$16];[Dividend_WHT.$C$16];[Dividend_WHT.$A$17];[Dividend_WHT.$C$17];[Dividend_WHT.$A$18];[Dividend_WHT.$C$18];[Dividend_WHT.$A$19];[Dividend_WHT.$C$19];[Dividend_WHT.$A$20];[Dividend_WHT.$C$20];[Dividend_WHT.$A$21];[Dividend_WHT.$C$21];[Dividend_WHT.$A$22];[Dividend_WHT.$C$22]))">
            <text:p/>
          </table:table-cell>
          <table:table-cell table:style-name="ce12" table:formula="of:=IF(ISBLANK([.C27]);&quot;&quot;;[.J27]/(100%-[.K27]))">
            <text:p/>
          </table:table-cell>
          <table:table-cell table:style-name="ce12"/>
          <table:table-cell table:style-name="ce12" table:formula="of:=IF(ISBLANK([.C27]);&quot;&quot;;[Tax_Rates.$B$2]*[.L27])">
            <text:p/>
          </table:table-cell>
          <table:table-cell table:style-name="ce4" table:formula="of:=IF(ISBLANK([.C27]);&quot;&quot;;[Tax_Rates.$B$2]-[.K27])">
            <text:p/>
          </table:table-cell>
          <table:table-cell table:style-name="ce12" table:formula="of:=IF(ISBLANK([.C27]);&quot;&quot;;[.L27]*[.K27])">
            <text:p/>
          </table:table-cell>
          <table:table-cell table:style-name="ce12"/>
          <table:table-cell table:style-name="ce42" table:formula="of:=IF(ISBLANK([.C27]);&quot;&quot;;[.L27]*[.O27])">
            <text:p/>
          </table:table-cell>
          <table:table-cell table:style-name="ce3" table:number-columns-repeated="5"/>
          <table:table-cell table:style-name="ce1" table:number-columns-repeated="5"/>
          <table:table-cell table:number-columns-repeated="996"/>
        </table:table-row>
        <table:table-row table:style-name="ro1">
          <table:table-cell table:style-name="ce20"/>
          <table:table-cell table:style-name="ce3" table:number-columns-repeated="2"/>
          <table:table-cell table:style-name="ce3" table:formula="of:=IF(ISBLANK([.C28]); &quot;&quot;; LEFT([.C28];2))">
            <text:p/>
          </table:table-cell>
          <table:table-cell table:style-name="ce9"/>
          <table:table-cell table:style-name="ce9" table:formula="of:=IF(ISBLANK([.E28]);&quot;&quot;;[.E28]-1)">
            <text:p/>
          </table:table-cell>
          <table:table-cell table:style-name="ce12"/>
          <table:table-cell table:style-name="ce3"/>
          <table:table-cell table:style-name="ce66"/>
          <table:table-cell table:style-name="ce12" table:formula="of:=IF(ISBLANK([.G28]);&quot;&quot;;[.G28]*[.I28])">
            <text:p/>
          </table:table-cell>
          <table:table-cell table:style-name="ce4" table:formula="of:=IF(ISBLANK([.C28]); &quot;&quot;; COM.MICROSOFT.SWITCH([.D28]; [Dividend_WHT.$A$2]; [Dividend_WHT.$C$2];[Dividend_WHT.$A$3];[Dividend_WHT.$C$3];[Dividend_WHT.$A$4];[Dividend_WHT.$C$4];[Dividend_WHT.$A$5];[Dividend_WHT.$C$5];[Dividend_WHT.$A$6];[Dividend_WHT.$C$6];[Dividend_WHT.$A$7];[Dividend_WHT.$C$7];[Dividend_WHT.$A$8];[Dividend_WHT.$C$8];[Dividend_WHT.$A$9];[Dividend_WHT.$C$9];[Dividend_WHT.$A$10];[Dividend_WHT.$C$10];[Dividend_WHT.$A$11];[Dividend_WHT.$C$11];[Dividend_WHT.$A$12];[Dividend_WHT.$C$12];[Dividend_WHT.$A$13];[Dividend_WHT.$C$13];[Dividend_WHT.$A$14];[Dividend_WHT.$C$14];[Dividend_WHT.$A$15];[Dividend_WHT.$C$15];[Dividend_WHT.$A$16];[Dividend_WHT.$C$16];[Dividend_WHT.$A$17];[Dividend_WHT.$C$17];[Dividend_WHT.$A$18];[Dividend_WHT.$C$18];[Dividend_WHT.$A$19];[Dividend_WHT.$C$19];[Dividend_WHT.$A$20];[Dividend_WHT.$C$20];[Dividend_WHT.$A$21];[Dividend_WHT.$C$21];[Dividend_WHT.$A$22];[Dividend_WHT.$C$22]))">
            <text:p/>
          </table:table-cell>
          <table:table-cell table:style-name="ce12" table:formula="of:=IF(ISBLANK([.C28]);&quot;&quot;;[.J28]/(100%-[.K28]))">
            <text:p/>
          </table:table-cell>
          <table:table-cell table:style-name="ce12"/>
          <table:table-cell table:style-name="ce12" table:formula="of:=IF(ISBLANK([.C28]);&quot;&quot;;[Tax_Rates.$B$2]*[.L28])">
            <text:p/>
          </table:table-cell>
          <table:table-cell table:style-name="ce4" table:formula="of:=IF(ISBLANK([.C28]);&quot;&quot;;[Tax_Rates.$B$2]-[.K28])">
            <text:p/>
          </table:table-cell>
          <table:table-cell table:style-name="ce12" table:formula="of:=IF(ISBLANK([.C28]);&quot;&quot;;[.L28]*[.K28])">
            <text:p/>
          </table:table-cell>
          <table:table-cell table:style-name="ce12"/>
          <table:table-cell table:style-name="ce42" table:formula="of:=IF(ISBLANK([.C28]);&quot;&quot;;[.L28]*[.O28])">
            <text:p/>
          </table:table-cell>
          <table:table-cell table:style-name="ce3" table:number-columns-repeated="5"/>
          <table:table-cell table:style-name="ce1" table:number-columns-repeated="5"/>
          <table:table-cell table:number-columns-repeated="996"/>
        </table:table-row>
        <table:table-row table:style-name="ro1">
          <table:table-cell table:style-name="ce20"/>
          <table:table-cell table:style-name="ce3" table:number-columns-repeated="2"/>
          <table:table-cell table:style-name="ce3" table:formula="of:=IF(ISBLANK([.C29]); &quot;&quot;; LEFT([.C29];2))">
            <text:p/>
          </table:table-cell>
          <table:table-cell table:style-name="ce9"/>
          <table:table-cell table:style-name="ce9" table:formula="of:=IF(ISBLANK([.E29]);&quot;&quot;;[.E29]-1)">
            <text:p/>
          </table:table-cell>
          <table:table-cell table:style-name="ce12"/>
          <table:table-cell table:style-name="ce3"/>
          <table:table-cell table:style-name="ce66"/>
          <table:table-cell table:style-name="ce12" table:formula="of:=IF(ISBLANK([.G29]);&quot;&quot;;[.G29]*[.I29])">
            <text:p/>
          </table:table-cell>
          <table:table-cell table:style-name="ce4" table:formula="of:=IF(ISBLANK([.C29]); &quot;&quot;; COM.MICROSOFT.SWITCH([.D29]; [Dividend_WHT.$A$2]; [Dividend_WHT.$C$2];[Dividend_WHT.$A$3];[Dividend_WHT.$C$3];[Dividend_WHT.$A$4];[Dividend_WHT.$C$4];[Dividend_WHT.$A$5];[Dividend_WHT.$C$5];[Dividend_WHT.$A$6];[Dividend_WHT.$C$6];[Dividend_WHT.$A$7];[Dividend_WHT.$C$7];[Dividend_WHT.$A$8];[Dividend_WHT.$C$8];[Dividend_WHT.$A$9];[Dividend_WHT.$C$9];[Dividend_WHT.$A$10];[Dividend_WHT.$C$10];[Dividend_WHT.$A$11];[Dividend_WHT.$C$11];[Dividend_WHT.$A$12];[Dividend_WHT.$C$12];[Dividend_WHT.$A$13];[Dividend_WHT.$C$13];[Dividend_WHT.$A$14];[Dividend_WHT.$C$14];[Dividend_WHT.$A$15];[Dividend_WHT.$C$15];[Dividend_WHT.$A$16];[Dividend_WHT.$C$16];[Dividend_WHT.$A$17];[Dividend_WHT.$C$17];[Dividend_WHT.$A$18];[Dividend_WHT.$C$18];[Dividend_WHT.$A$19];[Dividend_WHT.$C$19];[Dividend_WHT.$A$20];[Dividend_WHT.$C$20];[Dividend_WHT.$A$21];[Dividend_WHT.$C$21];[Dividend_WHT.$A$22];[Dividend_WHT.$C$22]))">
            <text:p/>
          </table:table-cell>
          <table:table-cell table:style-name="ce12" table:formula="of:=IF(ISBLANK([.C29]);&quot;&quot;;[.J29]/(100%-[.K29]))">
            <text:p/>
          </table:table-cell>
          <table:table-cell table:style-name="ce12"/>
          <table:table-cell table:style-name="ce12" table:formula="of:=IF(ISBLANK([.C29]);&quot;&quot;;[Tax_Rates.$B$2]*[.L29])">
            <text:p/>
          </table:table-cell>
          <table:table-cell table:style-name="ce4" table:formula="of:=IF(ISBLANK([.C29]);&quot;&quot;;[Tax_Rates.$B$2]-[.K29])">
            <text:p/>
          </table:table-cell>
          <table:table-cell table:style-name="ce12" table:formula="of:=IF(ISBLANK([.C29]);&quot;&quot;;[.L29]*[.K29])">
            <text:p/>
          </table:table-cell>
          <table:table-cell table:style-name="ce12"/>
          <table:table-cell table:style-name="ce42" table:formula="of:=IF(ISBLANK([.C29]);&quot;&quot;;[.L29]*[.O29])">
            <text:p/>
          </table:table-cell>
          <table:table-cell table:style-name="ce3" table:number-columns-repeated="5"/>
          <table:table-cell table:style-name="ce1" table:number-columns-repeated="5"/>
          <table:table-cell table:number-columns-repeated="996"/>
        </table:table-row>
        <table:table-row table:style-name="ro1">
          <table:table-cell table:style-name="ce20"/>
          <table:table-cell table:style-name="ce3" table:number-columns-repeated="2"/>
          <table:table-cell table:style-name="ce3" table:formula="of:=IF(ISBLANK([.C30]); &quot;&quot;; LEFT([.C30];2))">
            <text:p/>
          </table:table-cell>
          <table:table-cell table:style-name="ce9"/>
          <table:table-cell table:style-name="ce9" table:formula="of:=IF(ISBLANK([.E30]);&quot;&quot;;[.E30]-1)">
            <text:p/>
          </table:table-cell>
          <table:table-cell table:style-name="ce12"/>
          <table:table-cell table:style-name="ce3"/>
          <table:table-cell table:style-name="ce66"/>
          <table:table-cell table:style-name="ce12" table:formula="of:=IF(ISBLANK([.G30]);&quot;&quot;;[.G30]*[.I30])">
            <text:p/>
          </table:table-cell>
          <table:table-cell table:style-name="ce4" table:formula="of:=IF(ISBLANK([.C30]); &quot;&quot;; COM.MICROSOFT.SWITCH([.D30]; [Dividend_WHT.$A$2]; [Dividend_WHT.$C$2];[Dividend_WHT.$A$3];[Dividend_WHT.$C$3];[Dividend_WHT.$A$4];[Dividend_WHT.$C$4];[Dividend_WHT.$A$5];[Dividend_WHT.$C$5];[Dividend_WHT.$A$6];[Dividend_WHT.$C$6];[Dividend_WHT.$A$7];[Dividend_WHT.$C$7];[Dividend_WHT.$A$8];[Dividend_WHT.$C$8];[Dividend_WHT.$A$9];[Dividend_WHT.$C$9];[Dividend_WHT.$A$10];[Dividend_WHT.$C$10];[Dividend_WHT.$A$11];[Dividend_WHT.$C$11];[Dividend_WHT.$A$12];[Dividend_WHT.$C$12];[Dividend_WHT.$A$13];[Dividend_WHT.$C$13];[Dividend_WHT.$A$14];[Dividend_WHT.$C$14];[Dividend_WHT.$A$15];[Dividend_WHT.$C$15];[Dividend_WHT.$A$16];[Dividend_WHT.$C$16];[Dividend_WHT.$A$17];[Dividend_WHT.$C$17];[Dividend_WHT.$A$18];[Dividend_WHT.$C$18];[Dividend_WHT.$A$19];[Dividend_WHT.$C$19];[Dividend_WHT.$A$20];[Dividend_WHT.$C$20];[Dividend_WHT.$A$21];[Dividend_WHT.$C$21];[Dividend_WHT.$A$22];[Dividend_WHT.$C$22]))">
            <text:p/>
          </table:table-cell>
          <table:table-cell table:style-name="ce12" table:formula="of:=IF(ISBLANK([.C30]);&quot;&quot;;[.J30]/(100%-[.K30]))">
            <text:p/>
          </table:table-cell>
          <table:table-cell table:style-name="ce12"/>
          <table:table-cell table:style-name="ce12" table:formula="of:=IF(ISBLANK([.C30]);&quot;&quot;;[Tax_Rates.$B$2]*[.L30])">
            <text:p/>
          </table:table-cell>
          <table:table-cell table:style-name="ce4" table:formula="of:=IF(ISBLANK([.C30]);&quot;&quot;;[Tax_Rates.$B$2]-[.K30])">
            <text:p/>
          </table:table-cell>
          <table:table-cell table:style-name="ce12" table:formula="of:=IF(ISBLANK([.C30]);&quot;&quot;;[.L30]*[.K30])">
            <text:p/>
          </table:table-cell>
          <table:table-cell table:style-name="ce12"/>
          <table:table-cell table:style-name="ce42" table:formula="of:=IF(ISBLANK([.C30]);&quot;&quot;;[.L30]*[.O30])">
            <text:p/>
          </table:table-cell>
          <table:table-cell table:style-name="ce3" table:number-columns-repeated="5"/>
          <table:table-cell table:style-name="ce1" table:number-columns-repeated="5"/>
          <table:table-cell table:number-columns-repeated="996"/>
        </table:table-row>
        <table:table-row table:style-name="ro1">
          <table:table-cell table:style-name="ce20"/>
          <table:table-cell table:style-name="ce3" table:number-columns-repeated="2"/>
          <table:table-cell table:style-name="ce3" table:formula="of:=IF(ISBLANK([.C31]); &quot;&quot;; LEFT([.C31];2))">
            <text:p/>
          </table:table-cell>
          <table:table-cell table:style-name="ce9"/>
          <table:table-cell table:style-name="ce9" table:formula="of:=IF(ISBLANK([.E31]);&quot;&quot;;[.E31]-1)">
            <text:p/>
          </table:table-cell>
          <table:table-cell table:style-name="ce12"/>
          <table:table-cell table:style-name="ce3"/>
          <table:table-cell table:style-name="ce66"/>
          <table:table-cell table:style-name="ce12" table:formula="of:=IF(ISBLANK([.G31]);&quot;&quot;;[.G31]*[.I31])">
            <text:p/>
          </table:table-cell>
          <table:table-cell table:style-name="ce4" table:formula="of:=IF(ISBLANK([.C31]); &quot;&quot;; COM.MICROSOFT.SWITCH([.D31]; [Dividend_WHT.$A$2]; [Dividend_WHT.$C$2];[Dividend_WHT.$A$3];[Dividend_WHT.$C$3];[Dividend_WHT.$A$4];[Dividend_WHT.$C$4];[Dividend_WHT.$A$5];[Dividend_WHT.$C$5];[Dividend_WHT.$A$6];[Dividend_WHT.$C$6];[Dividend_WHT.$A$7];[Dividend_WHT.$C$7];[Dividend_WHT.$A$8];[Dividend_WHT.$C$8];[Dividend_WHT.$A$9];[Dividend_WHT.$C$9];[Dividend_WHT.$A$10];[Dividend_WHT.$C$10];[Dividend_WHT.$A$11];[Dividend_WHT.$C$11];[Dividend_WHT.$A$12];[Dividend_WHT.$C$12];[Dividend_WHT.$A$13];[Dividend_WHT.$C$13];[Dividend_WHT.$A$14];[Dividend_WHT.$C$14];[Dividend_WHT.$A$15];[Dividend_WHT.$C$15];[Dividend_WHT.$A$16];[Dividend_WHT.$C$16];[Dividend_WHT.$A$17];[Dividend_WHT.$C$17];[Dividend_WHT.$A$18];[Dividend_WHT.$C$18];[Dividend_WHT.$A$19];[Dividend_WHT.$C$19];[Dividend_WHT.$A$20];[Dividend_WHT.$C$20];[Dividend_WHT.$A$21];[Dividend_WHT.$C$21];[Dividend_WHT.$A$22];[Dividend_WHT.$C$22]))">
            <text:p/>
          </table:table-cell>
          <table:table-cell table:style-name="ce12" table:formula="of:=IF(ISBLANK([.C31]);&quot;&quot;;[.J31]/(100%-[.K31]))">
            <text:p/>
          </table:table-cell>
          <table:table-cell table:style-name="ce12"/>
          <table:table-cell table:style-name="ce12" table:formula="of:=IF(ISBLANK([.C31]);&quot;&quot;;[Tax_Rates.$B$2]*[.L31])">
            <text:p/>
          </table:table-cell>
          <table:table-cell table:style-name="ce4" table:formula="of:=IF(ISBLANK([.C31]);&quot;&quot;;[Tax_Rates.$B$2]-[.K31])">
            <text:p/>
          </table:table-cell>
          <table:table-cell table:style-name="ce12" table:formula="of:=IF(ISBLANK([.C31]);&quot;&quot;;[.L31]*[.K31])">
            <text:p/>
          </table:table-cell>
          <table:table-cell table:style-name="ce12"/>
          <table:table-cell table:style-name="ce42" table:formula="of:=IF(ISBLANK([.C31]);&quot;&quot;;[.L31]*[.O31])">
            <text:p/>
          </table:table-cell>
          <table:table-cell table:style-name="ce3" table:number-columns-repeated="5"/>
          <table:table-cell table:style-name="ce1" table:number-columns-repeated="5"/>
          <table:table-cell table:number-columns-repeated="996"/>
        </table:table-row>
        <table:table-row table:style-name="ro1">
          <table:table-cell table:style-name="ce20"/>
          <table:table-cell table:style-name="ce3" table:number-columns-repeated="2"/>
          <table:table-cell table:style-name="ce3" table:formula="of:=IF(ISBLANK([.C32]); &quot;&quot;; LEFT([.C32];2))">
            <text:p/>
          </table:table-cell>
          <table:table-cell table:style-name="ce9"/>
          <table:table-cell table:style-name="ce9" table:formula="of:=IF(ISBLANK([.E32]);&quot;&quot;;[.E32]-1)">
            <text:p/>
          </table:table-cell>
          <table:table-cell table:style-name="ce12"/>
          <table:table-cell table:style-name="ce3"/>
          <table:table-cell table:style-name="ce66"/>
          <table:table-cell table:style-name="ce12" table:formula="of:=IF(ISBLANK([.G32]);&quot;&quot;;[.G32]*[.I32])">
            <text:p/>
          </table:table-cell>
          <table:table-cell table:style-name="ce4" table:formula="of:=IF(ISBLANK([.C32]); &quot;&quot;; COM.MICROSOFT.SWITCH([.D32]; [Dividend_WHT.$A$2]; [Dividend_WHT.$C$2];[Dividend_WHT.$A$3];[Dividend_WHT.$C$3];[Dividend_WHT.$A$4];[Dividend_WHT.$C$4];[Dividend_WHT.$A$5];[Dividend_WHT.$C$5];[Dividend_WHT.$A$6];[Dividend_WHT.$C$6];[Dividend_WHT.$A$7];[Dividend_WHT.$C$7];[Dividend_WHT.$A$8];[Dividend_WHT.$C$8];[Dividend_WHT.$A$9];[Dividend_WHT.$C$9];[Dividend_WHT.$A$10];[Dividend_WHT.$C$10];[Dividend_WHT.$A$11];[Dividend_WHT.$C$11];[Dividend_WHT.$A$12];[Dividend_WHT.$C$12];[Dividend_WHT.$A$13];[Dividend_WHT.$C$13];[Dividend_WHT.$A$14];[Dividend_WHT.$C$14];[Dividend_WHT.$A$15];[Dividend_WHT.$C$15];[Dividend_WHT.$A$16];[Dividend_WHT.$C$16];[Dividend_WHT.$A$17];[Dividend_WHT.$C$17];[Dividend_WHT.$A$18];[Dividend_WHT.$C$18];[Dividend_WHT.$A$19];[Dividend_WHT.$C$19];[Dividend_WHT.$A$20];[Dividend_WHT.$C$20];[Dividend_WHT.$A$21];[Dividend_WHT.$C$21];[Dividend_WHT.$A$22];[Dividend_WHT.$C$22]))">
            <text:p/>
          </table:table-cell>
          <table:table-cell table:style-name="ce12" table:formula="of:=IF(ISBLANK([.C32]);&quot;&quot;;[.J32]/(100%-[.K32]))">
            <text:p/>
          </table:table-cell>
          <table:table-cell table:style-name="ce12"/>
          <table:table-cell table:style-name="ce12" table:formula="of:=IF(ISBLANK([.C32]);&quot;&quot;;[Tax_Rates.$B$2]*[.L32])">
            <text:p/>
          </table:table-cell>
          <table:table-cell table:style-name="ce4" table:formula="of:=IF(ISBLANK([.C32]);&quot;&quot;;[Tax_Rates.$B$2]-[.K32])">
            <text:p/>
          </table:table-cell>
          <table:table-cell table:style-name="ce12" table:formula="of:=IF(ISBLANK([.C32]);&quot;&quot;;[.L32]*[.K32])">
            <text:p/>
          </table:table-cell>
          <table:table-cell table:style-name="ce12"/>
          <table:table-cell table:style-name="ce42" table:formula="of:=IF(ISBLANK([.C32]);&quot;&quot;;[.L32]*[.O32])">
            <text:p/>
          </table:table-cell>
          <table:table-cell table:style-name="ce3" table:number-columns-repeated="5"/>
          <table:table-cell table:style-name="ce1" table:number-columns-repeated="5"/>
          <table:table-cell table:number-columns-repeated="996"/>
        </table:table-row>
        <table:table-row table:style-name="ro1">
          <table:table-cell table:style-name="ce20"/>
          <table:table-cell table:style-name="ce3" table:number-columns-repeated="2"/>
          <table:table-cell table:style-name="ce3" table:formula="of:=IF(ISBLANK([.C33]); &quot;&quot;; LEFT([.C33];2))">
            <text:p/>
          </table:table-cell>
          <table:table-cell table:style-name="ce9"/>
          <table:table-cell table:style-name="ce9" table:formula="of:=IF(ISBLANK([.E33]);&quot;&quot;;[.E33]-1)">
            <text:p/>
          </table:table-cell>
          <table:table-cell table:style-name="ce12"/>
          <table:table-cell table:style-name="ce3"/>
          <table:table-cell table:style-name="ce66"/>
          <table:table-cell table:style-name="ce12" table:formula="of:=IF(ISBLANK([.G33]);&quot;&quot;;[.G33]*[.I33])">
            <text:p/>
          </table:table-cell>
          <table:table-cell table:style-name="ce4" table:formula="of:=IF(ISBLANK([.C33]); &quot;&quot;; COM.MICROSOFT.SWITCH([.D33]; [Dividend_WHT.$A$2]; [Dividend_WHT.$C$2];[Dividend_WHT.$A$3];[Dividend_WHT.$C$3];[Dividend_WHT.$A$4];[Dividend_WHT.$C$4];[Dividend_WHT.$A$5];[Dividend_WHT.$C$5];[Dividend_WHT.$A$6];[Dividend_WHT.$C$6];[Dividend_WHT.$A$7];[Dividend_WHT.$C$7];[Dividend_WHT.$A$8];[Dividend_WHT.$C$8];[Dividend_WHT.$A$9];[Dividend_WHT.$C$9];[Dividend_WHT.$A$10];[Dividend_WHT.$C$10];[Dividend_WHT.$A$11];[Dividend_WHT.$C$11];[Dividend_WHT.$A$12];[Dividend_WHT.$C$12];[Dividend_WHT.$A$13];[Dividend_WHT.$C$13];[Dividend_WHT.$A$14];[Dividend_WHT.$C$14];[Dividend_WHT.$A$15];[Dividend_WHT.$C$15];[Dividend_WHT.$A$16];[Dividend_WHT.$C$16];[Dividend_WHT.$A$17];[Dividend_WHT.$C$17];[Dividend_WHT.$A$18];[Dividend_WHT.$C$18];[Dividend_WHT.$A$19];[Dividend_WHT.$C$19];[Dividend_WHT.$A$20];[Dividend_WHT.$C$20];[Dividend_WHT.$A$21];[Dividend_WHT.$C$21];[Dividend_WHT.$A$22];[Dividend_WHT.$C$22]))">
            <text:p/>
          </table:table-cell>
          <table:table-cell table:style-name="ce12" table:formula="of:=IF(ISBLANK([.C33]);&quot;&quot;;[.J33]/(100%-[.K33]))">
            <text:p/>
          </table:table-cell>
          <table:table-cell table:style-name="ce12"/>
          <table:table-cell table:style-name="ce12" table:formula="of:=IF(ISBLANK([.C33]);&quot;&quot;;[Tax_Rates.$B$2]*[.L33])">
            <text:p/>
          </table:table-cell>
          <table:table-cell table:style-name="ce4" table:formula="of:=IF(ISBLANK([.C33]);&quot;&quot;;[Tax_Rates.$B$2]-[.K33])">
            <text:p/>
          </table:table-cell>
          <table:table-cell table:style-name="ce12" table:formula="of:=IF(ISBLANK([.C33]);&quot;&quot;;[.L33]*[.K33])">
            <text:p/>
          </table:table-cell>
          <table:table-cell table:style-name="ce12"/>
          <table:table-cell table:style-name="ce42" table:formula="of:=IF(ISBLANK([.C33]);&quot;&quot;;[.L33]*[.O33])">
            <text:p/>
          </table:table-cell>
          <table:table-cell table:style-name="ce3" table:number-columns-repeated="5"/>
          <table:table-cell table:style-name="ce1" table:number-columns-repeated="5"/>
          <table:table-cell table:number-columns-repeated="996"/>
        </table:table-row>
        <table:table-row table:style-name="ro1">
          <table:table-cell table:style-name="ce20"/>
          <table:table-cell table:style-name="ce3" table:number-columns-repeated="2"/>
          <table:table-cell table:style-name="ce3" table:formula="of:=IF(ISBLANK([.C34]); &quot;&quot;; LEFT([.C34];2))">
            <text:p/>
          </table:table-cell>
          <table:table-cell table:style-name="ce9"/>
          <table:table-cell table:style-name="ce9" table:formula="of:=IF(ISBLANK([.E34]);&quot;&quot;;[.E34]-1)">
            <text:p/>
          </table:table-cell>
          <table:table-cell table:style-name="ce12"/>
          <table:table-cell table:style-name="ce3"/>
          <table:table-cell table:style-name="ce66"/>
          <table:table-cell table:style-name="ce12" table:formula="of:=IF(ISBLANK([.G34]);&quot;&quot;;[.G34]*[.I34])">
            <text:p/>
          </table:table-cell>
          <table:table-cell table:style-name="ce4" table:formula="of:=IF(ISBLANK([.C34]); &quot;&quot;; COM.MICROSOFT.SWITCH([.D34]; [Dividend_WHT.$A$2]; [Dividend_WHT.$C$2];[Dividend_WHT.$A$3];[Dividend_WHT.$C$3];[Dividend_WHT.$A$4];[Dividend_WHT.$C$4];[Dividend_WHT.$A$5];[Dividend_WHT.$C$5];[Dividend_WHT.$A$6];[Dividend_WHT.$C$6];[Dividend_WHT.$A$7];[Dividend_WHT.$C$7];[Dividend_WHT.$A$8];[Dividend_WHT.$C$8];[Dividend_WHT.$A$9];[Dividend_WHT.$C$9];[Dividend_WHT.$A$10];[Dividend_WHT.$C$10];[Dividend_WHT.$A$11];[Dividend_WHT.$C$11];[Dividend_WHT.$A$12];[Dividend_WHT.$C$12];[Dividend_WHT.$A$13];[Dividend_WHT.$C$13];[Dividend_WHT.$A$14];[Dividend_WHT.$C$14];[Dividend_WHT.$A$15];[Dividend_WHT.$C$15];[Dividend_WHT.$A$16];[Dividend_WHT.$C$16];[Dividend_WHT.$A$17];[Dividend_WHT.$C$17];[Dividend_WHT.$A$18];[Dividend_WHT.$C$18];[Dividend_WHT.$A$19];[Dividend_WHT.$C$19];[Dividend_WHT.$A$20];[Dividend_WHT.$C$20];[Dividend_WHT.$A$21];[Dividend_WHT.$C$21];[Dividend_WHT.$A$22];[Dividend_WHT.$C$22]))">
            <text:p/>
          </table:table-cell>
          <table:table-cell table:style-name="ce12" table:formula="of:=IF(ISBLANK([.C34]);&quot;&quot;;[.J34]/(100%-[.K34]))">
            <text:p/>
          </table:table-cell>
          <table:table-cell table:style-name="ce12"/>
          <table:table-cell table:style-name="ce12" table:formula="of:=IF(ISBLANK([.C34]);&quot;&quot;;[Tax_Rates.$B$2]*[.L34])">
            <text:p/>
          </table:table-cell>
          <table:table-cell table:style-name="ce4" table:formula="of:=IF(ISBLANK([.C34]);&quot;&quot;;[Tax_Rates.$B$2]-[.K34])">
            <text:p/>
          </table:table-cell>
          <table:table-cell table:style-name="ce12" table:formula="of:=IF(ISBLANK([.C34]);&quot;&quot;;[.L34]*[.K34])">
            <text:p/>
          </table:table-cell>
          <table:table-cell table:style-name="ce12"/>
          <table:table-cell table:style-name="ce42" table:formula="of:=IF(ISBLANK([.C34]);&quot;&quot;;[.L34]*[.O34])">
            <text:p/>
          </table:table-cell>
          <table:table-cell table:style-name="ce3" table:number-columns-repeated="5"/>
          <table:table-cell table:style-name="ce1" table:number-columns-repeated="5"/>
          <table:table-cell table:number-columns-repeated="996"/>
        </table:table-row>
        <table:table-row table:style-name="ro1">
          <table:table-cell table:style-name="ce20"/>
          <table:table-cell table:style-name="ce3" table:number-columns-repeated="2"/>
          <table:table-cell table:style-name="ce3" table:formula="of:=IF(ISBLANK([.C35]); &quot;&quot;; LEFT([.C35];2))">
            <text:p/>
          </table:table-cell>
          <table:table-cell table:style-name="ce9"/>
          <table:table-cell table:style-name="ce9" table:formula="of:=IF(ISBLANK([.E35]);&quot;&quot;;[.E35]-1)">
            <text:p/>
          </table:table-cell>
          <table:table-cell table:style-name="ce12"/>
          <table:table-cell table:style-name="ce3"/>
          <table:table-cell table:style-name="ce66"/>
          <table:table-cell table:style-name="ce12" table:formula="of:=IF(ISBLANK([.G35]);&quot;&quot;;[.G35]*[.I35])">
            <text:p/>
          </table:table-cell>
          <table:table-cell table:style-name="ce4" table:formula="of:=IF(ISBLANK([.C35]); &quot;&quot;; COM.MICROSOFT.SWITCH([.D35]; [Dividend_WHT.$A$2]; [Dividend_WHT.$C$2];[Dividend_WHT.$A$3];[Dividend_WHT.$C$3];[Dividend_WHT.$A$4];[Dividend_WHT.$C$4];[Dividend_WHT.$A$5];[Dividend_WHT.$C$5];[Dividend_WHT.$A$6];[Dividend_WHT.$C$6];[Dividend_WHT.$A$7];[Dividend_WHT.$C$7];[Dividend_WHT.$A$8];[Dividend_WHT.$C$8];[Dividend_WHT.$A$9];[Dividend_WHT.$C$9];[Dividend_WHT.$A$10];[Dividend_WHT.$C$10];[Dividend_WHT.$A$11];[Dividend_WHT.$C$11];[Dividend_WHT.$A$12];[Dividend_WHT.$C$12];[Dividend_WHT.$A$13];[Dividend_WHT.$C$13];[Dividend_WHT.$A$14];[Dividend_WHT.$C$14];[Dividend_WHT.$A$15];[Dividend_WHT.$C$15];[Dividend_WHT.$A$16];[Dividend_WHT.$C$16];[Dividend_WHT.$A$17];[Dividend_WHT.$C$17];[Dividend_WHT.$A$18];[Dividend_WHT.$C$18];[Dividend_WHT.$A$19];[Dividend_WHT.$C$19];[Dividend_WHT.$A$20];[Dividend_WHT.$C$20];[Dividend_WHT.$A$21];[Dividend_WHT.$C$21];[Dividend_WHT.$A$22];[Dividend_WHT.$C$22]))">
            <text:p/>
          </table:table-cell>
          <table:table-cell table:style-name="ce12" table:formula="of:=IF(ISBLANK([.C35]);&quot;&quot;;[.J35]/(100%-[.K35]))">
            <text:p/>
          </table:table-cell>
          <table:table-cell table:style-name="ce12"/>
          <table:table-cell table:style-name="ce12" table:formula="of:=IF(ISBLANK([.C35]);&quot;&quot;;[Tax_Rates.$B$2]*[.L35])">
            <text:p/>
          </table:table-cell>
          <table:table-cell table:style-name="ce4" table:formula="of:=IF(ISBLANK([.C35]);&quot;&quot;;[Tax_Rates.$B$2]-[.K35])">
            <text:p/>
          </table:table-cell>
          <table:table-cell table:style-name="ce12" table:formula="of:=IF(ISBLANK([.C35]);&quot;&quot;;[.L35]*[.K35])">
            <text:p/>
          </table:table-cell>
          <table:table-cell table:style-name="ce12"/>
          <table:table-cell table:style-name="ce42" table:formula="of:=IF(ISBLANK([.C35]);&quot;&quot;;[.L35]*[.O35])">
            <text:p/>
          </table:table-cell>
          <table:table-cell table:style-name="ce3" table:number-columns-repeated="5"/>
          <table:table-cell table:style-name="ce1" table:number-columns-repeated="5"/>
          <table:table-cell table:number-columns-repeated="996"/>
        </table:table-row>
        <table:table-row table:style-name="ro1">
          <table:table-cell table:style-name="ce20"/>
          <table:table-cell table:style-name="ce3" table:number-columns-repeated="2"/>
          <table:table-cell table:style-name="ce3" table:formula="of:=IF(ISBLANK([.C36]); &quot;&quot;; LEFT([.C36];2))">
            <text:p/>
          </table:table-cell>
          <table:table-cell table:style-name="ce9"/>
          <table:table-cell table:style-name="ce9" table:formula="of:=IF(ISBLANK([.E36]);&quot;&quot;;[.E36]-1)">
            <text:p/>
          </table:table-cell>
          <table:table-cell table:style-name="ce12"/>
          <table:table-cell table:style-name="ce3"/>
          <table:table-cell table:style-name="ce66"/>
          <table:table-cell table:style-name="ce12" table:formula="of:=IF(ISBLANK([.G36]);&quot;&quot;;[.G36]*[.I36])">
            <text:p/>
          </table:table-cell>
          <table:table-cell table:style-name="ce4" table:formula="of:=IF(ISBLANK([.C36]); &quot;&quot;; COM.MICROSOFT.SWITCH([.D36]; [Dividend_WHT.$A$2]; [Dividend_WHT.$C$2];[Dividend_WHT.$A$3];[Dividend_WHT.$C$3];[Dividend_WHT.$A$4];[Dividend_WHT.$C$4];[Dividend_WHT.$A$5];[Dividend_WHT.$C$5];[Dividend_WHT.$A$6];[Dividend_WHT.$C$6];[Dividend_WHT.$A$7];[Dividend_WHT.$C$7];[Dividend_WHT.$A$8];[Dividend_WHT.$C$8];[Dividend_WHT.$A$9];[Dividend_WHT.$C$9];[Dividend_WHT.$A$10];[Dividend_WHT.$C$10];[Dividend_WHT.$A$11];[Dividend_WHT.$C$11];[Dividend_WHT.$A$12];[Dividend_WHT.$C$12];[Dividend_WHT.$A$13];[Dividend_WHT.$C$13];[Dividend_WHT.$A$14];[Dividend_WHT.$C$14];[Dividend_WHT.$A$15];[Dividend_WHT.$C$15];[Dividend_WHT.$A$16];[Dividend_WHT.$C$16];[Dividend_WHT.$A$17];[Dividend_WHT.$C$17];[Dividend_WHT.$A$18];[Dividend_WHT.$C$18];[Dividend_WHT.$A$19];[Dividend_WHT.$C$19];[Dividend_WHT.$A$20];[Dividend_WHT.$C$20];[Dividend_WHT.$A$21];[Dividend_WHT.$C$21];[Dividend_WHT.$A$22];[Dividend_WHT.$C$22]))">
            <text:p/>
          </table:table-cell>
          <table:table-cell table:style-name="ce12" table:formula="of:=IF(ISBLANK([.C36]);&quot;&quot;;[.J36]/(100%-[.K36]))">
            <text:p/>
          </table:table-cell>
          <table:table-cell table:style-name="ce12"/>
          <table:table-cell table:style-name="ce12" table:formula="of:=IF(ISBLANK([.C36]);&quot;&quot;;[Tax_Rates.$B$2]*[.L36])">
            <text:p/>
          </table:table-cell>
          <table:table-cell table:style-name="ce4" table:formula="of:=IF(ISBLANK([.C36]);&quot;&quot;;[Tax_Rates.$B$2]-[.K36])">
            <text:p/>
          </table:table-cell>
          <table:table-cell table:style-name="ce12" table:formula="of:=IF(ISBLANK([.C36]);&quot;&quot;;[.L36]*[.K36])">
            <text:p/>
          </table:table-cell>
          <table:table-cell table:style-name="ce12"/>
          <table:table-cell table:style-name="ce42" table:formula="of:=IF(ISBLANK([.C36]);&quot;&quot;;[.L36]*[.O36])">
            <text:p/>
          </table:table-cell>
          <table:table-cell table:style-name="ce3" table:number-columns-repeated="5"/>
          <table:table-cell table:style-name="ce1" table:number-columns-repeated="5"/>
          <table:table-cell table:number-columns-repeated="996"/>
        </table:table-row>
        <table:table-row table:style-name="ro1">
          <table:table-cell table:style-name="ce20"/>
          <table:table-cell table:style-name="ce3" table:number-columns-repeated="2"/>
          <table:table-cell table:style-name="ce3" table:formula="of:=IF(ISBLANK([.C37]); &quot;&quot;; LEFT([.C37];2))">
            <text:p/>
          </table:table-cell>
          <table:table-cell table:style-name="ce9"/>
          <table:table-cell table:style-name="ce9" table:formula="of:=IF(ISBLANK([.E37]);&quot;&quot;;[.E37]-1)">
            <text:p/>
          </table:table-cell>
          <table:table-cell table:style-name="ce12"/>
          <table:table-cell table:style-name="ce3"/>
          <table:table-cell table:style-name="ce66"/>
          <table:table-cell table:style-name="ce12" table:formula="of:=IF(ISBLANK([.G37]);&quot;&quot;;[.G37]*[.I37])">
            <text:p/>
          </table:table-cell>
          <table:table-cell table:style-name="ce4" table:formula="of:=IF(ISBLANK([.C37]); &quot;&quot;; COM.MICROSOFT.SWITCH([.D37]; [Dividend_WHT.$A$2]; [Dividend_WHT.$C$2];[Dividend_WHT.$A$3];[Dividend_WHT.$C$3];[Dividend_WHT.$A$4];[Dividend_WHT.$C$4];[Dividend_WHT.$A$5];[Dividend_WHT.$C$5];[Dividend_WHT.$A$6];[Dividend_WHT.$C$6];[Dividend_WHT.$A$7];[Dividend_WHT.$C$7];[Dividend_WHT.$A$8];[Dividend_WHT.$C$8];[Dividend_WHT.$A$9];[Dividend_WHT.$C$9];[Dividend_WHT.$A$10];[Dividend_WHT.$C$10];[Dividend_WHT.$A$11];[Dividend_WHT.$C$11];[Dividend_WHT.$A$12];[Dividend_WHT.$C$12];[Dividend_WHT.$A$13];[Dividend_WHT.$C$13];[Dividend_WHT.$A$14];[Dividend_WHT.$C$14];[Dividend_WHT.$A$15];[Dividend_WHT.$C$15];[Dividend_WHT.$A$16];[Dividend_WHT.$C$16];[Dividend_WHT.$A$17];[Dividend_WHT.$C$17];[Dividend_WHT.$A$18];[Dividend_WHT.$C$18];[Dividend_WHT.$A$19];[Dividend_WHT.$C$19];[Dividend_WHT.$A$20];[Dividend_WHT.$C$20];[Dividend_WHT.$A$21];[Dividend_WHT.$C$21];[Dividend_WHT.$A$22];[Dividend_WHT.$C$22]))">
            <text:p/>
          </table:table-cell>
          <table:table-cell table:style-name="ce12" table:formula="of:=IF(ISBLANK([.C37]);&quot;&quot;;[.J37]/(100%-[.K37]))">
            <text:p/>
          </table:table-cell>
          <table:table-cell table:style-name="ce12"/>
          <table:table-cell table:style-name="ce12" table:formula="of:=IF(ISBLANK([.C37]);&quot;&quot;;[Tax_Rates.$B$2]*[.L37])">
            <text:p/>
          </table:table-cell>
          <table:table-cell table:style-name="ce4" table:formula="of:=IF(ISBLANK([.C37]);&quot;&quot;;[Tax_Rates.$B$2]-[.K37])">
            <text:p/>
          </table:table-cell>
          <table:table-cell table:style-name="ce12" table:formula="of:=IF(ISBLANK([.C37]);&quot;&quot;;[.L37]*[.K37])">
            <text:p/>
          </table:table-cell>
          <table:table-cell table:style-name="ce12"/>
          <table:table-cell table:style-name="ce42" table:formula="of:=IF(ISBLANK([.C37]);&quot;&quot;;[.L37]*[.O37])">
            <text:p/>
          </table:table-cell>
          <table:table-cell table:style-name="ce3" table:number-columns-repeated="5"/>
          <table:table-cell table:style-name="ce1" table:number-columns-repeated="5"/>
          <table:table-cell table:number-columns-repeated="996"/>
        </table:table-row>
        <table:table-row table:style-name="ro1">
          <table:table-cell table:style-name="ce20"/>
          <table:table-cell table:style-name="ce3" table:number-columns-repeated="2"/>
          <table:table-cell table:style-name="ce3" table:formula="of:=IF(ISBLANK([.C38]); &quot;&quot;; LEFT([.C38];2))">
            <text:p/>
          </table:table-cell>
          <table:table-cell table:style-name="ce9"/>
          <table:table-cell table:style-name="ce9" table:formula="of:=IF(ISBLANK([.E38]);&quot;&quot;;[.E38]-1)">
            <text:p/>
          </table:table-cell>
          <table:table-cell table:style-name="ce12"/>
          <table:table-cell table:style-name="ce3"/>
          <table:table-cell table:style-name="ce66"/>
          <table:table-cell table:style-name="ce12" table:formula="of:=IF(ISBLANK([.G38]);&quot;&quot;;[.G38]*[.I38])">
            <text:p/>
          </table:table-cell>
          <table:table-cell table:style-name="ce4" table:formula="of:=IF(ISBLANK([.C38]); &quot;&quot;; COM.MICROSOFT.SWITCH([.D38]; [Dividend_WHT.$A$2]; [Dividend_WHT.$C$2];[Dividend_WHT.$A$3];[Dividend_WHT.$C$3];[Dividend_WHT.$A$4];[Dividend_WHT.$C$4];[Dividend_WHT.$A$5];[Dividend_WHT.$C$5];[Dividend_WHT.$A$6];[Dividend_WHT.$C$6];[Dividend_WHT.$A$7];[Dividend_WHT.$C$7];[Dividend_WHT.$A$8];[Dividend_WHT.$C$8];[Dividend_WHT.$A$9];[Dividend_WHT.$C$9];[Dividend_WHT.$A$10];[Dividend_WHT.$C$10];[Dividend_WHT.$A$11];[Dividend_WHT.$C$11];[Dividend_WHT.$A$12];[Dividend_WHT.$C$12];[Dividend_WHT.$A$13];[Dividend_WHT.$C$13];[Dividend_WHT.$A$14];[Dividend_WHT.$C$14];[Dividend_WHT.$A$15];[Dividend_WHT.$C$15];[Dividend_WHT.$A$16];[Dividend_WHT.$C$16];[Dividend_WHT.$A$17];[Dividend_WHT.$C$17];[Dividend_WHT.$A$18];[Dividend_WHT.$C$18];[Dividend_WHT.$A$19];[Dividend_WHT.$C$19];[Dividend_WHT.$A$20];[Dividend_WHT.$C$20];[Dividend_WHT.$A$21];[Dividend_WHT.$C$21];[Dividend_WHT.$A$22];[Dividend_WHT.$C$22]))">
            <text:p/>
          </table:table-cell>
          <table:table-cell table:style-name="ce12" table:formula="of:=IF(ISBLANK([.C38]);&quot;&quot;;[.J38]/(100%-[.K38]))">
            <text:p/>
          </table:table-cell>
          <table:table-cell table:style-name="ce12"/>
          <table:table-cell table:style-name="ce12" table:formula="of:=IF(ISBLANK([.C38]);&quot;&quot;;[Tax_Rates.$B$2]*[.L38])">
            <text:p/>
          </table:table-cell>
          <table:table-cell table:style-name="ce4" table:formula="of:=IF(ISBLANK([.C38]);&quot;&quot;;[Tax_Rates.$B$2]-[.K38])">
            <text:p/>
          </table:table-cell>
          <table:table-cell table:style-name="ce12" table:formula="of:=IF(ISBLANK([.C38]);&quot;&quot;;[.L38]*[.K38])">
            <text:p/>
          </table:table-cell>
          <table:table-cell table:style-name="ce12"/>
          <table:table-cell table:style-name="ce42" table:formula="of:=IF(ISBLANK([.C38]);&quot;&quot;;[.L38]*[.O38])">
            <text:p/>
          </table:table-cell>
          <table:table-cell table:style-name="ce3" table:number-columns-repeated="5"/>
          <table:table-cell table:style-name="ce1" table:number-columns-repeated="5"/>
          <table:table-cell table:number-columns-repeated="996"/>
        </table:table-row>
        <table:table-row table:style-name="ro1">
          <table:table-cell table:style-name="ce20"/>
          <table:table-cell table:style-name="ce3" table:number-columns-repeated="2"/>
          <table:table-cell table:style-name="ce3" table:formula="of:=IF(ISBLANK([.C39]); &quot;&quot;; LEFT([.C39];2))">
            <text:p/>
          </table:table-cell>
          <table:table-cell table:style-name="ce9"/>
          <table:table-cell table:style-name="ce9" table:formula="of:=IF(ISBLANK([.E39]);&quot;&quot;;[.E39]-1)">
            <text:p/>
          </table:table-cell>
          <table:table-cell table:style-name="ce12"/>
          <table:table-cell table:style-name="ce3"/>
          <table:table-cell table:style-name="ce66"/>
          <table:table-cell table:style-name="ce12" table:formula="of:=IF(ISBLANK([.G39]);&quot;&quot;;[.G39]*[.I39])">
            <text:p/>
          </table:table-cell>
          <table:table-cell table:style-name="ce4" table:formula="of:=IF(ISBLANK([.C39]); &quot;&quot;; COM.MICROSOFT.SWITCH([.D39]; [Dividend_WHT.$A$2]; [Dividend_WHT.$C$2];[Dividend_WHT.$A$3];[Dividend_WHT.$C$3];[Dividend_WHT.$A$4];[Dividend_WHT.$C$4];[Dividend_WHT.$A$5];[Dividend_WHT.$C$5];[Dividend_WHT.$A$6];[Dividend_WHT.$C$6];[Dividend_WHT.$A$7];[Dividend_WHT.$C$7];[Dividend_WHT.$A$8];[Dividend_WHT.$C$8];[Dividend_WHT.$A$9];[Dividend_WHT.$C$9];[Dividend_WHT.$A$10];[Dividend_WHT.$C$10];[Dividend_WHT.$A$11];[Dividend_WHT.$C$11];[Dividend_WHT.$A$12];[Dividend_WHT.$C$12];[Dividend_WHT.$A$13];[Dividend_WHT.$C$13];[Dividend_WHT.$A$14];[Dividend_WHT.$C$14];[Dividend_WHT.$A$15];[Dividend_WHT.$C$15];[Dividend_WHT.$A$16];[Dividend_WHT.$C$16];[Dividend_WHT.$A$17];[Dividend_WHT.$C$17];[Dividend_WHT.$A$18];[Dividend_WHT.$C$18];[Dividend_WHT.$A$19];[Dividend_WHT.$C$19];[Dividend_WHT.$A$20];[Dividend_WHT.$C$20];[Dividend_WHT.$A$21];[Dividend_WHT.$C$21];[Dividend_WHT.$A$22];[Dividend_WHT.$C$22]))">
            <text:p/>
          </table:table-cell>
          <table:table-cell table:style-name="ce12" table:formula="of:=IF(ISBLANK([.C39]);&quot;&quot;;[.J39]/(100%-[.K39]))">
            <text:p/>
          </table:table-cell>
          <table:table-cell table:style-name="ce12"/>
          <table:table-cell table:style-name="ce12" table:formula="of:=IF(ISBLANK([.C39]);&quot;&quot;;[Tax_Rates.$B$2]*[.L39])">
            <text:p/>
          </table:table-cell>
          <table:table-cell table:style-name="ce4" table:formula="of:=IF(ISBLANK([.C39]);&quot;&quot;;[Tax_Rates.$B$2]-[.K39])">
            <text:p/>
          </table:table-cell>
          <table:table-cell table:style-name="ce12" table:formula="of:=IF(ISBLANK([.C39]);&quot;&quot;;[.L39]*[.K39])">
            <text:p/>
          </table:table-cell>
          <table:table-cell table:style-name="ce12"/>
          <table:table-cell table:style-name="ce42" table:formula="of:=IF(ISBLANK([.C39]);&quot;&quot;;[.L39]*[.O39])">
            <text:p/>
          </table:table-cell>
          <table:table-cell table:style-name="ce3" table:number-columns-repeated="5"/>
          <table:table-cell table:style-name="ce1" table:number-columns-repeated="5"/>
          <table:table-cell table:number-columns-repeated="996"/>
        </table:table-row>
        <table:table-row table:style-name="ro1">
          <table:table-cell table:style-name="ce20"/>
          <table:table-cell table:style-name="ce3" table:number-columns-repeated="2"/>
          <table:table-cell table:style-name="ce3" table:formula="of:=IF(ISBLANK([.C40]); &quot;&quot;; LEFT([.C40];2))">
            <text:p/>
          </table:table-cell>
          <table:table-cell table:style-name="ce9"/>
          <table:table-cell table:style-name="ce9" table:formula="of:=IF(ISBLANK([.E40]);&quot;&quot;;[.E40]-1)">
            <text:p/>
          </table:table-cell>
          <table:table-cell table:style-name="ce12"/>
          <table:table-cell table:style-name="ce3"/>
          <table:table-cell table:style-name="ce66"/>
          <table:table-cell table:style-name="ce12" table:formula="of:=IF(ISBLANK([.G40]);&quot;&quot;;[.G40]*[.I40])">
            <text:p/>
          </table:table-cell>
          <table:table-cell table:style-name="ce4" table:formula="of:=IF(ISBLANK([.C40]); &quot;&quot;; COM.MICROSOFT.SWITCH([.D40]; [Dividend_WHT.$A$2]; [Dividend_WHT.$C$2];[Dividend_WHT.$A$3];[Dividend_WHT.$C$3];[Dividend_WHT.$A$4];[Dividend_WHT.$C$4];[Dividend_WHT.$A$5];[Dividend_WHT.$C$5];[Dividend_WHT.$A$6];[Dividend_WHT.$C$6];[Dividend_WHT.$A$7];[Dividend_WHT.$C$7];[Dividend_WHT.$A$8];[Dividend_WHT.$C$8];[Dividend_WHT.$A$9];[Dividend_WHT.$C$9];[Dividend_WHT.$A$10];[Dividend_WHT.$C$10];[Dividend_WHT.$A$11];[Dividend_WHT.$C$11];[Dividend_WHT.$A$12];[Dividend_WHT.$C$12];[Dividend_WHT.$A$13];[Dividend_WHT.$C$13];[Dividend_WHT.$A$14];[Dividend_WHT.$C$14];[Dividend_WHT.$A$15];[Dividend_WHT.$C$15];[Dividend_WHT.$A$16];[Dividend_WHT.$C$16];[Dividend_WHT.$A$17];[Dividend_WHT.$C$17];[Dividend_WHT.$A$18];[Dividend_WHT.$C$18];[Dividend_WHT.$A$19];[Dividend_WHT.$C$19];[Dividend_WHT.$A$20];[Dividend_WHT.$C$20];[Dividend_WHT.$A$21];[Dividend_WHT.$C$21];[Dividend_WHT.$A$22];[Dividend_WHT.$C$22]))">
            <text:p/>
          </table:table-cell>
          <table:table-cell table:style-name="ce12" table:formula="of:=IF(ISBLANK([.C40]);&quot;&quot;;[.J40]/(100%-[.K40]))">
            <text:p/>
          </table:table-cell>
          <table:table-cell table:style-name="ce12"/>
          <table:table-cell table:style-name="ce12" table:formula="of:=IF(ISBLANK([.C40]);&quot;&quot;;[Tax_Rates.$B$2]*[.L40])">
            <text:p/>
          </table:table-cell>
          <table:table-cell table:style-name="ce4" table:formula="of:=IF(ISBLANK([.C40]);&quot;&quot;;[Tax_Rates.$B$2]-[.K40])">
            <text:p/>
          </table:table-cell>
          <table:table-cell table:style-name="ce12" table:formula="of:=IF(ISBLANK([.C40]);&quot;&quot;;[.L40]*[.K40])">
            <text:p/>
          </table:table-cell>
          <table:table-cell table:style-name="ce12"/>
          <table:table-cell table:style-name="ce42" table:formula="of:=IF(ISBLANK([.C40]);&quot;&quot;;[.L40]*[.O40])">
            <text:p/>
          </table:table-cell>
          <table:table-cell table:style-name="ce3" table:number-columns-repeated="5"/>
          <table:table-cell table:style-name="ce1" table:number-columns-repeated="5"/>
          <table:table-cell table:number-columns-repeated="996"/>
        </table:table-row>
        <table:table-row table:style-name="ro1">
          <table:table-cell table:style-name="ce20"/>
          <table:table-cell table:style-name="ce3" table:number-columns-repeated="2"/>
          <table:table-cell table:style-name="ce3" table:formula="of:=IF(ISBLANK([.C41]); &quot;&quot;; LEFT([.C41];2))">
            <text:p/>
          </table:table-cell>
          <table:table-cell table:style-name="ce9"/>
          <table:table-cell table:style-name="ce9" table:formula="of:=IF(ISBLANK([.E41]);&quot;&quot;;[.E41]-1)">
            <text:p/>
          </table:table-cell>
          <table:table-cell table:style-name="ce12"/>
          <table:table-cell table:style-name="ce3"/>
          <table:table-cell table:style-name="ce66"/>
          <table:table-cell table:style-name="ce12" table:formula="of:=IF(ISBLANK([.G41]);&quot;&quot;;[.G41]*[.I41])">
            <text:p/>
          </table:table-cell>
          <table:table-cell table:style-name="ce4" table:formula="of:=IF(ISBLANK([.C41]); &quot;&quot;; COM.MICROSOFT.SWITCH([.D41]; [Dividend_WHT.$A$2]; [Dividend_WHT.$C$2];[Dividend_WHT.$A$3];[Dividend_WHT.$C$3];[Dividend_WHT.$A$4];[Dividend_WHT.$C$4];[Dividend_WHT.$A$5];[Dividend_WHT.$C$5];[Dividend_WHT.$A$6];[Dividend_WHT.$C$6];[Dividend_WHT.$A$7];[Dividend_WHT.$C$7];[Dividend_WHT.$A$8];[Dividend_WHT.$C$8];[Dividend_WHT.$A$9];[Dividend_WHT.$C$9];[Dividend_WHT.$A$10];[Dividend_WHT.$C$10];[Dividend_WHT.$A$11];[Dividend_WHT.$C$11];[Dividend_WHT.$A$12];[Dividend_WHT.$C$12];[Dividend_WHT.$A$13];[Dividend_WHT.$C$13];[Dividend_WHT.$A$14];[Dividend_WHT.$C$14];[Dividend_WHT.$A$15];[Dividend_WHT.$C$15];[Dividend_WHT.$A$16];[Dividend_WHT.$C$16];[Dividend_WHT.$A$17];[Dividend_WHT.$C$17];[Dividend_WHT.$A$18];[Dividend_WHT.$C$18];[Dividend_WHT.$A$19];[Dividend_WHT.$C$19];[Dividend_WHT.$A$20];[Dividend_WHT.$C$20];[Dividend_WHT.$A$21];[Dividend_WHT.$C$21];[Dividend_WHT.$A$22];[Dividend_WHT.$C$22]))">
            <text:p/>
          </table:table-cell>
          <table:table-cell table:style-name="ce12" table:formula="of:=IF(ISBLANK([.C41]);&quot;&quot;;[.J41]/(100%-[.K41]))">
            <text:p/>
          </table:table-cell>
          <table:table-cell table:style-name="ce12"/>
          <table:table-cell table:style-name="ce12" table:formula="of:=IF(ISBLANK([.C41]);&quot;&quot;;[Tax_Rates.$B$2]*[.L41])">
            <text:p/>
          </table:table-cell>
          <table:table-cell table:style-name="ce4" table:formula="of:=IF(ISBLANK([.C41]);&quot;&quot;;[Tax_Rates.$B$2]-[.K41])">
            <text:p/>
          </table:table-cell>
          <table:table-cell table:style-name="ce12" table:formula="of:=IF(ISBLANK([.C41]);&quot;&quot;;[.L41]*[.K41])">
            <text:p/>
          </table:table-cell>
          <table:table-cell table:style-name="ce12"/>
          <table:table-cell table:style-name="ce42" table:formula="of:=IF(ISBLANK([.C41]);&quot;&quot;;[.L41]*[.O41])">
            <text:p/>
          </table:table-cell>
          <table:table-cell table:style-name="ce3" table:number-columns-repeated="5"/>
          <table:table-cell table:style-name="ce1" table:number-columns-repeated="5"/>
          <table:table-cell table:number-columns-repeated="996"/>
        </table:table-row>
        <table:table-row table:style-name="ro1">
          <table:table-cell table:style-name="ce20"/>
          <table:table-cell table:style-name="ce3" table:number-columns-repeated="2"/>
          <table:table-cell table:style-name="ce3" table:formula="of:=IF(ISBLANK([.C42]); &quot;&quot;; LEFT([.C42];2))">
            <text:p/>
          </table:table-cell>
          <table:table-cell table:style-name="ce9"/>
          <table:table-cell table:style-name="ce9" table:formula="of:=IF(ISBLANK([.E42]);&quot;&quot;;[.E42]-1)">
            <text:p/>
          </table:table-cell>
          <table:table-cell table:style-name="ce12"/>
          <table:table-cell table:style-name="ce3"/>
          <table:table-cell table:style-name="ce66"/>
          <table:table-cell table:style-name="ce12" table:formula="of:=IF(ISBLANK([.G42]);&quot;&quot;;[.G42]*[.I42])">
            <text:p/>
          </table:table-cell>
          <table:table-cell table:style-name="ce4" table:formula="of:=IF(ISBLANK([.C42]); &quot;&quot;; COM.MICROSOFT.SWITCH([.D42]; [Dividend_WHT.$A$2]; [Dividend_WHT.$C$2];[Dividend_WHT.$A$3];[Dividend_WHT.$C$3];[Dividend_WHT.$A$4];[Dividend_WHT.$C$4];[Dividend_WHT.$A$5];[Dividend_WHT.$C$5];[Dividend_WHT.$A$6];[Dividend_WHT.$C$6];[Dividend_WHT.$A$7];[Dividend_WHT.$C$7];[Dividend_WHT.$A$8];[Dividend_WHT.$C$8];[Dividend_WHT.$A$9];[Dividend_WHT.$C$9];[Dividend_WHT.$A$10];[Dividend_WHT.$C$10];[Dividend_WHT.$A$11];[Dividend_WHT.$C$11];[Dividend_WHT.$A$12];[Dividend_WHT.$C$12];[Dividend_WHT.$A$13];[Dividend_WHT.$C$13];[Dividend_WHT.$A$14];[Dividend_WHT.$C$14];[Dividend_WHT.$A$15];[Dividend_WHT.$C$15];[Dividend_WHT.$A$16];[Dividend_WHT.$C$16];[Dividend_WHT.$A$17];[Dividend_WHT.$C$17];[Dividend_WHT.$A$18];[Dividend_WHT.$C$18];[Dividend_WHT.$A$19];[Dividend_WHT.$C$19];[Dividend_WHT.$A$20];[Dividend_WHT.$C$20];[Dividend_WHT.$A$21];[Dividend_WHT.$C$21];[Dividend_WHT.$A$22];[Dividend_WHT.$C$22]))">
            <text:p/>
          </table:table-cell>
          <table:table-cell table:style-name="ce12" table:formula="of:=IF(ISBLANK([.C42]);&quot;&quot;;[.J42]/(100%-[.K42]))">
            <text:p/>
          </table:table-cell>
          <table:table-cell table:style-name="ce12"/>
          <table:table-cell table:style-name="ce12" table:formula="of:=IF(ISBLANK([.C42]);&quot;&quot;;[Tax_Rates.$B$2]*[.L42])">
            <text:p/>
          </table:table-cell>
          <table:table-cell table:style-name="ce4" table:formula="of:=IF(ISBLANK([.C42]);&quot;&quot;;[Tax_Rates.$B$2]-[.K42])">
            <text:p/>
          </table:table-cell>
          <table:table-cell table:style-name="ce12" table:formula="of:=IF(ISBLANK([.C42]);&quot;&quot;;[.L42]*[.K42])">
            <text:p/>
          </table:table-cell>
          <table:table-cell table:style-name="ce12"/>
          <table:table-cell table:style-name="ce42" table:formula="of:=IF(ISBLANK([.C42]);&quot;&quot;;[.L42]*[.O42])">
            <text:p/>
          </table:table-cell>
          <table:table-cell table:style-name="ce3" table:number-columns-repeated="5"/>
          <table:table-cell table:style-name="ce1" table:number-columns-repeated="5"/>
          <table:table-cell table:number-columns-repeated="996"/>
        </table:table-row>
        <table:table-row table:style-name="ro1">
          <table:table-cell table:style-name="ce20"/>
          <table:table-cell table:style-name="ce3" table:number-columns-repeated="2"/>
          <table:table-cell table:style-name="ce3" table:formula="of:=IF(ISBLANK([.C43]); &quot;&quot;; LEFT([.C43];2))">
            <text:p/>
          </table:table-cell>
          <table:table-cell table:style-name="ce9"/>
          <table:table-cell table:style-name="ce9" table:formula="of:=IF(ISBLANK([.E43]);&quot;&quot;;[.E43]-1)">
            <text:p/>
          </table:table-cell>
          <table:table-cell table:style-name="ce12"/>
          <table:table-cell table:style-name="ce3"/>
          <table:table-cell table:style-name="ce66"/>
          <table:table-cell table:style-name="ce12" table:formula="of:=IF(ISBLANK([.G43]);&quot;&quot;;[.G43]*[.I43])">
            <text:p/>
          </table:table-cell>
          <table:table-cell table:style-name="ce4" table:formula="of:=IF(ISBLANK([.C43]); &quot;&quot;; COM.MICROSOFT.SWITCH([.D43]; [Dividend_WHT.$A$2]; [Dividend_WHT.$C$2];[Dividend_WHT.$A$3];[Dividend_WHT.$C$3];[Dividend_WHT.$A$4];[Dividend_WHT.$C$4];[Dividend_WHT.$A$5];[Dividend_WHT.$C$5];[Dividend_WHT.$A$6];[Dividend_WHT.$C$6];[Dividend_WHT.$A$7];[Dividend_WHT.$C$7];[Dividend_WHT.$A$8];[Dividend_WHT.$C$8];[Dividend_WHT.$A$9];[Dividend_WHT.$C$9];[Dividend_WHT.$A$10];[Dividend_WHT.$C$10];[Dividend_WHT.$A$11];[Dividend_WHT.$C$11];[Dividend_WHT.$A$12];[Dividend_WHT.$C$12];[Dividend_WHT.$A$13];[Dividend_WHT.$C$13];[Dividend_WHT.$A$14];[Dividend_WHT.$C$14];[Dividend_WHT.$A$15];[Dividend_WHT.$C$15];[Dividend_WHT.$A$16];[Dividend_WHT.$C$16];[Dividend_WHT.$A$17];[Dividend_WHT.$C$17];[Dividend_WHT.$A$18];[Dividend_WHT.$C$18];[Dividend_WHT.$A$19];[Dividend_WHT.$C$19];[Dividend_WHT.$A$20];[Dividend_WHT.$C$20];[Dividend_WHT.$A$21];[Dividend_WHT.$C$21];[Dividend_WHT.$A$22];[Dividend_WHT.$C$22]))">
            <text:p/>
          </table:table-cell>
          <table:table-cell table:style-name="ce12" table:formula="of:=IF(ISBLANK([.C43]);&quot;&quot;;[.J43]/(100%-[.K43]))">
            <text:p/>
          </table:table-cell>
          <table:table-cell table:style-name="ce12"/>
          <table:table-cell table:style-name="ce12" table:formula="of:=IF(ISBLANK([.C43]);&quot;&quot;;[Tax_Rates.$B$2]*[.L43])">
            <text:p/>
          </table:table-cell>
          <table:table-cell table:style-name="ce4" table:formula="of:=IF(ISBLANK([.C43]);&quot;&quot;;[Tax_Rates.$B$2]-[.K43])">
            <text:p/>
          </table:table-cell>
          <table:table-cell table:style-name="ce12" table:formula="of:=IF(ISBLANK([.C43]);&quot;&quot;;[.L43]*[.K43])">
            <text:p/>
          </table:table-cell>
          <table:table-cell table:style-name="ce12"/>
          <table:table-cell table:style-name="ce42" table:formula="of:=IF(ISBLANK([.C43]);&quot;&quot;;[.L43]*[.O43])">
            <text:p/>
          </table:table-cell>
          <table:table-cell table:style-name="ce3" table:number-columns-repeated="5"/>
          <table:table-cell table:style-name="ce1" table:number-columns-repeated="5"/>
          <table:table-cell table:number-columns-repeated="996"/>
        </table:table-row>
        <table:table-row table:style-name="ro1">
          <table:table-cell table:style-name="ce20"/>
          <table:table-cell table:style-name="ce3" table:number-columns-repeated="2"/>
          <table:table-cell table:style-name="ce3" table:formula="of:=IF(ISBLANK([.C44]); &quot;&quot;; LEFT([.C44];2))">
            <text:p/>
          </table:table-cell>
          <table:table-cell table:style-name="ce9"/>
          <table:table-cell table:style-name="ce9" table:formula="of:=IF(ISBLANK([.E44]);&quot;&quot;;[.E44]-1)">
            <text:p/>
          </table:table-cell>
          <table:table-cell table:style-name="ce12"/>
          <table:table-cell table:style-name="ce3"/>
          <table:table-cell table:style-name="ce66"/>
          <table:table-cell table:style-name="ce12" table:formula="of:=IF(ISBLANK([.G44]);&quot;&quot;;[.G44]*[.I44])">
            <text:p/>
          </table:table-cell>
          <table:table-cell table:style-name="ce4" table:formula="of:=IF(ISBLANK([.C44]); &quot;&quot;; COM.MICROSOFT.SWITCH([.D44]; [Dividend_WHT.$A$2]; [Dividend_WHT.$C$2];[Dividend_WHT.$A$3];[Dividend_WHT.$C$3];[Dividend_WHT.$A$4];[Dividend_WHT.$C$4];[Dividend_WHT.$A$5];[Dividend_WHT.$C$5];[Dividend_WHT.$A$6];[Dividend_WHT.$C$6];[Dividend_WHT.$A$7];[Dividend_WHT.$C$7];[Dividend_WHT.$A$8];[Dividend_WHT.$C$8];[Dividend_WHT.$A$9];[Dividend_WHT.$C$9];[Dividend_WHT.$A$10];[Dividend_WHT.$C$10];[Dividend_WHT.$A$11];[Dividend_WHT.$C$11];[Dividend_WHT.$A$12];[Dividend_WHT.$C$12];[Dividend_WHT.$A$13];[Dividend_WHT.$C$13];[Dividend_WHT.$A$14];[Dividend_WHT.$C$14];[Dividend_WHT.$A$15];[Dividend_WHT.$C$15];[Dividend_WHT.$A$16];[Dividend_WHT.$C$16];[Dividend_WHT.$A$17];[Dividend_WHT.$C$17];[Dividend_WHT.$A$18];[Dividend_WHT.$C$18];[Dividend_WHT.$A$19];[Dividend_WHT.$C$19];[Dividend_WHT.$A$20];[Dividend_WHT.$C$20];[Dividend_WHT.$A$21];[Dividend_WHT.$C$21];[Dividend_WHT.$A$22];[Dividend_WHT.$C$22]))">
            <text:p/>
          </table:table-cell>
          <table:table-cell table:style-name="ce12" table:formula="of:=IF(ISBLANK([.C44]);&quot;&quot;;[.J44]/(100%-[.K44]))">
            <text:p/>
          </table:table-cell>
          <table:table-cell table:style-name="ce12"/>
          <table:table-cell table:style-name="ce12" table:formula="of:=IF(ISBLANK([.C44]);&quot;&quot;;[Tax_Rates.$B$2]*[.L44])">
            <text:p/>
          </table:table-cell>
          <table:table-cell table:style-name="ce4" table:formula="of:=IF(ISBLANK([.C44]);&quot;&quot;;[Tax_Rates.$B$2]-[.K44])">
            <text:p/>
          </table:table-cell>
          <table:table-cell table:style-name="ce12" table:formula="of:=IF(ISBLANK([.C44]);&quot;&quot;;[.L44]*[.K44])">
            <text:p/>
          </table:table-cell>
          <table:table-cell table:style-name="ce12"/>
          <table:table-cell table:style-name="ce42" table:formula="of:=IF(ISBLANK([.C44]);&quot;&quot;;[.L44]*[.O44])">
            <text:p/>
          </table:table-cell>
          <table:table-cell table:style-name="ce3" table:number-columns-repeated="5"/>
          <table:table-cell table:style-name="ce1" table:number-columns-repeated="5"/>
          <table:table-cell table:number-columns-repeated="996"/>
        </table:table-row>
        <table:table-row table:style-name="ro1">
          <table:table-cell table:style-name="ce20"/>
          <table:table-cell table:style-name="ce3" table:number-columns-repeated="2"/>
          <table:table-cell table:style-name="ce3" table:formula="of:=IF(ISBLANK([.C45]); &quot;&quot;; LEFT([.C45];2))">
            <text:p/>
          </table:table-cell>
          <table:table-cell table:style-name="ce9"/>
          <table:table-cell table:style-name="ce9" table:formula="of:=IF(ISBLANK([.E45]);&quot;&quot;;[.E45]-1)">
            <text:p/>
          </table:table-cell>
          <table:table-cell table:style-name="ce12"/>
          <table:table-cell table:style-name="ce3"/>
          <table:table-cell table:style-name="ce66"/>
          <table:table-cell table:style-name="ce12" table:formula="of:=IF(ISBLANK([.G45]);&quot;&quot;;[.G45]*[.I45])">
            <text:p/>
          </table:table-cell>
          <table:table-cell table:style-name="ce4" table:formula="of:=IF(ISBLANK([.C45]); &quot;&quot;; COM.MICROSOFT.SWITCH([.D45]; [Dividend_WHT.$A$2]; [Dividend_WHT.$C$2];[Dividend_WHT.$A$3];[Dividend_WHT.$C$3];[Dividend_WHT.$A$4];[Dividend_WHT.$C$4];[Dividend_WHT.$A$5];[Dividend_WHT.$C$5];[Dividend_WHT.$A$6];[Dividend_WHT.$C$6];[Dividend_WHT.$A$7];[Dividend_WHT.$C$7];[Dividend_WHT.$A$8];[Dividend_WHT.$C$8];[Dividend_WHT.$A$9];[Dividend_WHT.$C$9];[Dividend_WHT.$A$10];[Dividend_WHT.$C$10];[Dividend_WHT.$A$11];[Dividend_WHT.$C$11];[Dividend_WHT.$A$12];[Dividend_WHT.$C$12];[Dividend_WHT.$A$13];[Dividend_WHT.$C$13];[Dividend_WHT.$A$14];[Dividend_WHT.$C$14];[Dividend_WHT.$A$15];[Dividend_WHT.$C$15];[Dividend_WHT.$A$16];[Dividend_WHT.$C$16];[Dividend_WHT.$A$17];[Dividend_WHT.$C$17];[Dividend_WHT.$A$18];[Dividend_WHT.$C$18];[Dividend_WHT.$A$19];[Dividend_WHT.$C$19];[Dividend_WHT.$A$20];[Dividend_WHT.$C$20];[Dividend_WHT.$A$21];[Dividend_WHT.$C$21];[Dividend_WHT.$A$22];[Dividend_WHT.$C$22]))">
            <text:p/>
          </table:table-cell>
          <table:table-cell table:style-name="ce12" table:formula="of:=IF(ISBLANK([.C45]);&quot;&quot;;[.J45]/(100%-[.K45]))">
            <text:p/>
          </table:table-cell>
          <table:table-cell table:style-name="ce12"/>
          <table:table-cell table:style-name="ce12" table:formula="of:=IF(ISBLANK([.C45]);&quot;&quot;;[Tax_Rates.$B$2]*[.L45])">
            <text:p/>
          </table:table-cell>
          <table:table-cell table:style-name="ce4" table:formula="of:=IF(ISBLANK([.C45]);&quot;&quot;;[Tax_Rates.$B$2]-[.K45])">
            <text:p/>
          </table:table-cell>
          <table:table-cell table:style-name="ce12" table:formula="of:=IF(ISBLANK([.C45]);&quot;&quot;;[.L45]*[.K45])">
            <text:p/>
          </table:table-cell>
          <table:table-cell table:style-name="ce12"/>
          <table:table-cell table:style-name="ce42" table:formula="of:=IF(ISBLANK([.C45]);&quot;&quot;;[.L45]*[.O45])">
            <text:p/>
          </table:table-cell>
          <table:table-cell table:style-name="ce3" table:number-columns-repeated="5"/>
          <table:table-cell table:style-name="ce1" table:number-columns-repeated="5"/>
          <table:table-cell table:number-columns-repeated="996"/>
        </table:table-row>
        <table:table-row table:style-name="ro1">
          <table:table-cell table:style-name="ce20"/>
          <table:table-cell table:style-name="ce3" table:number-columns-repeated="2"/>
          <table:table-cell table:style-name="ce3" table:formula="of:=IF(ISBLANK([.C46]); &quot;&quot;; LEFT([.C46];2))">
            <text:p/>
          </table:table-cell>
          <table:table-cell table:style-name="ce9"/>
          <table:table-cell table:style-name="ce9" table:formula="of:=IF(ISBLANK([.E46]);&quot;&quot;;[.E46]-1)">
            <text:p/>
          </table:table-cell>
          <table:table-cell table:style-name="ce12"/>
          <table:table-cell table:style-name="ce3"/>
          <table:table-cell table:style-name="ce66"/>
          <table:table-cell table:style-name="ce12" table:formula="of:=IF(ISBLANK([.G46]);&quot;&quot;;[.G46]*[.I46])">
            <text:p/>
          </table:table-cell>
          <table:table-cell table:style-name="ce4" table:formula="of:=IF(ISBLANK([.C46]); &quot;&quot;; COM.MICROSOFT.SWITCH([.D46]; [Dividend_WHT.$A$2]; [Dividend_WHT.$C$2];[Dividend_WHT.$A$3];[Dividend_WHT.$C$3];[Dividend_WHT.$A$4];[Dividend_WHT.$C$4];[Dividend_WHT.$A$5];[Dividend_WHT.$C$5];[Dividend_WHT.$A$6];[Dividend_WHT.$C$6];[Dividend_WHT.$A$7];[Dividend_WHT.$C$7];[Dividend_WHT.$A$8];[Dividend_WHT.$C$8];[Dividend_WHT.$A$9];[Dividend_WHT.$C$9];[Dividend_WHT.$A$10];[Dividend_WHT.$C$10];[Dividend_WHT.$A$11];[Dividend_WHT.$C$11];[Dividend_WHT.$A$12];[Dividend_WHT.$C$12];[Dividend_WHT.$A$13];[Dividend_WHT.$C$13];[Dividend_WHT.$A$14];[Dividend_WHT.$C$14];[Dividend_WHT.$A$15];[Dividend_WHT.$C$15];[Dividend_WHT.$A$16];[Dividend_WHT.$C$16];[Dividend_WHT.$A$17];[Dividend_WHT.$C$17];[Dividend_WHT.$A$18];[Dividend_WHT.$C$18];[Dividend_WHT.$A$19];[Dividend_WHT.$C$19];[Dividend_WHT.$A$20];[Dividend_WHT.$C$20];[Dividend_WHT.$A$21];[Dividend_WHT.$C$21];[Dividend_WHT.$A$22];[Dividend_WHT.$C$22]))">
            <text:p/>
          </table:table-cell>
          <table:table-cell table:style-name="ce12" table:formula="of:=IF(ISBLANK([.C46]);&quot;&quot;;[.J46]/(100%-[.K46]))">
            <text:p/>
          </table:table-cell>
          <table:table-cell table:style-name="ce12"/>
          <table:table-cell table:style-name="ce12" table:formula="of:=IF(ISBLANK([.C46]);&quot;&quot;;[Tax_Rates.$B$2]*[.L46])">
            <text:p/>
          </table:table-cell>
          <table:table-cell table:style-name="ce4" table:formula="of:=IF(ISBLANK([.C46]);&quot;&quot;;[Tax_Rates.$B$2]-[.K46])">
            <text:p/>
          </table:table-cell>
          <table:table-cell table:style-name="ce12" table:formula="of:=IF(ISBLANK([.C46]);&quot;&quot;;[.L46]*[.K46])">
            <text:p/>
          </table:table-cell>
          <table:table-cell table:style-name="ce12"/>
          <table:table-cell table:style-name="ce42" table:formula="of:=IF(ISBLANK([.C46]);&quot;&quot;;[.L46]*[.O46])">
            <text:p/>
          </table:table-cell>
          <table:table-cell table:style-name="ce3" table:number-columns-repeated="5"/>
          <table:table-cell table:style-name="ce1" table:number-columns-repeated="5"/>
          <table:table-cell table:number-columns-repeated="996"/>
        </table:table-row>
        <table:table-row table:style-name="ro1">
          <table:table-cell table:style-name="ce20"/>
          <table:table-cell table:style-name="ce3" table:number-columns-repeated="2"/>
          <table:table-cell table:style-name="ce3" table:formula="of:=IF(ISBLANK([.C47]); &quot;&quot;; LEFT([.C47];2))">
            <text:p/>
          </table:table-cell>
          <table:table-cell table:style-name="ce9"/>
          <table:table-cell table:style-name="ce9" table:formula="of:=IF(ISBLANK([.E47]);&quot;&quot;;[.E47]-1)">
            <text:p/>
          </table:table-cell>
          <table:table-cell table:style-name="ce12"/>
          <table:table-cell table:style-name="ce3"/>
          <table:table-cell table:style-name="ce66"/>
          <table:table-cell table:style-name="ce12" table:formula="of:=IF(ISBLANK([.G47]);&quot;&quot;;[.G47]*[.I47])">
            <text:p/>
          </table:table-cell>
          <table:table-cell table:style-name="ce4" table:formula="of:=IF(ISBLANK([.C47]); &quot;&quot;; COM.MICROSOFT.SWITCH([.D47]; [Dividend_WHT.$A$2]; [Dividend_WHT.$C$2];[Dividend_WHT.$A$3];[Dividend_WHT.$C$3];[Dividend_WHT.$A$4];[Dividend_WHT.$C$4];[Dividend_WHT.$A$5];[Dividend_WHT.$C$5];[Dividend_WHT.$A$6];[Dividend_WHT.$C$6];[Dividend_WHT.$A$7];[Dividend_WHT.$C$7];[Dividend_WHT.$A$8];[Dividend_WHT.$C$8];[Dividend_WHT.$A$9];[Dividend_WHT.$C$9];[Dividend_WHT.$A$10];[Dividend_WHT.$C$10];[Dividend_WHT.$A$11];[Dividend_WHT.$C$11];[Dividend_WHT.$A$12];[Dividend_WHT.$C$12];[Dividend_WHT.$A$13];[Dividend_WHT.$C$13];[Dividend_WHT.$A$14];[Dividend_WHT.$C$14];[Dividend_WHT.$A$15];[Dividend_WHT.$C$15];[Dividend_WHT.$A$16];[Dividend_WHT.$C$16];[Dividend_WHT.$A$17];[Dividend_WHT.$C$17];[Dividend_WHT.$A$18];[Dividend_WHT.$C$18];[Dividend_WHT.$A$19];[Dividend_WHT.$C$19];[Dividend_WHT.$A$20];[Dividend_WHT.$C$20];[Dividend_WHT.$A$21];[Dividend_WHT.$C$21];[Dividend_WHT.$A$22];[Dividend_WHT.$C$22]))">
            <text:p/>
          </table:table-cell>
          <table:table-cell table:style-name="ce12" table:formula="of:=IF(ISBLANK([.C47]);&quot;&quot;;[.J47]/(100%-[.K47]))">
            <text:p/>
          </table:table-cell>
          <table:table-cell table:style-name="ce12"/>
          <table:table-cell table:style-name="ce12" table:formula="of:=IF(ISBLANK([.C47]);&quot;&quot;;[Tax_Rates.$B$2]*[.L47])">
            <text:p/>
          </table:table-cell>
          <table:table-cell table:style-name="ce4" table:formula="of:=IF(ISBLANK([.C47]);&quot;&quot;;[Tax_Rates.$B$2]-[.K47])">
            <text:p/>
          </table:table-cell>
          <table:table-cell table:style-name="ce12" table:formula="of:=IF(ISBLANK([.C47]);&quot;&quot;;[.L47]*[.K47])">
            <text:p/>
          </table:table-cell>
          <table:table-cell table:style-name="ce12"/>
          <table:table-cell table:style-name="ce42" table:formula="of:=IF(ISBLANK([.C47]);&quot;&quot;;[.L47]*[.O47])">
            <text:p/>
          </table:table-cell>
          <table:table-cell table:style-name="ce3" table:number-columns-repeated="5"/>
          <table:table-cell table:style-name="ce1" table:number-columns-repeated="5"/>
          <table:table-cell table:number-columns-repeated="996"/>
        </table:table-row>
        <table:table-row table:style-name="ro1">
          <table:table-cell table:style-name="ce20"/>
          <table:table-cell table:style-name="ce3" table:number-columns-repeated="2"/>
          <table:table-cell table:style-name="ce3" table:formula="of:=IF(ISBLANK([.C48]); &quot;&quot;; LEFT([.C48];2))">
            <text:p/>
          </table:table-cell>
          <table:table-cell table:style-name="ce9"/>
          <table:table-cell table:style-name="ce9" table:formula="of:=IF(ISBLANK([.E48]);&quot;&quot;;[.E48]-1)">
            <text:p/>
          </table:table-cell>
          <table:table-cell table:style-name="ce12"/>
          <table:table-cell table:style-name="ce3"/>
          <table:table-cell table:style-name="ce66"/>
          <table:table-cell table:style-name="ce12" table:formula="of:=IF(ISBLANK([.G48]);&quot;&quot;;[.G48]*[.I48])">
            <text:p/>
          </table:table-cell>
          <table:table-cell table:style-name="ce4" table:formula="of:=IF(ISBLANK([.C48]); &quot;&quot;; COM.MICROSOFT.SWITCH([.D48]; [Dividend_WHT.$A$2]; [Dividend_WHT.$C$2];[Dividend_WHT.$A$3];[Dividend_WHT.$C$3];[Dividend_WHT.$A$4];[Dividend_WHT.$C$4];[Dividend_WHT.$A$5];[Dividend_WHT.$C$5];[Dividend_WHT.$A$6];[Dividend_WHT.$C$6];[Dividend_WHT.$A$7];[Dividend_WHT.$C$7];[Dividend_WHT.$A$8];[Dividend_WHT.$C$8];[Dividend_WHT.$A$9];[Dividend_WHT.$C$9];[Dividend_WHT.$A$10];[Dividend_WHT.$C$10];[Dividend_WHT.$A$11];[Dividend_WHT.$C$11];[Dividend_WHT.$A$12];[Dividend_WHT.$C$12];[Dividend_WHT.$A$13];[Dividend_WHT.$C$13];[Dividend_WHT.$A$14];[Dividend_WHT.$C$14];[Dividend_WHT.$A$15];[Dividend_WHT.$C$15];[Dividend_WHT.$A$16];[Dividend_WHT.$C$16];[Dividend_WHT.$A$17];[Dividend_WHT.$C$17];[Dividend_WHT.$A$18];[Dividend_WHT.$C$18];[Dividend_WHT.$A$19];[Dividend_WHT.$C$19];[Dividend_WHT.$A$20];[Dividend_WHT.$C$20];[Dividend_WHT.$A$21];[Dividend_WHT.$C$21];[Dividend_WHT.$A$22];[Dividend_WHT.$C$22]))">
            <text:p/>
          </table:table-cell>
          <table:table-cell table:style-name="ce12" table:formula="of:=IF(ISBLANK([.C48]);&quot;&quot;;[.J48]/(100%-[.K48]))">
            <text:p/>
          </table:table-cell>
          <table:table-cell table:style-name="ce12"/>
          <table:table-cell table:style-name="ce12" table:formula="of:=IF(ISBLANK([.C48]);&quot;&quot;;[Tax_Rates.$B$2]*[.L48])">
            <text:p/>
          </table:table-cell>
          <table:table-cell table:style-name="ce4" table:formula="of:=IF(ISBLANK([.C48]);&quot;&quot;;[Tax_Rates.$B$2]-[.K48])">
            <text:p/>
          </table:table-cell>
          <table:table-cell table:style-name="ce12" table:formula="of:=IF(ISBLANK([.C48]);&quot;&quot;;[.L48]*[.K48])">
            <text:p/>
          </table:table-cell>
          <table:table-cell table:style-name="ce12"/>
          <table:table-cell table:style-name="ce42" table:formula="of:=IF(ISBLANK([.C48]);&quot;&quot;;[.L48]*[.O48])">
            <text:p/>
          </table:table-cell>
          <table:table-cell table:style-name="ce3" table:number-columns-repeated="5"/>
          <table:table-cell table:style-name="ce1" table:number-columns-repeated="5"/>
          <table:table-cell table:number-columns-repeated="996"/>
        </table:table-row>
        <table:table-row table:style-name="ro1">
          <table:table-cell table:style-name="ce20"/>
          <table:table-cell table:style-name="ce3" table:number-columns-repeated="2"/>
          <table:table-cell table:style-name="ce3" table:formula="of:=IF(ISBLANK([.C49]); &quot;&quot;; LEFT([.C49];2))">
            <text:p/>
          </table:table-cell>
          <table:table-cell table:style-name="ce9"/>
          <table:table-cell table:style-name="ce9" table:formula="of:=IF(ISBLANK([.E49]);&quot;&quot;;[.E49]-1)">
            <text:p/>
          </table:table-cell>
          <table:table-cell table:style-name="ce12"/>
          <table:table-cell table:style-name="ce3"/>
          <table:table-cell table:style-name="ce66"/>
          <table:table-cell table:style-name="ce12" table:formula="of:=IF(ISBLANK([.G49]);&quot;&quot;;[.G49]*[.I49])">
            <text:p/>
          </table:table-cell>
          <table:table-cell table:style-name="ce4" table:formula="of:=IF(ISBLANK([.C49]); &quot;&quot;; COM.MICROSOFT.SWITCH([.D49]; [Dividend_WHT.$A$2]; [Dividend_WHT.$C$2];[Dividend_WHT.$A$3];[Dividend_WHT.$C$3];[Dividend_WHT.$A$4];[Dividend_WHT.$C$4];[Dividend_WHT.$A$5];[Dividend_WHT.$C$5];[Dividend_WHT.$A$6];[Dividend_WHT.$C$6];[Dividend_WHT.$A$7];[Dividend_WHT.$C$7];[Dividend_WHT.$A$8];[Dividend_WHT.$C$8];[Dividend_WHT.$A$9];[Dividend_WHT.$C$9];[Dividend_WHT.$A$10];[Dividend_WHT.$C$10];[Dividend_WHT.$A$11];[Dividend_WHT.$C$11];[Dividend_WHT.$A$12];[Dividend_WHT.$C$12];[Dividend_WHT.$A$13];[Dividend_WHT.$C$13];[Dividend_WHT.$A$14];[Dividend_WHT.$C$14];[Dividend_WHT.$A$15];[Dividend_WHT.$C$15];[Dividend_WHT.$A$16];[Dividend_WHT.$C$16];[Dividend_WHT.$A$17];[Dividend_WHT.$C$17];[Dividend_WHT.$A$18];[Dividend_WHT.$C$18];[Dividend_WHT.$A$19];[Dividend_WHT.$C$19];[Dividend_WHT.$A$20];[Dividend_WHT.$C$20];[Dividend_WHT.$A$21];[Dividend_WHT.$C$21];[Dividend_WHT.$A$22];[Dividend_WHT.$C$22]))">
            <text:p/>
          </table:table-cell>
          <table:table-cell table:style-name="ce12" table:formula="of:=IF(ISBLANK([.C49]);&quot;&quot;;[.J49]/(100%-[.K49]))">
            <text:p/>
          </table:table-cell>
          <table:table-cell table:style-name="ce12"/>
          <table:table-cell table:style-name="ce12" table:formula="of:=IF(ISBLANK([.C49]);&quot;&quot;;[Tax_Rates.$B$2]*[.L49])">
            <text:p/>
          </table:table-cell>
          <table:table-cell table:style-name="ce4" table:formula="of:=IF(ISBLANK([.C49]);&quot;&quot;;[Tax_Rates.$B$2]-[.K49])">
            <text:p/>
          </table:table-cell>
          <table:table-cell table:style-name="ce12" table:formula="of:=IF(ISBLANK([.C49]);&quot;&quot;;[.L49]*[.K49])">
            <text:p/>
          </table:table-cell>
          <table:table-cell table:style-name="ce12"/>
          <table:table-cell table:style-name="ce42" table:formula="of:=IF(ISBLANK([.C49]);&quot;&quot;;[.L49]*[.O49])">
            <text:p/>
          </table:table-cell>
          <table:table-cell table:style-name="ce3" table:number-columns-repeated="5"/>
          <table:table-cell table:style-name="ce1" table:number-columns-repeated="5"/>
          <table:table-cell table:number-columns-repeated="996"/>
        </table:table-row>
        <table:table-row table:style-name="ro1">
          <table:table-cell table:style-name="ce20"/>
          <table:table-cell table:style-name="ce3" table:number-columns-repeated="2"/>
          <table:table-cell table:style-name="ce3" table:formula="of:=IF(ISBLANK([.C50]); &quot;&quot;; LEFT([.C50];2))">
            <text:p/>
          </table:table-cell>
          <table:table-cell table:style-name="ce9"/>
          <table:table-cell table:style-name="ce9" table:formula="of:=IF(ISBLANK([.E50]);&quot;&quot;;[.E50]-1)">
            <text:p/>
          </table:table-cell>
          <table:table-cell table:style-name="ce12"/>
          <table:table-cell table:style-name="ce3"/>
          <table:table-cell table:style-name="ce66"/>
          <table:table-cell table:style-name="ce12" table:formula="of:=IF(ISBLANK([.G50]);&quot;&quot;;[.G50]*[.I50])">
            <text:p/>
          </table:table-cell>
          <table:table-cell table:style-name="ce4" table:formula="of:=IF(ISBLANK([.C50]); &quot;&quot;; COM.MICROSOFT.SWITCH([.D50]; [Dividend_WHT.$A$2]; [Dividend_WHT.$C$2];[Dividend_WHT.$A$3];[Dividend_WHT.$C$3];[Dividend_WHT.$A$4];[Dividend_WHT.$C$4];[Dividend_WHT.$A$5];[Dividend_WHT.$C$5];[Dividend_WHT.$A$6];[Dividend_WHT.$C$6];[Dividend_WHT.$A$7];[Dividend_WHT.$C$7];[Dividend_WHT.$A$8];[Dividend_WHT.$C$8];[Dividend_WHT.$A$9];[Dividend_WHT.$C$9];[Dividend_WHT.$A$10];[Dividend_WHT.$C$10];[Dividend_WHT.$A$11];[Dividend_WHT.$C$11];[Dividend_WHT.$A$12];[Dividend_WHT.$C$12];[Dividend_WHT.$A$13];[Dividend_WHT.$C$13];[Dividend_WHT.$A$14];[Dividend_WHT.$C$14];[Dividend_WHT.$A$15];[Dividend_WHT.$C$15];[Dividend_WHT.$A$16];[Dividend_WHT.$C$16];[Dividend_WHT.$A$17];[Dividend_WHT.$C$17];[Dividend_WHT.$A$18];[Dividend_WHT.$C$18];[Dividend_WHT.$A$19];[Dividend_WHT.$C$19];[Dividend_WHT.$A$20];[Dividend_WHT.$C$20];[Dividend_WHT.$A$21];[Dividend_WHT.$C$21];[Dividend_WHT.$A$22];[Dividend_WHT.$C$22]))">
            <text:p/>
          </table:table-cell>
          <table:table-cell table:style-name="ce12" table:formula="of:=IF(ISBLANK([.C50]);&quot;&quot;;[.J50]/(100%-[.K50]))">
            <text:p/>
          </table:table-cell>
          <table:table-cell table:style-name="ce12"/>
          <table:table-cell table:style-name="ce12" table:formula="of:=IF(ISBLANK([.C50]);&quot;&quot;;[Tax_Rates.$B$2]*[.L50])">
            <text:p/>
          </table:table-cell>
          <table:table-cell table:style-name="ce4" table:formula="of:=IF(ISBLANK([.C50]);&quot;&quot;;[Tax_Rates.$B$2]-[.K50])">
            <text:p/>
          </table:table-cell>
          <table:table-cell table:style-name="ce12" table:formula="of:=IF(ISBLANK([.C50]);&quot;&quot;;[.L50]*[.K50])">
            <text:p/>
          </table:table-cell>
          <table:table-cell table:style-name="ce12"/>
          <table:table-cell table:style-name="ce42" table:formula="of:=IF(ISBLANK([.C50]);&quot;&quot;;[.L50]*[.O50])">
            <text:p/>
          </table:table-cell>
          <table:table-cell table:style-name="ce3" table:number-columns-repeated="5"/>
          <table:table-cell table:style-name="ce1" table:number-columns-repeated="5"/>
          <table:table-cell table:number-columns-repeated="996"/>
        </table:table-row>
        <table:table-row table:style-name="ro1">
          <table:table-cell table:style-name="ce20"/>
          <table:table-cell table:style-name="ce3" table:number-columns-repeated="2"/>
          <table:table-cell table:style-name="ce3" table:formula="of:=IF(ISBLANK([.C51]); &quot;&quot;; LEFT([.C51];2))">
            <text:p/>
          </table:table-cell>
          <table:table-cell table:style-name="ce9"/>
          <table:table-cell table:style-name="ce9" table:formula="of:=IF(ISBLANK([.E51]);&quot;&quot;;[.E51]-1)">
            <text:p/>
          </table:table-cell>
          <table:table-cell table:style-name="ce12"/>
          <table:table-cell table:style-name="ce3"/>
          <table:table-cell table:style-name="ce66"/>
          <table:table-cell table:style-name="ce12" table:formula="of:=IF(ISBLANK([.G51]);&quot;&quot;;[.G51]*[.I51])">
            <text:p/>
          </table:table-cell>
          <table:table-cell table:style-name="ce4" table:formula="of:=IF(ISBLANK([.C51]); &quot;&quot;; COM.MICROSOFT.SWITCH([.D51]; [Dividend_WHT.$A$2]; [Dividend_WHT.$C$2];[Dividend_WHT.$A$3];[Dividend_WHT.$C$3];[Dividend_WHT.$A$4];[Dividend_WHT.$C$4];[Dividend_WHT.$A$5];[Dividend_WHT.$C$5];[Dividend_WHT.$A$6];[Dividend_WHT.$C$6];[Dividend_WHT.$A$7];[Dividend_WHT.$C$7];[Dividend_WHT.$A$8];[Dividend_WHT.$C$8];[Dividend_WHT.$A$9];[Dividend_WHT.$C$9];[Dividend_WHT.$A$10];[Dividend_WHT.$C$10];[Dividend_WHT.$A$11];[Dividend_WHT.$C$11];[Dividend_WHT.$A$12];[Dividend_WHT.$C$12];[Dividend_WHT.$A$13];[Dividend_WHT.$C$13];[Dividend_WHT.$A$14];[Dividend_WHT.$C$14];[Dividend_WHT.$A$15];[Dividend_WHT.$C$15];[Dividend_WHT.$A$16];[Dividend_WHT.$C$16];[Dividend_WHT.$A$17];[Dividend_WHT.$C$17];[Dividend_WHT.$A$18];[Dividend_WHT.$C$18];[Dividend_WHT.$A$19];[Dividend_WHT.$C$19];[Dividend_WHT.$A$20];[Dividend_WHT.$C$20];[Dividend_WHT.$A$21];[Dividend_WHT.$C$21];[Dividend_WHT.$A$22];[Dividend_WHT.$C$22]))">
            <text:p/>
          </table:table-cell>
          <table:table-cell table:style-name="ce12" table:formula="of:=IF(ISBLANK([.C51]);&quot;&quot;;[.J51]/(100%-[.K51]))">
            <text:p/>
          </table:table-cell>
          <table:table-cell table:style-name="ce12"/>
          <table:table-cell table:style-name="ce12" table:formula="of:=IF(ISBLANK([.C51]);&quot;&quot;;[Tax_Rates.$B$2]*[.L51])">
            <text:p/>
          </table:table-cell>
          <table:table-cell table:style-name="ce4" table:formula="of:=IF(ISBLANK([.C51]);&quot;&quot;;[Tax_Rates.$B$2]-[.K51])">
            <text:p/>
          </table:table-cell>
          <table:table-cell table:style-name="ce12" table:formula="of:=IF(ISBLANK([.C51]);&quot;&quot;;[.L51]*[.K51])">
            <text:p/>
          </table:table-cell>
          <table:table-cell table:style-name="ce12"/>
          <table:table-cell table:style-name="ce42" table:formula="of:=IF(ISBLANK([.C51]);&quot;&quot;;[.L51]*[.O51])">
            <text:p/>
          </table:table-cell>
          <table:table-cell table:style-name="ce3" table:number-columns-repeated="5"/>
          <table:table-cell table:style-name="ce1" table:number-columns-repeated="5"/>
          <table:table-cell table:number-columns-repeated="996"/>
        </table:table-row>
        <table:table-row table:style-name="ro1">
          <table:table-cell table:style-name="ce20"/>
          <table:table-cell table:style-name="ce3" table:number-columns-repeated="2"/>
          <table:table-cell table:style-name="ce3" table:formula="of:=IF(ISBLANK([.C52]); &quot;&quot;; LEFT([.C52];2))">
            <text:p/>
          </table:table-cell>
          <table:table-cell table:style-name="ce9"/>
          <table:table-cell table:style-name="ce9" table:formula="of:=IF(ISBLANK([.E52]);&quot;&quot;;[.E52]-1)">
            <text:p/>
          </table:table-cell>
          <table:table-cell table:style-name="ce12"/>
          <table:table-cell table:style-name="ce3"/>
          <table:table-cell table:style-name="ce66"/>
          <table:table-cell table:style-name="ce12" table:formula="of:=IF(ISBLANK([.G52]);&quot;&quot;;[.G52]*[.I52])">
            <text:p/>
          </table:table-cell>
          <table:table-cell table:style-name="ce4" table:formula="of:=IF(ISBLANK([.C52]); &quot;&quot;; COM.MICROSOFT.SWITCH([.D52]; [Dividend_WHT.$A$2]; [Dividend_WHT.$C$2];[Dividend_WHT.$A$3];[Dividend_WHT.$C$3];[Dividend_WHT.$A$4];[Dividend_WHT.$C$4];[Dividend_WHT.$A$5];[Dividend_WHT.$C$5];[Dividend_WHT.$A$6];[Dividend_WHT.$C$6];[Dividend_WHT.$A$7];[Dividend_WHT.$C$7];[Dividend_WHT.$A$8];[Dividend_WHT.$C$8];[Dividend_WHT.$A$9];[Dividend_WHT.$C$9];[Dividend_WHT.$A$10];[Dividend_WHT.$C$10];[Dividend_WHT.$A$11];[Dividend_WHT.$C$11];[Dividend_WHT.$A$12];[Dividend_WHT.$C$12];[Dividend_WHT.$A$13];[Dividend_WHT.$C$13];[Dividend_WHT.$A$14];[Dividend_WHT.$C$14];[Dividend_WHT.$A$15];[Dividend_WHT.$C$15];[Dividend_WHT.$A$16];[Dividend_WHT.$C$16];[Dividend_WHT.$A$17];[Dividend_WHT.$C$17];[Dividend_WHT.$A$18];[Dividend_WHT.$C$18];[Dividend_WHT.$A$19];[Dividend_WHT.$C$19];[Dividend_WHT.$A$20];[Dividend_WHT.$C$20];[Dividend_WHT.$A$21];[Dividend_WHT.$C$21];[Dividend_WHT.$A$22];[Dividend_WHT.$C$22]))">
            <text:p/>
          </table:table-cell>
          <table:table-cell table:style-name="ce12" table:formula="of:=IF(ISBLANK([.C52]);&quot;&quot;;[.J52]/(100%-[.K52]))">
            <text:p/>
          </table:table-cell>
          <table:table-cell table:style-name="ce12"/>
          <table:table-cell table:style-name="ce12" table:formula="of:=IF(ISBLANK([.C52]);&quot;&quot;;[Tax_Rates.$B$2]*[.L52])">
            <text:p/>
          </table:table-cell>
          <table:table-cell table:style-name="ce4" table:formula="of:=IF(ISBLANK([.C52]);&quot;&quot;;[Tax_Rates.$B$2]-[.K52])">
            <text:p/>
          </table:table-cell>
          <table:table-cell table:style-name="ce12" table:formula="of:=IF(ISBLANK([.C52]);&quot;&quot;;[.L52]*[.K52])">
            <text:p/>
          </table:table-cell>
          <table:table-cell table:style-name="ce12"/>
          <table:table-cell table:style-name="ce42" table:formula="of:=IF(ISBLANK([.C52]);&quot;&quot;;[.L52]*[.O52])">
            <text:p/>
          </table:table-cell>
          <table:table-cell table:style-name="ce3" table:number-columns-repeated="5"/>
          <table:table-cell table:style-name="ce1" table:number-columns-repeated="5"/>
          <table:table-cell table:number-columns-repeated="996"/>
        </table:table-row>
        <table:table-row table:style-name="ro1">
          <table:table-cell table:style-name="ce20"/>
          <table:table-cell table:style-name="ce3" table:number-columns-repeated="2"/>
          <table:table-cell table:style-name="ce3" table:formula="of:=IF(ISBLANK([.C53]); &quot;&quot;; LEFT([.C53];2))">
            <text:p/>
          </table:table-cell>
          <table:table-cell table:style-name="ce9"/>
          <table:table-cell table:style-name="ce9" table:formula="of:=IF(ISBLANK([.E53]);&quot;&quot;;[.E53]-1)">
            <text:p/>
          </table:table-cell>
          <table:table-cell table:style-name="ce12"/>
          <table:table-cell table:style-name="ce3"/>
          <table:table-cell table:style-name="ce66"/>
          <table:table-cell table:style-name="ce12" table:formula="of:=IF(ISBLANK([.G53]);&quot;&quot;;[.G53]*[.I53])">
            <text:p/>
          </table:table-cell>
          <table:table-cell table:style-name="ce4" table:formula="of:=IF(ISBLANK([.C53]); &quot;&quot;; COM.MICROSOFT.SWITCH([.D53]; [Dividend_WHT.$A$2]; [Dividend_WHT.$C$2];[Dividend_WHT.$A$3];[Dividend_WHT.$C$3];[Dividend_WHT.$A$4];[Dividend_WHT.$C$4];[Dividend_WHT.$A$5];[Dividend_WHT.$C$5];[Dividend_WHT.$A$6];[Dividend_WHT.$C$6];[Dividend_WHT.$A$7];[Dividend_WHT.$C$7];[Dividend_WHT.$A$8];[Dividend_WHT.$C$8];[Dividend_WHT.$A$9];[Dividend_WHT.$C$9];[Dividend_WHT.$A$10];[Dividend_WHT.$C$10];[Dividend_WHT.$A$11];[Dividend_WHT.$C$11];[Dividend_WHT.$A$12];[Dividend_WHT.$C$12];[Dividend_WHT.$A$13];[Dividend_WHT.$C$13];[Dividend_WHT.$A$14];[Dividend_WHT.$C$14];[Dividend_WHT.$A$15];[Dividend_WHT.$C$15];[Dividend_WHT.$A$16];[Dividend_WHT.$C$16];[Dividend_WHT.$A$17];[Dividend_WHT.$C$17];[Dividend_WHT.$A$18];[Dividend_WHT.$C$18];[Dividend_WHT.$A$19];[Dividend_WHT.$C$19];[Dividend_WHT.$A$20];[Dividend_WHT.$C$20];[Dividend_WHT.$A$21];[Dividend_WHT.$C$21];[Dividend_WHT.$A$22];[Dividend_WHT.$C$22]))">
            <text:p/>
          </table:table-cell>
          <table:table-cell table:style-name="ce12" table:formula="of:=IF(ISBLANK([.C53]);&quot;&quot;;[.J53]/(100%-[.K53]))">
            <text:p/>
          </table:table-cell>
          <table:table-cell table:style-name="ce12"/>
          <table:table-cell table:style-name="ce12" table:formula="of:=IF(ISBLANK([.C53]);&quot;&quot;;[Tax_Rates.$B$2]*[.L53])">
            <text:p/>
          </table:table-cell>
          <table:table-cell table:style-name="ce4" table:formula="of:=IF(ISBLANK([.C53]);&quot;&quot;;[Tax_Rates.$B$2]-[.K53])">
            <text:p/>
          </table:table-cell>
          <table:table-cell table:style-name="ce12" table:formula="of:=IF(ISBLANK([.C53]);&quot;&quot;;[.L53]*[.K53])">
            <text:p/>
          </table:table-cell>
          <table:table-cell table:style-name="ce12"/>
          <table:table-cell table:style-name="ce42" table:formula="of:=IF(ISBLANK([.C53]);&quot;&quot;;[.L53]*[.O53])">
            <text:p/>
          </table:table-cell>
          <table:table-cell table:style-name="ce3" table:number-columns-repeated="5"/>
          <table:table-cell table:style-name="ce1" table:number-columns-repeated="5"/>
          <table:table-cell table:number-columns-repeated="996"/>
        </table:table-row>
        <table:table-row table:style-name="ro1">
          <table:table-cell table:style-name="ce20"/>
          <table:table-cell table:style-name="ce3" table:number-columns-repeated="2"/>
          <table:table-cell table:style-name="ce3" table:formula="of:=IF(ISBLANK([.C54]); &quot;&quot;; LEFT([.C54];2))">
            <text:p/>
          </table:table-cell>
          <table:table-cell table:style-name="ce9"/>
          <table:table-cell table:style-name="ce9" table:formula="of:=IF(ISBLANK([.E54]);&quot;&quot;;[.E54]-1)">
            <text:p/>
          </table:table-cell>
          <table:table-cell table:style-name="ce12"/>
          <table:table-cell table:style-name="ce3"/>
          <table:table-cell table:style-name="ce66"/>
          <table:table-cell table:style-name="ce12" table:formula="of:=IF(ISBLANK([.G54]);&quot;&quot;;[.G54]*[.I54])">
            <text:p/>
          </table:table-cell>
          <table:table-cell table:style-name="ce4" table:formula="of:=IF(ISBLANK([.C54]); &quot;&quot;; COM.MICROSOFT.SWITCH([.D54]; [Dividend_WHT.$A$2]; [Dividend_WHT.$C$2];[Dividend_WHT.$A$3];[Dividend_WHT.$C$3];[Dividend_WHT.$A$4];[Dividend_WHT.$C$4];[Dividend_WHT.$A$5];[Dividend_WHT.$C$5];[Dividend_WHT.$A$6];[Dividend_WHT.$C$6];[Dividend_WHT.$A$7];[Dividend_WHT.$C$7];[Dividend_WHT.$A$8];[Dividend_WHT.$C$8];[Dividend_WHT.$A$9];[Dividend_WHT.$C$9];[Dividend_WHT.$A$10];[Dividend_WHT.$C$10];[Dividend_WHT.$A$11];[Dividend_WHT.$C$11];[Dividend_WHT.$A$12];[Dividend_WHT.$C$12];[Dividend_WHT.$A$13];[Dividend_WHT.$C$13];[Dividend_WHT.$A$14];[Dividend_WHT.$C$14];[Dividend_WHT.$A$15];[Dividend_WHT.$C$15];[Dividend_WHT.$A$16];[Dividend_WHT.$C$16];[Dividend_WHT.$A$17];[Dividend_WHT.$C$17];[Dividend_WHT.$A$18];[Dividend_WHT.$C$18];[Dividend_WHT.$A$19];[Dividend_WHT.$C$19];[Dividend_WHT.$A$20];[Dividend_WHT.$C$20];[Dividend_WHT.$A$21];[Dividend_WHT.$C$21];[Dividend_WHT.$A$22];[Dividend_WHT.$C$22]))">
            <text:p/>
          </table:table-cell>
          <table:table-cell table:style-name="ce12" table:formula="of:=IF(ISBLANK([.C54]);&quot;&quot;;[.J54]/(100%-[.K54]))">
            <text:p/>
          </table:table-cell>
          <table:table-cell table:style-name="ce12"/>
          <table:table-cell table:style-name="ce12" table:formula="of:=IF(ISBLANK([.C54]);&quot;&quot;;[Tax_Rates.$B$2]*[.L54])">
            <text:p/>
          </table:table-cell>
          <table:table-cell table:style-name="ce4" table:formula="of:=IF(ISBLANK([.C54]);&quot;&quot;;[Tax_Rates.$B$2]-[.K54])">
            <text:p/>
          </table:table-cell>
          <table:table-cell table:style-name="ce12" table:formula="of:=IF(ISBLANK([.C54]);&quot;&quot;;[.L54]*[.K54])">
            <text:p/>
          </table:table-cell>
          <table:table-cell table:style-name="ce12"/>
          <table:table-cell table:style-name="ce42" table:formula="of:=IF(ISBLANK([.C54]);&quot;&quot;;[.L54]*[.O54])">
            <text:p/>
          </table:table-cell>
          <table:table-cell table:style-name="ce3" table:number-columns-repeated="5"/>
          <table:table-cell table:style-name="ce1" table:number-columns-repeated="5"/>
          <table:table-cell table:number-columns-repeated="996"/>
        </table:table-row>
        <table:table-row table:style-name="ro1">
          <table:table-cell table:style-name="ce20"/>
          <table:table-cell table:style-name="ce1" table:number-columns-repeated="2"/>
          <table:table-cell table:style-name="ce3" table:formula="of:=IF(ISBLANK([.C55]); &quot;&quot;; LEFT([.C55];2))">
            <text:p/>
          </table:table-cell>
          <table:table-cell table:style-name="ce10"/>
          <table:table-cell table:style-name="ce9" table:formula="of:=IF(ISBLANK([.E55]);&quot;&quot;;[.E55]-1)">
            <text:p/>
          </table:table-cell>
          <table:table-cell table:style-name="ce13"/>
          <table:table-cell table:style-name="ce1"/>
          <table:table-cell table:style-name="ce68"/>
          <table:table-cell table:style-name="ce12" table:formula="of:=IF(ISBLANK([.G55]);&quot;&quot;;[.G55]*[.I55])">
            <text:p/>
          </table:table-cell>
          <table:table-cell table:style-name="ce4" table:formula="of:=IF(ISBLANK([.C55]); &quot;&quot;; COM.MICROSOFT.SWITCH([.D55]; [Dividend_WHT.$A$2]; [Dividend_WHT.$C$2];[Dividend_WHT.$A$3];[Dividend_WHT.$C$3];[Dividend_WHT.$A$4];[Dividend_WHT.$C$4];[Dividend_WHT.$A$5];[Dividend_WHT.$C$5];[Dividend_WHT.$A$6];[Dividend_WHT.$C$6];[Dividend_WHT.$A$7];[Dividend_WHT.$C$7];[Dividend_WHT.$A$8];[Dividend_WHT.$C$8];[Dividend_WHT.$A$9];[Dividend_WHT.$C$9];[Dividend_WHT.$A$10];[Dividend_WHT.$C$10];[Dividend_WHT.$A$11];[Dividend_WHT.$C$11];[Dividend_WHT.$A$12];[Dividend_WHT.$C$12];[Dividend_WHT.$A$13];[Dividend_WHT.$C$13];[Dividend_WHT.$A$14];[Dividend_WHT.$C$14];[Dividend_WHT.$A$15];[Dividend_WHT.$C$15];[Dividend_WHT.$A$16];[Dividend_WHT.$C$16];[Dividend_WHT.$A$17];[Dividend_WHT.$C$17];[Dividend_WHT.$A$18];[Dividend_WHT.$C$18];[Dividend_WHT.$A$19];[Dividend_WHT.$C$19];[Dividend_WHT.$A$20];[Dividend_WHT.$C$20];[Dividend_WHT.$A$21];[Dividend_WHT.$C$21];[Dividend_WHT.$A$22];[Dividend_WHT.$C$22]))">
            <text:p/>
          </table:table-cell>
          <table:table-cell table:style-name="ce12" table:formula="of:=IF(ISBLANK([.C55]);&quot;&quot;;[.J55]/(100%-[.K55]))">
            <text:p/>
          </table:table-cell>
          <table:table-cell table:style-name="ce12"/>
          <table:table-cell table:style-name="ce12" table:formula="of:=IF(ISBLANK([.C55]);&quot;&quot;;[Tax_Rates.$B$2]*[.L55])">
            <text:p/>
          </table:table-cell>
          <table:table-cell table:style-name="ce4" table:formula="of:=IF(ISBLANK([.C55]);&quot;&quot;;[Tax_Rates.$B$2]-[.K55])">
            <text:p/>
          </table:table-cell>
          <table:table-cell table:style-name="ce12" table:formula="of:=IF(ISBLANK([.C55]);&quot;&quot;;[.L55]*[.K55])">
            <text:p/>
          </table:table-cell>
          <table:table-cell table:style-name="ce12"/>
          <table:table-cell table:style-name="ce42" table:formula="of:=IF(ISBLANK([.C55]);&quot;&quot;;[.L55]*[.O55])">
            <text:p/>
          </table:table-cell>
          <table:table-cell table:style-name="ce1" table:number-columns-repeated="10"/>
          <table:table-cell table:number-columns-repeated="996"/>
        </table:table-row>
        <table:table-row table:style-name="ro1">
          <table:table-cell table:style-name="ce20"/>
          <table:table-cell table:style-name="ce1" table:number-columns-repeated="2"/>
          <table:table-cell table:style-name="ce3" table:formula="of:=IF(ISBLANK([.C56]); &quot;&quot;; LEFT([.C56];2))">
            <text:p/>
          </table:table-cell>
          <table:table-cell table:style-name="ce10"/>
          <table:table-cell table:style-name="ce9" table:formula="of:=IF(ISBLANK([.E56]);&quot;&quot;;[.E56]-1)">
            <text:p/>
          </table:table-cell>
          <table:table-cell table:style-name="ce13"/>
          <table:table-cell table:style-name="ce1"/>
          <table:table-cell table:style-name="ce68"/>
          <table:table-cell table:style-name="ce12" table:formula="of:=IF(ISBLANK([.G56]);&quot;&quot;;[.G56]*[.I56])">
            <text:p/>
          </table:table-cell>
          <table:table-cell table:style-name="ce4" table:formula="of:=IF(ISBLANK([.C56]); &quot;&quot;; COM.MICROSOFT.SWITCH([.D56]; [Dividend_WHT.$A$2]; [Dividend_WHT.$C$2];[Dividend_WHT.$A$3];[Dividend_WHT.$C$3];[Dividend_WHT.$A$4];[Dividend_WHT.$C$4];[Dividend_WHT.$A$5];[Dividend_WHT.$C$5];[Dividend_WHT.$A$6];[Dividend_WHT.$C$6];[Dividend_WHT.$A$7];[Dividend_WHT.$C$7];[Dividend_WHT.$A$8];[Dividend_WHT.$C$8];[Dividend_WHT.$A$9];[Dividend_WHT.$C$9];[Dividend_WHT.$A$10];[Dividend_WHT.$C$10];[Dividend_WHT.$A$11];[Dividend_WHT.$C$11];[Dividend_WHT.$A$12];[Dividend_WHT.$C$12];[Dividend_WHT.$A$13];[Dividend_WHT.$C$13];[Dividend_WHT.$A$14];[Dividend_WHT.$C$14];[Dividend_WHT.$A$15];[Dividend_WHT.$C$15];[Dividend_WHT.$A$16];[Dividend_WHT.$C$16];[Dividend_WHT.$A$17];[Dividend_WHT.$C$17];[Dividend_WHT.$A$18];[Dividend_WHT.$C$18];[Dividend_WHT.$A$19];[Dividend_WHT.$C$19];[Dividend_WHT.$A$20];[Dividend_WHT.$C$20];[Dividend_WHT.$A$21];[Dividend_WHT.$C$21];[Dividend_WHT.$A$22];[Dividend_WHT.$C$22]))">
            <text:p/>
          </table:table-cell>
          <table:table-cell table:style-name="ce12" table:formula="of:=IF(ISBLANK([.C56]);&quot;&quot;;[.J56]/(100%-[.K56]))">
            <text:p/>
          </table:table-cell>
          <table:table-cell table:style-name="ce12"/>
          <table:table-cell table:style-name="ce12" table:formula="of:=IF(ISBLANK([.C56]);&quot;&quot;;[Tax_Rates.$B$2]*[.L56])">
            <text:p/>
          </table:table-cell>
          <table:table-cell table:style-name="ce4" table:formula="of:=IF(ISBLANK([.C56]);&quot;&quot;;[Tax_Rates.$B$2]-[.K56])">
            <text:p/>
          </table:table-cell>
          <table:table-cell table:style-name="ce12" table:formula="of:=IF(ISBLANK([.C56]);&quot;&quot;;[.L56]*[.K56])">
            <text:p/>
          </table:table-cell>
          <table:table-cell table:style-name="ce12"/>
          <table:table-cell table:style-name="ce42" table:formula="of:=IF(ISBLANK([.C56]);&quot;&quot;;[.L56]*[.O56])">
            <text:p/>
          </table:table-cell>
          <table:table-cell table:style-name="ce1" table:number-columns-repeated="10"/>
          <table:table-cell table:number-columns-repeated="996"/>
        </table:table-row>
        <table:table-row table:style-name="ro1">
          <table:table-cell table:style-name="ce20"/>
          <table:table-cell table:style-name="ce1" table:number-columns-repeated="2"/>
          <table:table-cell table:style-name="ce3" table:formula="of:=IF(ISBLANK([.C57]); &quot;&quot;; LEFT([.C57];2))">
            <text:p/>
          </table:table-cell>
          <table:table-cell table:style-name="ce10"/>
          <table:table-cell table:style-name="ce9" table:formula="of:=IF(ISBLANK([.E57]);&quot;&quot;;[.E57]-1)">
            <text:p/>
          </table:table-cell>
          <table:table-cell table:style-name="ce13"/>
          <table:table-cell table:style-name="ce1"/>
          <table:table-cell table:style-name="ce68"/>
          <table:table-cell table:style-name="ce12" table:formula="of:=IF(ISBLANK([.G57]);&quot;&quot;;[.G57]*[.I57])">
            <text:p/>
          </table:table-cell>
          <table:table-cell table:style-name="ce4" table:formula="of:=IF(ISBLANK([.C57]); &quot;&quot;; COM.MICROSOFT.SWITCH([.D57]; [Dividend_WHT.$A$2]; [Dividend_WHT.$C$2];[Dividend_WHT.$A$3];[Dividend_WHT.$C$3];[Dividend_WHT.$A$4];[Dividend_WHT.$C$4];[Dividend_WHT.$A$5];[Dividend_WHT.$C$5];[Dividend_WHT.$A$6];[Dividend_WHT.$C$6];[Dividend_WHT.$A$7];[Dividend_WHT.$C$7];[Dividend_WHT.$A$8];[Dividend_WHT.$C$8];[Dividend_WHT.$A$9];[Dividend_WHT.$C$9];[Dividend_WHT.$A$10];[Dividend_WHT.$C$10];[Dividend_WHT.$A$11];[Dividend_WHT.$C$11];[Dividend_WHT.$A$12];[Dividend_WHT.$C$12];[Dividend_WHT.$A$13];[Dividend_WHT.$C$13];[Dividend_WHT.$A$14];[Dividend_WHT.$C$14];[Dividend_WHT.$A$15];[Dividend_WHT.$C$15];[Dividend_WHT.$A$16];[Dividend_WHT.$C$16];[Dividend_WHT.$A$17];[Dividend_WHT.$C$17];[Dividend_WHT.$A$18];[Dividend_WHT.$C$18];[Dividend_WHT.$A$19];[Dividend_WHT.$C$19];[Dividend_WHT.$A$20];[Dividend_WHT.$C$20];[Dividend_WHT.$A$21];[Dividend_WHT.$C$21];[Dividend_WHT.$A$22];[Dividend_WHT.$C$22]))">
            <text:p/>
          </table:table-cell>
          <table:table-cell table:style-name="ce12" table:formula="of:=IF(ISBLANK([.C57]);&quot;&quot;;[.J57]/(100%-[.K57]))">
            <text:p/>
          </table:table-cell>
          <table:table-cell table:style-name="ce12"/>
          <table:table-cell table:style-name="ce12" table:formula="of:=IF(ISBLANK([.C57]);&quot;&quot;;[Tax_Rates.$B$2]*[.L57])">
            <text:p/>
          </table:table-cell>
          <table:table-cell table:style-name="ce4" table:formula="of:=IF(ISBLANK([.C57]);&quot;&quot;;[Tax_Rates.$B$2]-[.K57])">
            <text:p/>
          </table:table-cell>
          <table:table-cell table:style-name="ce12" table:formula="of:=IF(ISBLANK([.C57]);&quot;&quot;;[.L57]*[.K57])">
            <text:p/>
          </table:table-cell>
          <table:table-cell table:style-name="ce12"/>
          <table:table-cell table:style-name="ce42" table:formula="of:=IF(ISBLANK([.C57]);&quot;&quot;;[.L57]*[.O57])">
            <text:p/>
          </table:table-cell>
          <table:table-cell table:style-name="ce1" table:number-columns-repeated="10"/>
          <table:table-cell table:number-columns-repeated="996"/>
        </table:table-row>
        <table:table-row table:style-name="ro1">
          <table:table-cell table:style-name="ce20"/>
          <table:table-cell table:style-name="ce1" table:number-columns-repeated="2"/>
          <table:table-cell table:style-name="ce3" table:formula="of:=IF(ISBLANK([.C58]); &quot;&quot;; LEFT([.C58];2))">
            <text:p/>
          </table:table-cell>
          <table:table-cell table:style-name="ce10"/>
          <table:table-cell table:style-name="ce9" table:formula="of:=IF(ISBLANK([.E58]);&quot;&quot;;[.E58]-1)">
            <text:p/>
          </table:table-cell>
          <table:table-cell table:style-name="ce13"/>
          <table:table-cell table:style-name="ce1"/>
          <table:table-cell table:style-name="ce68"/>
          <table:table-cell table:style-name="ce12" table:formula="of:=IF(ISBLANK([.G58]);&quot;&quot;;[.G58]*[.I58])">
            <text:p/>
          </table:table-cell>
          <table:table-cell table:style-name="ce4" table:formula="of:=IF(ISBLANK([.C58]); &quot;&quot;; COM.MICROSOFT.SWITCH([.D58]; [Dividend_WHT.$A$2]; [Dividend_WHT.$C$2];[Dividend_WHT.$A$3];[Dividend_WHT.$C$3];[Dividend_WHT.$A$4];[Dividend_WHT.$C$4];[Dividend_WHT.$A$5];[Dividend_WHT.$C$5];[Dividend_WHT.$A$6];[Dividend_WHT.$C$6];[Dividend_WHT.$A$7];[Dividend_WHT.$C$7];[Dividend_WHT.$A$8];[Dividend_WHT.$C$8];[Dividend_WHT.$A$9];[Dividend_WHT.$C$9];[Dividend_WHT.$A$10];[Dividend_WHT.$C$10];[Dividend_WHT.$A$11];[Dividend_WHT.$C$11];[Dividend_WHT.$A$12];[Dividend_WHT.$C$12];[Dividend_WHT.$A$13];[Dividend_WHT.$C$13];[Dividend_WHT.$A$14];[Dividend_WHT.$C$14];[Dividend_WHT.$A$15];[Dividend_WHT.$C$15];[Dividend_WHT.$A$16];[Dividend_WHT.$C$16];[Dividend_WHT.$A$17];[Dividend_WHT.$C$17];[Dividend_WHT.$A$18];[Dividend_WHT.$C$18];[Dividend_WHT.$A$19];[Dividend_WHT.$C$19];[Dividend_WHT.$A$20];[Dividend_WHT.$C$20];[Dividend_WHT.$A$21];[Dividend_WHT.$C$21];[Dividend_WHT.$A$22];[Dividend_WHT.$C$22]))">
            <text:p/>
          </table:table-cell>
          <table:table-cell table:style-name="ce12" table:formula="of:=IF(ISBLANK([.C58]);&quot;&quot;;[.J58]/(100%-[.K58]))">
            <text:p/>
          </table:table-cell>
          <table:table-cell table:style-name="ce12"/>
          <table:table-cell table:style-name="ce12" table:formula="of:=IF(ISBLANK([.C58]);&quot;&quot;;[Tax_Rates.$B$2]*[.L58])">
            <text:p/>
          </table:table-cell>
          <table:table-cell table:style-name="ce4" table:formula="of:=IF(ISBLANK([.C58]);&quot;&quot;;[Tax_Rates.$B$2]-[.K58])">
            <text:p/>
          </table:table-cell>
          <table:table-cell table:style-name="ce12" table:formula="of:=IF(ISBLANK([.C58]);&quot;&quot;;[.L58]*[.K58])">
            <text:p/>
          </table:table-cell>
          <table:table-cell table:style-name="ce12"/>
          <table:table-cell table:style-name="ce42" table:formula="of:=IF(ISBLANK([.C58]);&quot;&quot;;[.L58]*[.O58])">
            <text:p/>
          </table:table-cell>
          <table:table-cell table:style-name="ce1" table:number-columns-repeated="10"/>
          <table:table-cell table:number-columns-repeated="996"/>
        </table:table-row>
        <table:table-row table:style-name="ro1">
          <table:table-cell table:style-name="ce20"/>
          <table:table-cell table:style-name="ce1" table:number-columns-repeated="2"/>
          <table:table-cell table:style-name="ce3" table:formula="of:=IF(ISBLANK([.C59]); &quot;&quot;; LEFT([.C59];2))">
            <text:p/>
          </table:table-cell>
          <table:table-cell table:style-name="ce10"/>
          <table:table-cell table:style-name="ce9" table:formula="of:=IF(ISBLANK([.E59]);&quot;&quot;;[.E59]-1)">
            <text:p/>
          </table:table-cell>
          <table:table-cell table:style-name="ce13"/>
          <table:table-cell table:style-name="ce1"/>
          <table:table-cell table:style-name="ce68"/>
          <table:table-cell table:style-name="ce12" table:formula="of:=IF(ISBLANK([.G59]);&quot;&quot;;[.G59]*[.I59])">
            <text:p/>
          </table:table-cell>
          <table:table-cell table:style-name="ce4" table:formula="of:=IF(ISBLANK([.C59]); &quot;&quot;; COM.MICROSOFT.SWITCH([.D59]; [Dividend_WHT.$A$2]; [Dividend_WHT.$C$2];[Dividend_WHT.$A$3];[Dividend_WHT.$C$3];[Dividend_WHT.$A$4];[Dividend_WHT.$C$4];[Dividend_WHT.$A$5];[Dividend_WHT.$C$5];[Dividend_WHT.$A$6];[Dividend_WHT.$C$6];[Dividend_WHT.$A$7];[Dividend_WHT.$C$7];[Dividend_WHT.$A$8];[Dividend_WHT.$C$8];[Dividend_WHT.$A$9];[Dividend_WHT.$C$9];[Dividend_WHT.$A$10];[Dividend_WHT.$C$10];[Dividend_WHT.$A$11];[Dividend_WHT.$C$11];[Dividend_WHT.$A$12];[Dividend_WHT.$C$12];[Dividend_WHT.$A$13];[Dividend_WHT.$C$13];[Dividend_WHT.$A$14];[Dividend_WHT.$C$14];[Dividend_WHT.$A$15];[Dividend_WHT.$C$15];[Dividend_WHT.$A$16];[Dividend_WHT.$C$16];[Dividend_WHT.$A$17];[Dividend_WHT.$C$17];[Dividend_WHT.$A$18];[Dividend_WHT.$C$18];[Dividend_WHT.$A$19];[Dividend_WHT.$C$19];[Dividend_WHT.$A$20];[Dividend_WHT.$C$20];[Dividend_WHT.$A$21];[Dividend_WHT.$C$21];[Dividend_WHT.$A$22];[Dividend_WHT.$C$22]))">
            <text:p/>
          </table:table-cell>
          <table:table-cell table:style-name="ce12" table:formula="of:=IF(ISBLANK([.C59]);&quot;&quot;;[.J59]/(100%-[.K59]))">
            <text:p/>
          </table:table-cell>
          <table:table-cell table:style-name="ce12"/>
          <table:table-cell table:style-name="ce12" table:formula="of:=IF(ISBLANK([.C59]);&quot;&quot;;[Tax_Rates.$B$2]*[.L59])">
            <text:p/>
          </table:table-cell>
          <table:table-cell table:style-name="ce4" table:formula="of:=IF(ISBLANK([.C59]);&quot;&quot;;[Tax_Rates.$B$2]-[.K59])">
            <text:p/>
          </table:table-cell>
          <table:table-cell table:style-name="ce12" table:formula="of:=IF(ISBLANK([.C59]);&quot;&quot;;[.L59]*[.K59])">
            <text:p/>
          </table:table-cell>
          <table:table-cell table:style-name="ce12"/>
          <table:table-cell table:style-name="ce42" table:formula="of:=IF(ISBLANK([.C59]);&quot;&quot;;[.L59]*[.O59])">
            <text:p/>
          </table:table-cell>
          <table:table-cell table:style-name="ce1" table:number-columns-repeated="10"/>
          <table:table-cell table:number-columns-repeated="996"/>
        </table:table-row>
        <table:table-row table:style-name="ro2">
          <table:table-cell table:style-name="ce21"/>
          <table:table-cell table:style-name="ce23" table:number-columns-repeated="2"/>
          <table:table-cell table:style-name="ce24" table:formula="of:=IF(ISBLANK([.C60]); &quot;&quot;; LEFT([.C60];2))">
            <text:p/>
          </table:table-cell>
          <table:table-cell table:style-name="ce28"/>
          <table:table-cell table:style-name="ce30"/>
          <table:table-cell table:style-name="ce34" table:number-columns-repeated="2"/>
          <table:table-cell table:style-name="ce36" office:value-type="string" calcext:value-type="string">
            <text:p>Suma dywidend (PLN):</text:p>
          </table:table-cell>
          <table:table-cell table:style-name="ce37" table:formula="of:=SUM([.J2:.J59])" office:value-type="float" office:value="76.666" calcext:value-type="float">
            <text:p>76.67</text:p>
          </table:table-cell>
          <table:table-cell table:style-name="ce38" office:value-type="string" calcext:value-type="string">
            <text:p>Suma dywidend (brutto, PLN):</text:p>
          </table:table-cell>
          <table:table-cell table:style-name="ce39" table:formula="of:=SUM([.L2:.L59])" office:value-type="float" office:value="90.7762672476398" calcext:value-type="float">
            <text:p>90.78</text:p>
          </table:table-cell>
          <table:table-cell table:style-name="ce39" office:value-type="string" calcext:value-type="string">
            <text:p>Sumaryczny podatek (PLN), poz. 46 PIT-38:</text:p>
          </table:table-cell>
          <table:table-cell table:style-name="ce40" table:formula="of:=SUM([.N2:.N59])" office:value-type="float" office:value="17.2474907770516" calcext:value-type="float">
            <text:p>17.25</text:p>
          </table:table-cell>
          <table:table-cell table:style-name="ce38" office:value-type="string" calcext:value-type="string">
            <text:p>Podatek odp. za granicą (WHT, PLN), poz. 47 PIT-38:</text:p>
          </table:table-cell>
          <table:table-cell table:style-name="ce40" table:formula="of:=SUM([.P2:.P59])" office:value-type="float" office:value="14.1102672476398" calcext:value-type="float">
            <text:p>14.11</text:p>
          </table:table-cell>
          <table:table-cell table:style-name="ce36" office:value-type="string" calcext:value-type="string">
            <text:p>Należny podatek (PLN), poz. 48 PIT-38:</text:p>
          </table:table-cell>
          <table:table-cell table:style-name="ce43" table:formula="of:=ROUND([.N60];2) - ROUND([.P60];2)" office:value-type="float" office:value="3.14" calcext:value-type="float">
            <text:p>3.14</text:p>
          </table:table-cell>
          <table:table-cell table:style-name="ce44" table:number-columns-repeated="10"/>
          <table:table-cell table:style-name="ce45" table:number-columns-repeated="996"/>
        </table:table-row>
        <table:table-row table:style-name="ro3">
          <table:table-cell table:style-name="ce35" table:number-columns-repeated="4"/>
          <table:table-cell table:style-name="ce53" table:number-columns-repeated="2"/>
          <table:table-cell table:style-name="ce60"/>
          <table:table-cell table:style-name="ce35"/>
          <table:table-cell table:style-name="ce60" table:number-columns-repeated="2"/>
          <table:table-cell table:style-name="ce65"/>
          <table:table-cell table:style-name="ce67" table:number-columns-repeated="3"/>
          <table:table-cell table:style-name="ce65"/>
          <table:table-cell table:style-name="ce69"/>
          <table:table-cell table:style-name="ce60" table:number-columns-repeated="2"/>
          <table:table-cell table:style-name="ce35" table:number-columns-repeated="10"/>
          <table:table-cell table:style-name="ce75" table:number-columns-repeated="996"/>
        </table:table-row>
        <table:table-row table:style-name="ro1" table:number-rows-repeated="7">
          <table:table-cell table:style-name="ce1" table:number-columns-repeated="4"/>
          <table:table-cell table:style-name="ce10" table:number-columns-repeated="2"/>
          <table:table-cell table:style-name="ce13"/>
          <table:table-cell table:style-name="ce1"/>
          <table:table-cell table:style-name="ce13" table:number-columns-repeated="2"/>
          <table:table-cell table:style-name="ce1"/>
          <table:table-cell table:style-name="ce13" table:number-columns-repeated="3"/>
          <table:table-cell table:style-name="ce1"/>
          <table:table-cell table:style-name="ce13" table:number-columns-repeated="3"/>
          <table:table-cell table:style-name="ce1" table:number-columns-repeated="10"/>
          <table:table-cell table:number-columns-repeated="996"/>
        </table:table-row>
        <table:table-row table:style-name="ro1" table:number-rows-repeated="104850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Unifont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12">
      <number:number number:decimal-places="3" number:min-decimal-places="3" number:min-integer-digits="1" number:grouping="true"/>
    </number:number-style>
    <number:number-style style:name="N111">
      <number:number number:decimal-places="4" number:min-decimal-places="4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2">00/00/0000</text:date>, <text:time style:data-style-name="N2" text:time-value="22:41:36.65967507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1-30T14:57:03.905758542</meta:creation-date>
    <dc:date>2022-04-12T22:51:54.792840425</dc:date>
    <meta:editing-duration>P2DT2H6M</meta:editing-duration>
    <meta:editing-cycles>28</meta:editing-cycles>
    <meta:generator>LibreOffice/7.3.2.2$MacOSX_X86_64 LibreOffice_project/49f2b1bff42cfccbd8f788c8dc32c1c309559be0</meta:generator>
    <meta:document-statistic meta:table-count="3" meta:cell-count="595" meta:object-count="0"/>
  </office:meta>
</office:document-meta>
</file>